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gnm="http://www.gnumeric.org/odf-extension/1.0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8cm"/>
    </style:style>
    <style:style style:name="co3" style:family="table-column">
      <style:table-column-properties fo:break-before="auto" style:column-width="3.0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 style:data-style-name="N30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" style:family="table-cell" style:parent-style-name="Default">
      <style:text-properties style:font-name="Liberation Sans" fo:font-size="11pt" style:font-size-asian="11pt" style:font-size-complex="11pt"/>
    </style:style>
    <style:style style:name="ce34" style:family="table-cell" style:parent-style-name="Default">
      <style:text-properties fo:color="#0000ee" style:font-name="Liberation Sans" fo:font-size="11pt" style:font-size-asian="11pt" style:font-size-complex="11pt"/>
    </style:style>
    <style:style style:name="ce35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" style:family="table-cell" style:parent-style-name="Default" style:data-style-name="N113"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ee" style:text-line-through-style="none" style:text-line-through-type="none" style:font-name="Liberation 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Dati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min</text:p>
          </table:table-cell>
          <table:table-cell table:style-name="ce1" office:value-type="string" calcext:value-type="string">
            <text:p>Tmed</text:p>
          </table:table-cell>
          <table:table-cell table:style-name="ce1" office:value-type="string" calcext:value-type="string">
            <text:p>Tmax</text:p>
          </table:table-cell>
          <table:table-cell table:style-name="ce1" office:value-type="string" calcext:value-type="string">
            <text:p>Ptot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02" calcext:value-type="date">
            <text:p>02/08/2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31.6" calcext:value-type="float">
            <text:p>31,6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03" calcext:value-type="date">
            <text:p>03/08/22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31.8" calcext:value-type="float">
            <text:p>31,8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04" calcext:value-type="date">
            <text:p>04/08/22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05" calcext:value-type="date">
            <text:p>05/08/22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06" calcext:value-type="date">
            <text:p>06/08/22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07" calcext:value-type="date">
            <text:p>07/08/22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6.7" calcext:value-type="float">
            <text:p>26,7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6" calcext:value-type="float">
            <text:p>6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08" calcext:value-type="date">
            <text:p>08/08/2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31.1" calcext:value-type="float">
            <text:p>31,1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09" calcext:value-type="date">
            <text:p>09/08/22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0" calcext:value-type="date">
            <text:p>10/08/22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1" calcext:value-type="date">
            <text:p>11/08/22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2" calcext:value-type="date">
            <text:p>12/08/22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29" calcext:value-type="float">
            <text:p>29,0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3" calcext:value-type="date">
            <text:p>13/08/22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24.2" calcext:value-type="float">
            <text:p>24,2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4" calcext:value-type="date">
            <text:p>14/08/22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5" calcext:value-type="date">
            <text:p>15/08/2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6.8" calcext:value-type="float">
            <text:p>26,8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3"/>
          <table:table-cell table:style-name="Default" table:number-columns-repeated="2"/>
          <table:table-cell table:style-name="ce5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date" office:date-value="2022-08-16" calcext:value-type="date">
            <text:p>16/08/2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17" calcext:value-type="date">
            <text:p>17/08/22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18" calcext:value-type="date">
            <text:p>18/08/22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6.4" calcext:value-type="float">
            <text:p>26,4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19" calcext:value-type="date">
            <text:p>19/08/22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8" calcext:value-type="float">
            <text:p>8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0" calcext:value-type="date">
            <text:p>20/08/22</text:p>
          </table:table-cell>
          <table:table-cell table:style-name="ce4" office:value-type="float" office:value="20.4" calcext:value-type="float">
            <text:p>20,4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31.3" calcext:value-type="float">
            <text:p>31,3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1" calcext:value-type="date">
            <text:p>21/08/2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2" calcext:value-type="date">
            <text:p>22/08/22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9.3" calcext:value-type="float">
            <text:p>29,3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3" calcext:value-type="date">
            <text:p>23/08/22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5.5" calcext:value-type="float">
            <text:p>25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4" calcext:value-type="date">
            <text:p>24/08/22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26.4" calcext:value-type="float">
            <text:p>26,4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5" calcext:value-type="date">
            <text:p>25/08/22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6" calcext:value-type="date">
            <text:p>26/08/22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30.3" calcext:value-type="float">
            <text:p>30,3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7" calcext:value-type="date">
            <text:p>27/08/22</text:p>
          </table:table-cell>
          <table:table-cell table:style-name="ce4" office:value-type="float" office:value="22.6" calcext:value-type="float">
            <text:p>22,6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30.4" calcext:value-type="float">
            <text:p>30,4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8" calcext:value-type="date">
            <text:p>28/08/22</text:p>
          </table:table-cell>
          <table:table-cell table:style-name="ce4" office:value-type="float" office:value="22.1" calcext:value-type="float">
            <text:p>22,1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7.8" calcext:value-type="float">
            <text:p>27,8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29" calcext:value-type="date">
            <text:p>29/08/22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29.2" calcext:value-type="float">
            <text:p>29,2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30" calcext:value-type="date">
            <text:p>30/08/22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8-31" calcext:value-type="date">
            <text:p>31/08/22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5.6" calcext:value-type="float">
            <text:p>5,6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1" calcext:value-type="date">
            <text:p>01/09/22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23.6" calcext:value-type="float">
            <text:p>23,6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2" calcext:value-type="date">
            <text:p>02/09/22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3" calcext:value-type="date">
            <text:p>03/09/22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4" calcext:value-type="date">
            <text:p>04/09/22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5" calcext:value-type="date">
            <text:p>05/09/22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6" calcext:value-type="date">
            <text:p>06/09/22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3"/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2" office:value-type="date" office:date-value="2022-09-07" calcext:value-type="date">
            <text:p>07/09/22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08" calcext:value-type="date">
            <text:p>08/09/22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09" calcext:value-type="date">
            <text:p>09/09/22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3.9" calcext:value-type="float">
            <text:p>23,9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9.2" calcext:value-type="float">
            <text:p>9,2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0" calcext:value-type="date">
            <text:p>10/09/22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1" calcext:value-type="date">
            <text:p>11/09/22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2.7" calcext:value-type="float">
            <text:p>22,7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2" calcext:value-type="date">
            <text:p>12/09/22</text:p>
          </table:table-cell>
          <table:table-cell table:style-name="ce4" office:value-type="float" office:value="21.1" calcext:value-type="float">
            <text:p>21,1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3" calcext:value-type="date">
            <text:p>13/09/22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26.9" calcext:value-type="float">
            <text:p>26,9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4" calcext:value-type="date">
            <text:p>14/09/22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5" calcext:value-type="date">
            <text:p>15/09/22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6" calcext:value-type="date">
            <text:p>16/09/22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7.2" calcext:value-type="float">
            <text:p>27,2</text:p>
          </table:table-cell>
          <table:table-cell table:style-name="ce4" office:value-type="float" office:value="22.8" calcext:value-type="float">
            <text:p>22,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7" calcext:value-type="date">
            <text:p>17/09/22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49.4" calcext:value-type="float">
            <text:p>49,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8" calcext:value-type="date">
            <text:p>18/09/22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19" calcext:value-type="date">
            <text:p>19/09/22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4.7" calcext:value-type="float">
            <text:p>24,7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0" calcext:value-type="date">
            <text:p>20/09/22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19.4" calcext:value-type="float">
            <text:p>19,4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.4" calcext:value-type="float">
            <text:p>1,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1" calcext:value-type="date">
            <text:p>21/09/22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2" calcext:value-type="date">
            <text:p>22/09/22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3" calcext:value-type="date">
            <text:p>23/09/22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4" calcext:value-type="date">
            <text:p>24/09/22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9.8" calcext:value-type="float">
            <text:p>9,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5" calcext:value-type="date">
            <text:p>25/09/22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9.6" calcext:value-type="float">
            <text:p>19,6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6" calcext:value-type="date">
            <text:p>26/09/22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7" calcext:value-type="date">
            <text:p>27/09/22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8" calcext:value-type="date">
            <text:p>28/09/22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29" calcext:value-type="date">
            <text:p>29/09/22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1019"/>
        </table:table-row>
        <table:table-row table:style-name="ro1">
          <table:table-cell table:style-name="ce2" office:value-type="date" office:date-value="2022-09-30" calcext:value-type="date">
            <text:p>30/09/22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6" calcext:value-type="float">
            <text:p>16,0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Dati.$A$1" table:expression="#REF!"/>
          <table:named-expression table:name="Sheet_Title" table:base-cell-address="$Dati.$A$1" table:expression="&quot;Data&quot;"/>
        </table:named-expressions>
      </table:table>
      <table:table table:name="Statistiche" table:style-name="ta2">
        <office:forms form:automatic-focus="false" form:apply-design-mode="false"/>
        <table:table-column table:style-name="co3" table:default-cell-style-name="ce28"/>
        <table:table-column table:style-name="co1" table:number-columns-repeated="4" table:default-cell-style-name="ce36"/>
        <table:table-row table:style-name="ro2" table:number-rows-repeated="3">
          <table:table-cell table:style-name="Default" table:number-columns-repeated="5"/>
        </table:table-row>
        <table:table-row table:style-name="ro1">
          <table:table-cell/>
          <table:table-cell table:style-name="ce28" office:value-type="string" calcext:value-type="string">
            <text:p><text:span text:style-name="T1">Tmin</text:span></text:p>
          </table:table-cell>
          <table:table-cell table:style-name="ce28" office:value-type="string" calcext:value-type="string">
            <text:p><text:span text:style-name="T1">Tmed</text:span></text:p>
          </table:table-cell>
          <table:table-cell table:style-name="ce28" office:value-type="string" calcext:value-type="string">
            <text:p><text:span text:style-name="T1">Tmax</text:span></text:p>
          </table:table-cell>
          <table:table-cell table:style-name="ce28" office:value-type="string" calcext:value-type="string">
            <text:p><text:span text:style-name="T1">Ptot</text:span></text:p>
          </table:table-cell>
        </table:table-row>
        <table:table-row table:style-name="ro1">
          <table:table-cell table:style-name="ce32" office:value-type="string" calcext:value-type="string">
            <text:p>Mean</text:p>
          </table:table-cell>
          <table:table-cell table:style-name="ce35" table:formula="of:=AVERAGE([Dati.$B$1:.$B$61])" office:value-type="float" office:value="20.78" calcext:value-type="float">
            <text:p>20,780</text:p>
          </table:table-cell>
          <table:table-cell table:style-name="ce35" table:formula="of:=AVERAGE([Dati.$C$1:.$C$61])" office:value-type="float" office:value="23.84" calcext:value-type="float">
            <text:p>23,840</text:p>
          </table:table-cell>
          <table:table-cell table:style-name="ce35" table:formula="of:=AVERAGE([Dati.$D$1:.$D$61])" office:value-type="float" office:value="26.975" calcext:value-type="float">
            <text:p>26,975</text:p>
          </table:table-cell>
          <table:table-cell table:style-name="ce35" table:formula="of:=AVERAGE([Dati.$E$1:.$E$61])" office:value-type="float" office:value="2.87666666666667" calcext:value-type="float">
            <text:p>2,877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formula="of:=SQRT(VAR([Dati.$B$1:.$B$61])/COUNT([Dati.$B$1:.$B$61]))" office:value-type="float" office:value="0.474983199227112" calcext:value-type="float">
            <text:p>0,475</text:p>
          </table:table-cell>
          <table:table-cell table:formula="of:=SQRT(VAR([Dati.$C$1:.$C$61])/COUNT([Dati.$C$1:.$C$61]))" office:value-type="float" office:value="0.45999385896171" calcext:value-type="float">
            <text:p>0,460</text:p>
          </table:table-cell>
          <table:table-cell table:formula="of:=SQRT(VAR([Dati.$D$1:.$D$61])/COUNT([Dati.$D$1:.$D$61]))" office:value-type="float" office:value="0.478661180192972" calcext:value-type="float">
            <text:p>0,479</text:p>
          </table:table-cell>
          <table:table-cell table:formula="of:=SQRT(VAR([Dati.$E$1:.$E$61])/COUNT([Dati.$E$1:.$E$61]))" office:value-type="float" office:value="1.03802389037383" calcext:value-type="float">
            <text:p>1,038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 table:formula="of:=MODE([Dati.$B$1:.$B$61])" office:value-type="float" office:value="15.7" calcext:value-type="float">
            <text:p>15,700</text:p>
          </table:table-cell>
          <table:table-cell table:formula="of:=MODE([Dati.$C$1:.$C$61])" office:value-type="float" office:value="17.7" calcext:value-type="float">
            <text:p>17,700</text:p>
          </table:table-cell>
          <table:table-cell table:formula="of:=MODE([Dati.$D$1:.$D$61])" office:value-type="float" office:value="19.9" calcext:value-type="float">
            <text:p>19,900</text:p>
          </table:table-cell>
          <table:table-cell table:formula="of:=MODE([Dati.$E$1:.$E$61])" office:value-type="float" office:value="0" calcext:value-type="float">
            <text:p>0,000</text:p>
          </table:table-cell>
        </table:table-row>
        <table:table-row table:style-name="ro1">
          <table:table-cell table:style-name="ce32" office:value-type="string" calcext:value-type="string">
            <text:p>Median</text:p>
          </table:table-cell>
          <table:table-cell table:style-name="ce35" table:formula="of:=MEDIAN([Dati.$B$1:.$B$61])" office:value-type="float" office:value="21.75" calcext:value-type="float">
            <text:p>21,750</text:p>
          </table:table-cell>
          <table:table-cell table:style-name="ce35" table:formula="of:=MEDIAN([Dati.$C$1:.$C$61])" office:value-type="float" office:value="24.9" calcext:value-type="float">
            <text:p>24,900</text:p>
          </table:table-cell>
          <table:table-cell table:style-name="ce35" table:formula="of:=MEDIAN([Dati.$D$1:.$D$61])" office:value-type="float" office:value="27.45" calcext:value-type="float">
            <text:p>27,450</text:p>
          </table:table-cell>
          <table:table-cell table:style-name="ce35" table:formula="of:=MEDIAN([Dati.$E$1:.$E$61])" office:value-type="float" office:value="0" calcext:value-type="float">
            <text:p>0,000</text:p>
          </table:table-cell>
        </table:table-row>
        <table:table-row table:style-name="ro1">
          <table:table-cell table:style-name="ce32" office:value-type="string" calcext:value-type="string">
            <text:p>First Quartile</text:p>
          </table:table-cell>
          <table:table-cell table:style-name="ce35" table:formula="of:=QUARTILE([Dati.$B$1:.$B$61]; 1)" office:value-type="float" office:value="19" calcext:value-type="float">
            <text:p>19,000</text:p>
          </table:table-cell>
          <table:table-cell table:style-name="ce35" table:formula="of:=QUARTILE([Dati.$C$1:.$C$61]; 1)" office:value-type="float" office:value="22.85" calcext:value-type="float">
            <text:p>22,850</text:p>
          </table:table-cell>
          <table:table-cell table:style-name="ce35" table:formula="of:=QUARTILE([Dati.$D$1:.$D$61]; 1)" office:value-type="float" office:value="25.375" calcext:value-type="float">
            <text:p>25,375</text:p>
          </table:table-cell>
          <table:table-cell table:style-name="ce35" table:formula="of:=QUARTILE([Dati.$E$1:.$E$61]; 1)" office:value-type="float" office:value="0" calcext:value-type="float">
            <text:p>0,000</text:p>
          </table:table-cell>
        </table:table-row>
        <table:table-row table:style-name="ro1">
          <table:table-cell table:style-name="ce32" office:value-type="string" calcext:value-type="string">
            <text:p>Third Quartile</text:p>
          </table:table-cell>
          <table:table-cell table:style-name="ce35" table:formula="of:=QUARTILE([Dati.$B$1:.$B$61]; 3)" office:value-type="float" office:value="23.425" calcext:value-type="float">
            <text:p>23,425</text:p>
          </table:table-cell>
          <table:table-cell table:style-name="ce35" table:formula="of:=QUARTILE([Dati.$C$1:.$C$61]; 3)" office:value-type="float" office:value="26.4" calcext:value-type="float">
            <text:p>26,400</text:p>
          </table:table-cell>
          <table:table-cell table:style-name="ce35" table:formula="of:=QUARTILE([Dati.$D$1:.$D$61]; 3)" office:value-type="float" office:value="29.6" calcext:value-type="float">
            <text:p>29,600</text:p>
          </table:table-cell>
          <table:table-cell table:style-name="ce35" table:formula="of:=QUARTILE([Dati.$E$1:.$E$61]; 3)" office:value-type="float" office:value="1.05" calcext:value-type="float">
            <text:p>1,050</text:p>
          </table:table-cell>
        </table:table-row>
        <table:table-row table:style-name="ro1">
          <table:table-cell table:style-name="ce32" office:value-type="string" calcext:value-type="string">
            <text:p>Variance</text:p>
          </table:table-cell>
          <table:table-cell table:style-name="ce35" table:formula="of:=VAR([Dati.$B$1:.$B$61])" office:value-type="float" office:value="13.5365423728814" calcext:value-type="float">
            <text:p>13,537</text:p>
          </table:table-cell>
          <table:table-cell table:style-name="ce35" table:formula="of:=VAR([Dati.$C$1:.$C$61])" office:value-type="float" office:value="12.6956610169492" calcext:value-type="float">
            <text:p>12,696</text:p>
          </table:table-cell>
          <table:table-cell table:style-name="ce35" table:formula="of:=VAR([Dati.$D$1:.$D$61])" office:value-type="float" office:value="13.7469915254237" calcext:value-type="float">
            <text:p>13,747</text:p>
          </table:table-cell>
          <table:table-cell table:style-name="ce35" table:formula="of:=VAR([Dati.$E$1:.$E$61])" office:value-type="float" office:value="64.6496158192091" calcext:value-type="float">
            <text:p>64,650</text:p>
          </table:table-cell>
        </table:table-row>
        <table:table-row table:style-name="ro1">
          <table:table-cell table:style-name="ce32" office:value-type="string" calcext:value-type="string">
            <text:p>Standard Deviation</text:p>
          </table:table-cell>
          <table:table-cell table:style-name="ce35" table:formula="of:=STDEV([Dati.$B$1:.$B$61])" office:value-type="float" office:value="3.67920404066985" calcext:value-type="float">
            <text:p>3,679</text:p>
          </table:table-cell>
          <table:table-cell table:style-name="ce35" table:formula="of:=STDEV([Dati.$C$1:.$C$61])" office:value-type="float" office:value="3.56309711023278" calcext:value-type="float">
            <text:p>3,563</text:p>
          </table:table-cell>
          <table:table-cell table:style-name="ce35" table:formula="of:=STDEV([Dati.$D$1:.$D$61])" office:value-type="float" office:value="3.70769355872674" calcext:value-type="float">
            <text:p>3,708</text:p>
          </table:table-cell>
          <table:table-cell table:style-name="ce35" table:formula="of:=STDEV([Dati.$E$1:.$E$61])" office:value-type="float" office:value="8.04049848076654" calcext:value-type="float">
            <text:p>8,040</text:p>
          </table:table-cell>
        </table:table-row>
        <table:table-row table:style-name="ro1">
          <table:table-cell office:value-type="string" calcext:value-type="string">
            <text:p>Kurtosis</text:p>
          </table:table-cell>
          <table:table-cell table:formula="of:=KURT([Dati.$B$1:.$B$61])" office:value-type="float" office:value="-0.47137777923875" calcext:value-type="float">
            <text:p>-0,471</text:p>
          </table:table-cell>
          <table:table-cell table:formula="of:=KURT([Dati.$C$1:.$C$61])" office:value-type="float" office:value="-0.646929469254201" calcext:value-type="float">
            <text:p>-0,647</text:p>
          </table:table-cell>
          <table:table-cell table:formula="of:=KURT([Dati.$D$1:.$D$61])" office:value-type="float" office:value="-0.489720484232317" calcext:value-type="float">
            <text:p>-0,490</text:p>
          </table:table-cell>
          <table:table-cell table:formula="of:=KURT([Dati.$E$1:.$E$61])" office:value-type="float" office:value="20.1266864353558" calcext:value-type="float">
            <text:p>20,127</text:p>
          </table:table-cell>
        </table:table-row>
        <table:table-row table:style-name="ro1">
          <table:table-cell office:value-type="string" calcext:value-type="string">
            <text:p>Skewness</text:p>
          </table:table-cell>
          <table:table-cell table:formula="of:=SKEW([Dati.$B$1:.$B$61])" office:value-type="float" office:value="-0.774400471019779" calcext:value-type="float">
            <text:p>-0,774</text:p>
          </table:table-cell>
          <table:table-cell table:formula="of:=SKEW([Dati.$C$1:.$C$61])" office:value-type="float" office:value="-0.696339576326481" calcext:value-type="float">
            <text:p>-0,696</text:p>
          </table:table-cell>
          <table:table-cell table:formula="of:=SKEW([Dati.$D$1:.$D$61])" office:value-type="float" office:value="-0.542895422576465" calcext:value-type="float">
            <text:p>-0,543</text:p>
          </table:table-cell>
          <table:table-cell table:formula="of:=SKEW([Dati.$E$1:.$E$61])" office:value-type="float" office:value="4.17564955845715" calcext:value-type="float">
            <text:p>4,176</text:p>
          </table:table-cell>
        </table:table-row>
        <table:table-row table:style-name="ro1">
          <table:table-cell table:style-name="ce32" office:value-type="string" calcext:value-type="string">
            <text:p>Range</text:p>
          </table:table-cell>
          <table:table-cell table:style-name="ce35" table:formula="of:=MAX([Dati.$B$1:.$B$61])-MIN([Dati.$B$1:.$B$61])" office:value-type="float" office:value="14" calcext:value-type="float">
            <text:p>14,000</text:p>
          </table:table-cell>
          <table:table-cell table:style-name="ce35" table:formula="of:=MAX([Dati.$C$1:.$C$61])-MIN([Dati.$C$1:.$C$61])" office:value-type="float" office:value="12.9" calcext:value-type="float">
            <text:p>12,900</text:p>
          </table:table-cell>
          <table:table-cell table:style-name="ce35" table:formula="of:=MAX([Dati.$D$1:.$D$61])-MIN([Dati.$D$1:.$D$61])" office:value-type="float" office:value="14.5" calcext:value-type="float">
            <text:p>14,500</text:p>
          </table:table-cell>
          <table:table-cell table:style-name="ce35" table:formula="of:=MAX([Dati.$E$1:.$E$61])-MIN([Dati.$E$1:.$E$61])" office:value-type="float" office:value="49.4" calcext:value-type="float">
            <text:p>49,400</text:p>
          </table:table-cell>
        </table:table-row>
        <table:table-row table:style-name="ro1">
          <table:table-cell table:style-name="ce32" office:value-type="string" calcext:value-type="string">
            <text:p>Minimum</text:p>
          </table:table-cell>
          <table:table-cell table:style-name="ce35" table:formula="of:=MIN([Dati.$B$1:.$B$61])" office:value-type="float" office:value="12" calcext:value-type="float">
            <text:p>12,000</text:p>
          </table:table-cell>
          <table:table-cell table:style-name="ce35" table:formula="of:=MIN([Dati.$C$1:.$C$61])" office:value-type="float" office:value="16.7" calcext:value-type="float">
            <text:p>16,700</text:p>
          </table:table-cell>
          <table:table-cell table:style-name="ce35" table:formula="of:=MIN([Dati.$D$1:.$D$61])" office:value-type="float" office:value="19.6" calcext:value-type="float">
            <text:p>19,600</text:p>
          </table:table-cell>
          <table:table-cell table:style-name="ce35" table:formula="of:=MIN([Dati.$E$1:.$E$61])" office:value-type="float" office:value="0" calcext:value-type="float">
            <text:p>0,000</text:p>
          </table:table-cell>
        </table:table-row>
        <table:table-row table:style-name="ro1">
          <table:table-cell table:style-name="ce32" office:value-type="string" calcext:value-type="string">
            <text:p>Maximum</text:p>
          </table:table-cell>
          <table:table-cell table:style-name="ce35" table:formula="of:=MAX([Dati.$B$1:.$B$61])" office:value-type="float" office:value="26" calcext:value-type="float">
            <text:p>26,000</text:p>
          </table:table-cell>
          <table:table-cell table:style-name="ce35" table:formula="of:=MAX([Dati.$C$1:.$C$61])" office:value-type="float" office:value="29.6" calcext:value-type="float">
            <text:p>29,600</text:p>
          </table:table-cell>
          <table:table-cell table:style-name="ce35" table:formula="of:=MAX([Dati.$D$1:.$D$61])" office:value-type="float" office:value="34.1" calcext:value-type="float">
            <text:p>34,100</text:p>
          </table:table-cell>
          <table:table-cell table:style-name="ce35" table:formula="of:=MAX([Dati.$E$1:.$E$61])" office:value-type="float" office:value="49.4" calcext:value-type="float">
            <text:p>49,400</text:p>
          </table:table-cell>
        </table:table-row>
        <table:table-row table:style-name="ro1">
          <table:table-cell table:style-name="ce33" office:value-type="string" calcext:value-type="string">
            <text:p>Sum</text:p>
          </table:table-cell>
          <table:table-cell table:style-name="ce37" table:formula="of:=SUM([Dati.$B$1:.$B$61])" office:value-type="float" office:value="1246.8" calcext:value-type="float">
            <text:p>1246,800</text:p>
          </table:table-cell>
          <table:table-cell table:style-name="ce37" table:formula="of:=SUM([Dati.$C$1:.$C$61])" office:value-type="float" office:value="1430.4" calcext:value-type="float">
            <text:p>1430,400</text:p>
          </table:table-cell>
          <table:table-cell table:style-name="ce37" table:formula="of:=SUM([Dati.$D$1:.$D$61])" office:value-type="float" office:value="1618.5" calcext:value-type="float">
            <text:p>1618,500</text:p>
          </table:table-cell>
          <table:table-cell table:style-name="ce37" table:formula="of:=SUM([Dati.$E$1:.$E$61])" office:value-type="float" office:value="172.6" calcext:value-type="float">
            <text:p>172,600</text:p>
          </table:table-cell>
        </table:table-row>
        <table:table-row table:style-name="ro1">
          <table:table-cell table:style-name="ce34" office:value-type="string" calcext:value-type="string">
            <text:p>Count</text:p>
          </table:table-cell>
          <table:table-cell table:style-name="ce34" table:formula="of:=COUNT([Dati.$B$1:.$B$61])" office:value-type="float" office:value="60" calcext:value-type="float">
            <text:p>60</text:p>
          </table:table-cell>
          <table:table-cell table:style-name="ce34" table:formula="of:=COUNT([Dati.$C$1:.$C$61])" office:value-type="float" office:value="60" calcext:value-type="float">
            <text:p>60</text:p>
          </table:table-cell>
          <table:table-cell table:style-name="ce34" table:formula="of:=COUNT([Dati.$D$1:.$D$61])" office:value-type="float" office:value="60" calcext:value-type="float">
            <text:p>60</text:p>
          </table:table-cell>
          <table:table-cell table:style-name="ce34" table:formula="of:=COUNT([Dati.$E$1:.$E$61])" office:value-type="float" office:value="60" calcext:value-type="float">
            <text:p>60</text:p>
          </table:table-cell>
        </table:table-row>
        <table:table-row table:style-name="ro1" table:number-rows-repeated="3">
          <table:table-cell table:style-name="ce33" table:number-columns-repeated="5"/>
        </table:table-row>
        <table:table-row table:style-name="ro1">
          <table:table-cell/>
          <table:table-cell table:style-name="ce28" table:number-columns-repeated="4"/>
        </table:table-row>
        <table:table-row table:style-name="ro1">
          <table:table-cell office:value-type="string" calcext:value-type="string">
            <text:p>Covariances</text:p>
          </table:table-cell>
          <table:table-cell table:style-name="ce28" office:value-type="string" calcext:value-type="string">
            <text:p>Column 1</text:p>
          </table:table-cell>
          <table:table-cell table:style-name="ce28" office:value-type="string" calcext:value-type="string">
            <text:p>Column 2</text:p>
          </table:table-cell>
          <table:table-cell table:style-name="ce28" office:value-type="string" calcext:value-type="string">
            <text:p>Column 3</text:p>
          </table:table-cell>
          <table:table-cell table:style-name="ce28"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Column 1</text:p>
          </table:table-cell>
          <table:table-cell table:formula="of:=COVAR([$Dati.$B$2:$Dati.$B$61];[$Dati.$B$2:$Dati.$B$61])" office:value-type="float" office:value="13.3109333333333" calcext:value-type="float">
            <text:p>13,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2</text:p>
          </table:table-cell>
          <table:table-cell table:formula="of:=COVAR([$Dati.$B$2:$Dati.$B$61];[$Dati.$C$2:$Dati.$C$61])" office:value-type="float" office:value="12.3784666666667" calcext:value-type="float">
            <text:p>12,378</text:p>
          </table:table-cell>
          <table:table-cell table:formula="of:=COVAR([$Dati.$C$2:$Dati.$C$61];[$Dati.$C$2:$Dati.$C$61])" office:value-type="float" office:value="12.4840666666667" calcext:value-type="float">
            <text:p>12,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3</text:p>
          </table:table-cell>
          <table:table-cell table:formula="of:=COVAR([$Dati.$B$2:$Dati.$B$61];[$Dati.$D$2:$Dati.$D$61])" office:value-type="float" office:value="11.726" calcext:value-type="float">
            <text:p>11,726</text:p>
          </table:table-cell>
          <table:table-cell table:formula="of:=COVAR([$Dati.$C$2:$Dati.$C$61];[$Dati.$D$2:$Dati.$D$61])" office:value-type="float" office:value="12.4915" calcext:value-type="float">
            <text:p>12,492</text:p>
          </table:table-cell>
          <table:table-cell table:formula="of:=COVAR([$Dati.$D$2:$Dati.$D$61];[$Dati.$D$2:$Dati.$D$61])" office:value-type="float" office:value="13.517875" calcext:value-type="float">
            <text:p>13,518</text:p>
          </table:table-cell>
          <table:table-cell/>
        </table:table-row>
        <table:table-row table:style-name="ro1">
          <table:table-cell office:value-type="string" calcext:value-type="string">
            <text:p>Column 4</text:p>
          </table:table-cell>
          <table:table-cell table:formula="of:=COVAR([$Dati.$B$2:$Dati.$B$61];[$Dati.$E$2:$Dati.$E$61])" office:value-type="float" office:value="-9.77146666666667" calcext:value-type="float">
            <text:p>-9,771</text:p>
          </table:table-cell>
          <table:table-cell table:formula="of:=COVAR([$Dati.$C$2:$Dati.$C$61];[$Dati.$E$2:$Dati.$E$61])" office:value-type="float" office:value="-9.07573333333334" calcext:value-type="float">
            <text:p>-9,076</text:p>
          </table:table-cell>
          <table:table-cell table:formula="of:=COVAR([$Dati.$D$2:$Dati.$D$61];[$Dati.$E$2:$Dati.$E$61])" office:value-type="float" office:value="-9.05775" calcext:value-type="float">
            <text:p>-9,058</text:p>
          </table:table-cell>
          <table:table-cell table:formula="of:=COVAR([$Dati.$E$2:$Dati.$E$61];[$Dati.$E$2:$Dati.$E$61])" office:value-type="float" office:value="63.5721222222223" calcext:value-type="float">
            <text:p>63,572</text:p>
          </table:table-cell>
        </table:table-row>
        <table:table-row table:style-name="ro1">
          <table:table-cell/>
          <table:table-cell table:style-name="ce28" table:number-columns-repeated="4"/>
        </table:table-row>
        <table:table-row table:style-name="ro1" table:number-rows-repeated="5">
          <table:table-cell table:style-name="ce33" table:number-columns-repeated="5"/>
        </table:table-row>
        <table:table-row table:style-name="ro1">
          <table:table-cell/>
          <table:table-cell table:style-name="ce28" table:number-columns-repeated="4"/>
        </table:table-row>
        <table:table-row table:style-name="ro1">
          <table:table-cell office:value-type="string" calcext:value-type="string">
            <text:p>Correlations</text:p>
          </table:table-cell>
          <table:table-cell table:style-name="ce28" office:value-type="string" calcext:value-type="string">
            <text:p>Column 1</text:p>
          </table:table-cell>
          <table:table-cell table:style-name="ce28" office:value-type="string" calcext:value-type="string">
            <text:p>Column 2</text:p>
          </table:table-cell>
          <table:table-cell table:style-name="ce28" office:value-type="string" calcext:value-type="string">
            <text:p>Column 3</text:p>
          </table:table-cell>
          <table:table-cell table:style-name="ce28" office:value-type="string" calcext:value-type="string">
            <text:p>Column 4</text:p>
          </table:table-cell>
        </table:table-row>
        <table:table-row table:style-name="ro1">
          <table:table-cell office:value-type="string" calcext:value-type="string">
            <text:p>Column 1</text:p>
          </table:table-cell>
          <table:table-cell table:formula="of:=CORREL([$Dati.$B$2:$Dati.$B$61];[$Dati.$B$2:$Dati.$B$61])" office:value-type="float" office:value="1" calcext:value-type="float">
            <text:p>1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umn 2</text:p>
          </table:table-cell>
          <table:table-cell table:formula="of:=CORREL([$Dati.$B$2:$Dati.$B$61];[$Dati.$C$2:$Dati.$C$61])" office:value-type="float" office:value="0.960250534904974" calcext:value-type="float">
            <text:p>0,960</text:p>
          </table:table-cell>
          <table:table-cell table:formula="of:=CORREL([$Dati.$C$2:$Dati.$C$61];[$Dati.$C$2:$Dati.$C$61])" office:value-type="float" office:value="1" calcext:value-type="float">
            <text:p>1,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 3</text:p>
          </table:table-cell>
          <table:table-cell table:formula="of:=CORREL([$Dati.$B$2:$Dati.$B$61];[$Dati.$D$2:$Dati.$D$61])" office:value-type="float" office:value="0.874160991365602" calcext:value-type="float">
            <text:p>0,874</text:p>
          </table:table-cell>
          <table:table-cell table:formula="of:=CORREL([$Dati.$C$2:$Dati.$C$61];[$Dati.$D$2:$Dati.$D$61])" office:value-type="float" office:value="0.961573175648222" calcext:value-type="float">
            <text:p>0,962</text:p>
          </table:table-cell>
          <table:table-cell table:formula="of:=CORREL([$Dati.$D$2:$Dati.$D$61];[$Dati.$D$2:$Dati.$D$61])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Column 4</text:p>
          </table:table-cell>
          <table:table-cell table:formula="of:=CORREL([$Dati.$B$2:$Dati.$B$61];[$Dati.$E$2:$Dati.$E$61])" office:value-type="float" office:value="-0.335909391232621" calcext:value-type="float">
            <text:p>-0,336</text:p>
          </table:table-cell>
          <table:table-cell table:formula="of:=CORREL([$Dati.$C$2:$Dati.$C$61];[$Dati.$E$2:$Dati.$E$61])" office:value-type="float" office:value="-0.322159047347953" calcext:value-type="float">
            <text:p>-0,322</text:p>
          </table:table-cell>
          <table:table-cell table:formula="of:=CORREL([$Dati.$D$2:$Dati.$D$61];[$Dati.$E$2:$Dati.$E$61])" office:value-type="float" office:value="-0.30898170244769" calcext:value-type="float">
            <text:p>-0,309</text:p>
          </table:table-cell>
          <table:table-cell table:formula="of:=CORREL([$Dati.$E$2:$Dati.$E$61];[$Dati.$E$2:$Dati.$E$61])" office:value-type="float" office:value="1" calcext:value-type="float">
            <text:p>1,000</text:p>
          </table:table-cell>
        </table:table-row>
      </table:table>
      <table:table table:name="SerieTempo" table:style-name="ta2">
        <table:table-column table:style-name="co1" table:number-columns-repeated="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/>
          <table:table-cell>
            <draw:frame table:end-cell-address="SerieTempo.Q46" table:end-x="0.295cm" table:end-y="0.18cm" draw:z-index="0" draw:style-name="gr1" draw:text-style-name="P1" svg:width="34.129cm" svg:height="19.198cm" svg:x="0.033cm" svg:y="0.399cm">
              <draw:object draw:notify-on-update-of-ranges="Dati.A2:Dati.A61 Dati.B1:Dati.B1 Dati.B2:Dati.B61 Dati.C1:Dati.C1 Dati.C2:Dati.C61 Dati.D1:Dati.D1 Dati.D2:Dati.D6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57">
          <table:table-cell table:number-columns-repeated="2"/>
        </table:table-row>
        <table:table-row table:style-name="ro2">
          <table:table-cell/>
          <table:table-cell>
            <draw:frame table:end-cell-address="SerieTempo.Q104" table:end-x="0.23cm" table:end-y="0.062cm" draw:z-index="1" draw:style-name="gr1" draw:text-style-name="P1" svg:width="34.093cm" svg:height="19.177cm" svg:x="0.004cm" svg:y="0.302cm">
              <draw:object draw:notify-on-update-of-ranges="Dati.A2:Dati.A61 Dati.A2:Dati.A61 Dati.E1:Dati.E1 Dati.E2:Dati.E6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HistoTmin" table:style-name="ta2">
        <table:shapes>
          <draw:frame draw:z-index="0" draw:style-name="gr1" draw:text-style-name="P1" svg:width="15.999cm" svg:height="8.999cm" svg:x="8.568cm" svg:y="13.311cm">
            <draw:object draw:notify-on-update-of-ranges="HistoTmin.G5:HistoTmin.G25 HistoTmin.H5:HistoTmin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8.629cm" svg:y="24.626cm">
            <draw:object draw:notify-on-update-of-ranges="HistoTmin.G5:HistoTmin.G25 HistoTmin.I5:HistoTmin.I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2" table:number-rows-repeated="3">
          <table:table-cell table:number-columns-repeated="16"/>
        </table:table-row>
        <table:table-row table:style-name="ro1">
          <table:table-cell table:style-name="ce27" office:value-type="string" calcext:value-type="string">
            <text:p>Tmin</text:p>
          </table:table-cell>
          <table:table-cell/>
          <table:table-cell office:value-type="string" calcext:value-type="string">
            <text:p>ordine crescente</text:p>
          </table:table-cell>
          <table:table-cell table:number-columns-repeated="3"/>
          <table:table-cell office:value-type="string" calcext:value-type="string">
            <text:p>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  <table:table-cell office:value-type="string" calcext:value-type="string">
            <text:p>0,1-bins</text:p>
          </table:table-cell>
          <table:table-cell office:value-type="string" calcext:value-type="string">
            <text:p>frequenze</text:p>
          </table:table-cell>
          <table:table-cell office:value-type="string" calcext:value-type="string">
            <text:p>freq. cumulative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,9</text:p>
          </table:table-cell>
          <table:table-cell/>
          <table:table-cell table:style-name="ce30" office:value-type="float" office:value="12" calcext:value-type="float">
            <text:p>12,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matrix-columns-spanned="1" table:number-matrix-rows-spanned="22" table:formula="of:=FREQUENCY([.A$5:.A$64];[.G$5:.G$25])" office:value-type="float" office:value="0" calcext:value-type="float">
            <text:p>0</text:p>
          </table:table-cell>
          <table:table-cell table:formula="of:=SUM([.H$5:.H5])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matrix-columns-spanned="1" table:number-matrix-rows-spanned="202" table:formula="of:=FREQUENCY([.A$5:.A$64];[.L$5:.L$205])" office:value-type="float" office:value="0" calcext:value-type="float">
            <text:p>0</text:p>
          </table:table-cell>
          <table:table-cell table:formula="of:=SUM([.M$5:.M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2" calcext:value-type="float">
            <text:p>25,2</text:p>
          </table:table-cell>
          <table:table-cell/>
          <table:table-cell table:style-name="ce30" office:value-type="float" office:value="13.4" calcext:value-type="float">
            <text:p>13,4</text:p>
          </table:table-cell>
          <table:table-cell table:number-columns-repeated="3"/>
          <table:table-cell table:formula="of:=[.G5]+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H$5:.H6])" office:value-type="float" office:value="0" calcext:value-type="float">
            <text:p>0</text:p>
          </table:table-cell>
          <table:table-cell table:number-columns-repeated="2"/>
          <table:table-cell table:formula="of:=[.L5]+0.1"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table:formula="of:=SUM([.M$5:.M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5.4" calcext:value-type="float">
            <text:p>25,4</text:p>
          </table:table-cell>
          <table:table-cell/>
          <table:table-cell table:style-name="ce30" office:value-type="float" office:value="13.6" calcext:value-type="float">
            <text:p>13,6</text:p>
          </table:table-cell>
          <table:table-cell table:number-columns-repeated="3"/>
          <table:table-cell table:formula="of:=[.G6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H$5:.H7])" office:value-type="float" office:value="1" calcext:value-type="float">
            <text:p>1</text:p>
          </table:table-cell>
          <table:table-cell table:number-columns-repeated="2"/>
          <table:table-cell table:formula="of:=[.L6]+0.1"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table:formula="of:=SUM([.M$5:.M7])" office:value-type="float" office:value="0" calcext:value-type="float">
            <text:p>0</text:p>
          </table:table-cell>
          <table:table-cell/>
          <table:table-cell>
            <draw:frame table:end-cell-address="HistoTmin.X30" table:end-x="2.017cm" table:end-y="0.202cm" draw:z-index="2" draw:style-name="gr1" draw:text-style-name="P1" svg:width="20.019cm" svg:height="10.977cm" svg:x="0.06cm" svg:y="0.422cm">
              <draw:object draw:notify-on-update-of-ranges="HistoTmin.L5:HistoTmin.L205 HistoTmin.M5:HistoTmin.M205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5.8" calcext:value-type="float">
            <text:p>25,8</text:p>
          </table:table-cell>
          <table:table-cell/>
          <table:table-cell table:style-name="ce30" office:value-type="float" office:value="13.7" calcext:value-type="float">
            <text:p>13,7</text:p>
          </table:table-cell>
          <table:table-cell table:number-columns-repeated="3"/>
          <table:table-cell table:formula="of:=[.G7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H$5:.H8])" office:value-type="float" office:value="1" calcext:value-type="float">
            <text:p>1</text:p>
          </table:table-cell>
          <table:table-cell table:number-columns-repeated="2"/>
          <table:table-cell table:formula="of:=[.L7]+0.1"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table:formula="of:=SUM([.M$5:.M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6" calcext:value-type="float">
            <text:p>26,0</text:p>
          </table:table-cell>
          <table:table-cell/>
          <table:table-cell table:style-name="ce30" office:value-type="float" office:value="14.3" calcext:value-type="float">
            <text:p>14,3</text:p>
          </table:table-cell>
          <table:table-cell table:number-columns-repeated="3"/>
          <table:table-cell table:formula="of:=[.G8]+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SUM([.H$5:.H9])" office:value-type="float" office:value="4" calcext:value-type="float">
            <text:p>4</text:p>
          </table:table-cell>
          <table:table-cell table:number-columns-repeated="2"/>
          <table:table-cell table:formula="of:=[.L8]+0.1"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table:formula="of:=SUM([.M$5:.M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,4</text:p>
          </table:table-cell>
          <table:table-cell/>
          <table:table-cell table:style-name="ce30" office:value-type="float" office:value="14.6" calcext:value-type="float">
            <text:p>14,6</text:p>
          </table:table-cell>
          <table:table-cell table:number-columns-repeated="3"/>
          <table:table-cell table:formula="of:=[.G9]+1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H$5:.H10])" office:value-type="float" office:value="6" calcext:value-type="float">
            <text:p>6</text:p>
          </table:table-cell>
          <table:table-cell table:number-columns-repeated="2"/>
          <table:table-cell table:formula="of:=[.L9]+0.1" office:value-type="float" office:value="10.5" calcext:value-type="float">
            <text:p>10,5</text:p>
          </table:table-cell>
          <table:table-cell office:value-type="float" office:value="0" calcext:value-type="float">
            <text:p>0</text:p>
          </table:table-cell>
          <table:table-cell table:formula="of:=SUM([.M$5:.M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1" calcext:value-type="float">
            <text:p>24,1</text:p>
          </table:table-cell>
          <table:table-cell/>
          <table:table-cell table:style-name="ce30" office:value-type="float" office:value="15.4" calcext:value-type="float">
            <text:p>15,4</text:p>
          </table:table-cell>
          <table:table-cell table:number-columns-repeated="3"/>
          <table:table-cell table:formula="of:=[.G10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SUM([.H$5:.H11])" office:value-type="float" office:value="12" calcext:value-type="float">
            <text:p>12</text:p>
          </table:table-cell>
          <table:table-cell table:number-columns-repeated="2"/>
          <table:table-cell table:formula="of:=[.L10]+0.1"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formula="of:=SUM([.M$5:.M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7" calcext:value-type="float">
            <text:p>24,7</text:p>
          </table:table-cell>
          <table:table-cell/>
          <table:table-cell table:style-name="ce30" office:value-type="float" office:value="15.7" calcext:value-type="float">
            <text:p>15,7</text:p>
          </table:table-cell>
          <table:table-cell table:number-columns-repeated="3"/>
          <table:table-cell table:formula="of:=[.G11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H$5:.H12])" office:value-type="float" office:value="13" calcext:value-type="float">
            <text:p>13</text:p>
          </table:table-cell>
          <table:table-cell table:number-columns-repeated="2"/>
          <table:table-cell table:formula="of:=[.L11]+0.1"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table:formula="of:=SUM([.M$5:.M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5" calcext:value-type="float">
            <text:p>24,5</text:p>
          </table:table-cell>
          <table:table-cell/>
          <table:table-cell table:style-name="ce30" office:value-type="float" office:value="15.7" calcext:value-type="float">
            <text:p>15,7</text:p>
          </table:table-cell>
          <table:table-cell table:number-columns-repeated="3"/>
          <table:table-cell table:formula="of:=[.G12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H$5:.H13])" office:value-type="float" office:value="14" calcext:value-type="float">
            <text:p>14</text:p>
          </table:table-cell>
          <table:table-cell table:number-columns-repeated="2"/>
          <table:table-cell table:formula="of:=[.L12]+0.1"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table:formula="of:=SUM([.M$5:.M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4.9" calcext:value-type="float">
            <text:p>24,9</text:p>
          </table:table-cell>
          <table:table-cell/>
          <table:table-cell table:style-name="ce30" office:value-type="float" office:value="15.7" calcext:value-type="float">
            <text:p>15,7</text:p>
          </table:table-cell>
          <table:table-cell table:number-columns-repeated="3"/>
          <table:table-cell table:formula="of:=[.G13]+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H$5:.H14])" office:value-type="float" office:value="16" calcext:value-type="float">
            <text:p>16</text:p>
          </table:table-cell>
          <table:table-cell table:number-columns-repeated="2"/>
          <table:table-cell table:formula="of:=[.L13]+0.1"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table:formula="of:=SUM([.M$5:.M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8" calcext:value-type="float">
            <text:p>23,8</text:p>
          </table:table-cell>
          <table:table-cell/>
          <table:table-cell table:style-name="ce30" office:value-type="float" office:value="15.8" calcext:value-type="float">
            <text:p>15,8</text:p>
          </table:table-cell>
          <table:table-cell table:number-columns-repeated="3"/>
          <table:table-cell table:formula="of:=[.G14]+1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SUM([.H$5:.H15])" office:value-type="float" office:value="18" calcext:value-type="float">
            <text:p>18</text:p>
          </table:table-cell>
          <table:table-cell table:number-columns-repeated="2"/>
          <table:table-cell table:formula="of:=[.L14]+0.1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SUM([.M$5:.M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7" calcext:value-type="float">
            <text:p>20,7</text:p>
          </table:table-cell>
          <table:table-cell/>
          <table:table-cell table:style-name="ce30" office:value-type="float" office:value="15.9" calcext:value-type="float">
            <text:p>15,9</text:p>
          </table:table-cell>
          <table:table-cell table:number-columns-repeated="3"/>
          <table:table-cell table:formula="of:=[.G15]+1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SUM([.H$5:.H16])" office:value-type="float" office:value="23" calcext:value-type="float">
            <text:p>23</text:p>
          </table:table-cell>
          <table:table-cell table:number-columns-repeated="2"/>
          <table:table-cell table:formula="of:=[.L15]+0.1" office:value-type="float" office:value="11.1" calcext:value-type="float">
            <text:p>11,1</text:p>
          </table:table-cell>
          <table:table-cell office:value-type="float" office:value="0" calcext:value-type="float">
            <text:p>0</text:p>
          </table:table-cell>
          <table:table-cell table:formula="of:=SUM([.M$5:.M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,3</text:p>
          </table:table-cell>
          <table:table-cell/>
          <table:table-cell table:style-name="ce30" office:value-type="float" office:value="16.1" calcext:value-type="float">
            <text:p>16,1</text:p>
          </table:table-cell>
          <table:table-cell table:number-columns-repeated="3"/>
          <table:table-cell table:formula="of:=[.G16]+1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SUM([.H$5:.H17])" office:value-type="float" office:value="32" calcext:value-type="float">
            <text:p>32</text:p>
          </table:table-cell>
          <table:table-cell table:number-columns-repeated="2"/>
          <table:table-cell table:formula="of:=[.L16]+0.1" office:value-type="float" office:value="11.2" calcext:value-type="float">
            <text:p>11,2</text:p>
          </table:table-cell>
          <table:table-cell office:value-type="float" office:value="0" calcext:value-type="float">
            <text:p>0</text:p>
          </table:table-cell>
          <table:table-cell table:formula="of:=SUM([.M$5:.M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,5</text:p>
          </table:table-cell>
          <table:table-cell/>
          <table:table-cell table:style-name="ce30" office:value-type="float" office:value="17.3" calcext:value-type="float">
            <text:p>17,3</text:p>
          </table:table-cell>
          <table:table-cell table:number-columns-repeated="3"/>
          <table:table-cell table:formula="of:=[.G17]+1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SUM([.H$5:.H18])" office:value-type="float" office:value="43" calcext:value-type="float">
            <text:p>43</text:p>
          </table:table-cell>
          <table:table-cell table:number-columns-repeated="2"/>
          <table:table-cell table:formula="of:=[.L17]+0.1"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table:formula="of:=SUM([.M$5:.M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1.9" calcext:value-type="float">
            <text:p>21,9</text:p>
          </table:table-cell>
          <table:table-cell/>
          <table:table-cell table:style-name="ce30" office:value-type="float" office:value="19" calcext:value-type="float">
            <text:p>19,0</text:p>
          </table:table-cell>
          <table:table-cell table:number-columns-repeated="3"/>
          <table:table-cell table:formula="of:=[.G18]+1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SUM([.H$5:.H19])" office:value-type="float" office:value="49" calcext:value-type="float">
            <text:p>49</text:p>
          </table:table-cell>
          <table:table-cell table:number-columns-repeated="2"/>
          <table:table-cell table:formula="of:=[.L18]+0.1"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table:formula="of:=SUM([.M$5:.M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6" calcext:value-type="float">
            <text:p>23,6</text:p>
          </table:table-cell>
          <table:table-cell/>
          <table:table-cell table:style-name="ce30" office:value-type="float" office:value="19" calcext:value-type="float">
            <text:p>19,0</text:p>
          </table:table-cell>
          <table:table-cell table:number-columns-repeated="3"/>
          <table:table-cell table:formula="of:=[.G19]+1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SUM([.H$5:.H20])" office:value-type="float" office:value="56" calcext:value-type="float">
            <text:p>56</text:p>
          </table:table-cell>
          <table:table-cell table:number-columns-repeated="2"/>
          <table:table-cell table:formula="of:=[.L19]+0.1"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table:formula="of:=SUM([.M$5:.M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,0</text:p>
          </table:table-cell>
          <table:table-cell/>
          <table:table-cell table:style-name="ce30" office:value-type="float" office:value="19.4" calcext:value-type="float">
            <text:p>19,4</text:p>
          </table:table-cell>
          <table:table-cell table:number-columns-repeated="3"/>
          <table:table-cell table:formula="of:=[.G20]+1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SUM([.H$5:.H21])" office:value-type="float" office:value="60" calcext:value-type="float">
            <text:p>60</text:p>
          </table:table-cell>
          <table:table-cell table:number-columns-repeated="2"/>
          <table:table-cell table:formula="of:=[.L20]+0.1"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table:formula="of:=SUM([.M$5:.M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3" calcext:value-type="float">
            <text:p>20,3</text:p>
          </table:table-cell>
          <table:table-cell/>
          <table:table-cell table:style-name="ce30" office:value-type="float" office:value="19.8" calcext:value-type="float">
            <text:p>19,8</text:p>
          </table:table-cell>
          <table:table-cell table:number-columns-repeated="3"/>
          <table:table-cell table:formula="of:=[.G21]+1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H$5:.H22])" office:value-type="float" office:value="60" calcext:value-type="float">
            <text:p>60</text:p>
          </table:table-cell>
          <table:table-cell table:number-columns-repeated="2"/>
          <table:table-cell table:formula="of:=[.L21]+0.1"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table:formula="of:=SUM([.M$5:.M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0.4" calcext:value-type="float">
            <text:p>20,4</text:p>
          </table:table-cell>
          <table:table-cell/>
          <table:table-cell table:style-name="ce30" office:value-type="float" office:value="20.3" calcext:value-type="float">
            <text:p>20,3</text:p>
          </table:table-cell>
          <table:table-cell table:number-columns-repeated="3"/>
          <table:table-cell table:formula="of:=[.G22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SUM([.H$5:.H23])" office:value-type="float" office:value="60" calcext:value-type="float">
            <text:p>60</text:p>
          </table:table-cell>
          <table:table-cell table:number-columns-repeated="2"/>
          <table:table-cell table:formula="of:=[.L22]+0.1"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table:formula="of:=SUM([.M$5:.M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,5</text:p>
          </table:table-cell>
          <table:table-cell/>
          <table:table-cell table:style-name="ce30" office:value-type="float" office:value="20.3" calcext:value-type="float">
            <text:p>20,3</text:p>
          </table:table-cell>
          <table:table-cell table:number-columns-repeated="3"/>
          <table:table-cell table:formula="of:=[.G23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SUM([.H$5:.H24])" office:value-type="float" office:value="60" calcext:value-type="float">
            <text:p>60</text:p>
          </table:table-cell>
          <table:table-cell table:number-columns-repeated="2"/>
          <table:table-cell table:formula="of:=[.L23]+0.1"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table:formula="of:=SUM([.M$5:.M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3.5" calcext:value-type="float">
            <text:p>23,5</text:p>
          </table:table-cell>
          <table:table-cell/>
          <table:table-cell table:style-name="ce30" office:value-type="float" office:value="20.4" calcext:value-type="float">
            <text:p>20,4</text:p>
          </table:table-cell>
          <table:table-cell table:number-columns-repeated="3"/>
          <table:table-cell table:formula="of:=[.G24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SUM([.H$5:.H25])" office:value-type="float" office:value="60" calcext:value-type="float">
            <text:p>60</text:p>
          </table:table-cell>
          <table:table-cell table:number-columns-repeated="2"/>
          <table:table-cell table:formula="of:=[.L24]+0.1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M$5:.M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,8</text:p>
          </table:table-cell>
          <table:table-cell/>
          <table:table-cell table:style-name="ce30" office:value-type="float" office:value="20.6" calcext:value-type="float">
            <text:p>20,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table:formula="of:=[.L25]+0.1"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table:formula="of:=SUM([.M$5:.M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3" calcext:value-type="float">
            <text:p>24,3</text:p>
          </table:table-cell>
          <table:table-cell/>
          <table:table-cell table:style-name="ce30" office:value-type="float" office:value="20.7" calcext:value-type="float">
            <text:p>20,7</text:p>
          </table:table-cell>
          <table:table-cell table:number-columns-repeated="8"/>
          <table:table-cell table:formula="of:=[.L26]+0.1"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table:formula="of:=SUM([.M$5:.M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4.6" calcext:value-type="float">
            <text:p>24,6</text:p>
          </table:table-cell>
          <table:table-cell/>
          <table:table-cell table:style-name="ce30" office:value-type="float" office:value="21.1" calcext:value-type="float">
            <text:p>21,1</text:p>
          </table:table-cell>
          <table:table-cell table:number-columns-repeated="8"/>
          <table:table-cell table:formula="of:=[.L27]+0.1" office:value-type="float" office:value="12.3" calcext:value-type="float">
            <text:p>12,3</text:p>
          </table:table-cell>
          <table:table-cell office:value-type="float" office:value="0" calcext:value-type="float">
            <text:p>0</text:p>
          </table:table-cell>
          <table:table-cell table:formula="of:=SUM([.M$5:.M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5" calcext:value-type="float">
            <text:p>25,0</text:p>
          </table:table-cell>
          <table:table-cell/>
          <table:table-cell table:style-name="ce30" office:value-type="float" office:value="21.1" calcext:value-type="float">
            <text:p>21,1</text:p>
          </table:table-cell>
          <table:table-cell table:number-columns-repeated="8"/>
          <table:table-cell table:formula="of:=[.L28]+0.1"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table:formula="of:=SUM([.M$5:.M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6" calcext:value-type="float">
            <text:p>22,6</text:p>
          </table:table-cell>
          <table:table-cell/>
          <table:table-cell table:style-name="ce30" office:value-type="float" office:value="21.3" calcext:value-type="float">
            <text:p>21,3</text:p>
          </table:table-cell>
          <table:table-cell table:number-columns-repeated="8"/>
          <table:table-cell table:formula="of:=[.L29]+0.1"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table:formula="of:=SUM([.M$5:.M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1" calcext:value-type="float">
            <text:p>22,1</text:p>
          </table:table-cell>
          <table:table-cell/>
          <table:table-cell table:style-name="ce30" office:value-type="float" office:value="21.3" calcext:value-type="float">
            <text:p>21,3</text:p>
          </table:table-cell>
          <table:table-cell table:number-columns-repeated="8"/>
          <table:table-cell table:formula="of:=[.L30]+0.1" office:value-type="float" office:value="12.6" calcext:value-type="float">
            <text:p>12,6</text:p>
          </table:table-cell>
          <table:table-cell office:value-type="float" office:value="0" calcext:value-type="float">
            <text:p>0</text:p>
          </table:table-cell>
          <table:table-cell table:formula="of:=SUM([.M$5:.M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,9</text:p>
          </table:table-cell>
          <table:table-cell/>
          <table:table-cell table:style-name="ce30" office:value-type="float" office:value="21.4" calcext:value-type="float">
            <text:p>21,4</text:p>
          </table:table-cell>
          <table:table-cell table:number-columns-repeated="8"/>
          <table:table-cell table:formula="of:=[.L31]+0.1" office:value-type="float" office:value="12.7" calcext:value-type="float">
            <text:p>12,7</text:p>
          </table:table-cell>
          <table:table-cell office:value-type="float" office:value="0" calcext:value-type="float">
            <text:p>0</text:p>
          </table:table-cell>
          <table:table-cell table:formula="of:=SUM([.M$5:.M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.9" calcext:value-type="float">
            <text:p>23,9</text:p>
          </table:table-cell>
          <table:table-cell/>
          <table:table-cell table:style-name="ce30" office:value-type="float" office:value="21.5" calcext:value-type="float">
            <text:p>21,5</text:p>
          </table:table-cell>
          <table:table-cell table:number-columns-repeated="8"/>
          <table:table-cell table:formula="of:=[.L32]+0.1"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table:formula="of:=SUM([.M$5:.M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,1</text:p>
          </table:table-cell>
          <table:table-cell/>
          <table:table-cell table:style-name="ce19" office:value-type="float" office:value="21.6" calcext:value-type="float">
            <text:p>21,6</text:p>
          </table:table-cell>
          <table:table-cell table:number-columns-repeated="8"/>
          <table:table-cell table:formula="of:=[.L33]+0.1"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table:formula="of:=SUM([.M$5:.M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8" calcext:value-type="float">
            <text:p>22,8</text:p>
          </table:table-cell>
          <table:table-cell/>
          <table:table-cell table:style-name="ce19" office:value-type="float" office:value="21.9" calcext:value-type="float">
            <text:p>21,9</text:p>
          </table:table-cell>
          <table:table-cell table:number-columns-repeated="8"/>
          <table:table-cell table:formula="of:=[.L34]+0.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M$5:.M35])" office:value-type="float" office:value="1" calcext:value-type="float">
            <text:p>1</text:p>
          </table:table-cell>
          <table:table-cell/>
          <table:table-cell>
            <draw:frame table:end-cell-address="HistoTmin.X57" table:end-x="2.103cm" table:end-y="0.481cm" draw:z-index="3" draw:style-name="gr1" draw:text-style-name="P1" svg:width="20.16cm" svg:height="11.069cm" svg:x="0.005cm" svg:y="0.122cm">
              <draw:object draw:notify-on-update-of-ranges="HistoTmin.L5:HistoTmin.L205 HistoTmin.N5:HistoTmin.N20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30" office:value-type="float" office:value="21.6" calcext:value-type="float">
            <text:p>21,6</text:p>
          </table:table-cell>
          <table:table-cell/>
          <table:table-cell table:style-name="ce30" office:value-type="float" office:value="21.9" calcext:value-type="float">
            <text:p>21,9</text:p>
          </table:table-cell>
          <table:table-cell table:number-columns-repeated="8"/>
          <table:table-cell table:formula="of:=[.L35]+0.1" office:value-type="float" office:value="13.1" calcext:value-type="float">
            <text:p>13,1</text:p>
          </table:table-cell>
          <table:table-cell office:value-type="float" office:value="0" calcext:value-type="float">
            <text:p>0</text:p>
          </table:table-cell>
          <table:table-cell table:formula="of:=SUM([.M$5:.M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0.6" calcext:value-type="float">
            <text:p>20,6</text:p>
          </table:table-cell>
          <table:table-cell/>
          <table:table-cell table:style-name="ce30" office:value-type="float" office:value="22.1" calcext:value-type="float">
            <text:p>22,1</text:p>
          </table:table-cell>
          <table:table-cell table:number-columns-repeated="8"/>
          <table:table-cell table:formula="of:=[.L36]+0.1" office:value-type="float" office:value="13.2" calcext:value-type="float">
            <text:p>13,2</text:p>
          </table:table-cell>
          <table:table-cell office:value-type="float" office:value="0" calcext:value-type="float">
            <text:p>0</text:p>
          </table:table-cell>
          <table:table-cell table:formula="of:=SUM([.M$5:.M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1.5" calcext:value-type="float">
            <text:p>21,5</text:p>
          </table:table-cell>
          <table:table-cell/>
          <table:table-cell table:style-name="ce30" office:value-type="float" office:value="22.3" calcext:value-type="float">
            <text:p>22,3</text:p>
          </table:table-cell>
          <table:table-cell table:number-columns-repeated="8"/>
          <table:table-cell table:formula="of:=[.L37]+0.1" office:value-type="float" office:value="13.3" calcext:value-type="float">
            <text:p>13,3</text:p>
          </table:table-cell>
          <table:table-cell office:value-type="float" office:value="0" calcext:value-type="float">
            <text:p>0</text:p>
          </table:table-cell>
          <table:table-cell table:formula="of:=SUM([.M$5:.M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2.5" calcext:value-type="float">
            <text:p>22,5</text:p>
          </table:table-cell>
          <table:table-cell/>
          <table:table-cell table:style-name="ce30" office:value-type="float" office:value="22.5" calcext:value-type="float">
            <text:p>22,5</text:p>
          </table:table-cell>
          <table:table-cell table:number-columns-repeated="8"/>
          <table:table-cell table:formula="of:=[.L38]+0.1"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formula="of:=SUM([.M$5:.M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30" office:value-type="float" office:value="23" calcext:value-type="float">
            <text:p>23,0</text:p>
          </table:table-cell>
          <table:table-cell/>
          <table:table-cell table:style-name="ce30" office:value-type="float" office:value="22.5" calcext:value-type="float">
            <text:p>22,5</text:p>
          </table:table-cell>
          <table:table-cell table:number-columns-repeated="8"/>
          <table:table-cell table:formula="of:=[.L39]+0.1" office:value-type="float" office:value="13.5" calcext:value-type="float">
            <text:p>13,5</text:p>
          </table:table-cell>
          <table:table-cell office:value-type="float" office:value="1" calcext:value-type="float">
            <text:p>1</text:p>
          </table:table-cell>
          <table:table-cell table:formula="of:=SUM([.M$5:.M40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3.4" calcext:value-type="float">
            <text:p>23,4</text:p>
          </table:table-cell>
          <table:table-cell/>
          <table:table-cell table:style-name="ce30" office:value-type="float" office:value="22.5" calcext:value-type="float">
            <text:p>22,5</text:p>
          </table:table-cell>
          <table:table-cell table:number-columns-repeated="8"/>
          <table:table-cell table:formula="of:=[.L40]+0.1"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table:formula="of:=SUM([.M$5:.M41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30" office:value-type="float" office:value="22.9" calcext:value-type="float">
            <text:p>22,9</text:p>
          </table:table-cell>
          <table:table-cell/>
          <table:table-cell table:style-name="ce30" office:value-type="float" office:value="22.6" calcext:value-type="float">
            <text:p>22,6</text:p>
          </table:table-cell>
          <table:table-cell table:number-columns-repeated="8"/>
          <table:table-cell table:formula="of:=[.L41]+0.1" office:value-type="float" office:value="13.7" calcext:value-type="float">
            <text:p>13,7</text:p>
          </table:table-cell>
          <table:table-cell office:value-type="float" office:value="1" calcext:value-type="float">
            <text:p>1</text:p>
          </table:table-cell>
          <table:table-cell table:formula="of:=SUM([.M$5:.M42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,3</text:p>
          </table:table-cell>
          <table:table-cell/>
          <table:table-cell table:style-name="ce30" office:value-type="float" office:value="22.8" calcext:value-type="float">
            <text:p>22,8</text:p>
          </table:table-cell>
          <table:table-cell table:number-columns-repeated="8"/>
          <table:table-cell table:formula="of:=[.L42]+0.1" office:value-type="float" office:value="13.8" calcext:value-type="float">
            <text:p>13,8</text:p>
          </table:table-cell>
          <table:table-cell office:value-type="float" office:value="1" calcext:value-type="float">
            <text:p>1</text:p>
          </table:table-cell>
          <table:table-cell table:formula="of:=SUM([.M$5:.M43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.4" calcext:value-type="float">
            <text:p>19,4</text:p>
          </table:table-cell>
          <table:table-cell/>
          <table:table-cell table:style-name="ce30" office:value-type="float" office:value="22.8" calcext:value-type="float">
            <text:p>22,8</text:p>
          </table:table-cell>
          <table:table-cell table:number-columns-repeated="8"/>
          <table:table-cell table:formula="of:=[.L43]+0.1" office:value-type="float" office:value="13.9" calcext:value-type="float">
            <text:p>13,9</text:p>
          </table:table-cell>
          <table:table-cell office:value-type="float" office:value="0" calcext:value-type="float">
            <text:p>0</text:p>
          </table:table-cell>
          <table:table-cell table:formula="of:=SUM([.M$5:.M4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19" calcext:value-type="float">
            <text:p>19,0</text:p>
          </table:table-cell>
          <table:table-cell/>
          <table:table-cell table:style-name="ce30" office:value-type="float" office:value="22.9" calcext:value-type="float">
            <text:p>22,9</text:p>
          </table:table-cell>
          <table:table-cell table:number-columns-repeated="8"/>
          <table:table-cell table:formula="of:=[.L44]+0.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M$5:.M4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1" calcext:value-type="float">
            <text:p>21,1</text:p>
          </table:table-cell>
          <table:table-cell/>
          <table:table-cell table:style-name="ce30" office:value-type="float" office:value="22.9" calcext:value-type="float">
            <text:p>22,9</text:p>
          </table:table-cell>
          <table:table-cell table:number-columns-repeated="8"/>
          <table:table-cell table:formula="of:=[.L45]+0.1"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table:formula="of:=SUM([.M$5:.M46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4" calcext:value-type="float">
            <text:p>21,4</text:p>
          </table:table-cell>
          <table:table-cell/>
          <table:table-cell table:style-name="ce30" office:value-type="float" office:value="23" calcext:value-type="float">
            <text:p>23,0</text:p>
          </table:table-cell>
          <table:table-cell table:number-columns-repeated="8"/>
          <table:table-cell table:formula="of:=[.L46]+0.1"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table:formula="of:=SUM([.M$5:.M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1.3" calcext:value-type="float">
            <text:p>21,3</text:p>
          </table:table-cell>
          <table:table-cell/>
          <table:table-cell table:style-name="ce30" office:value-type="float" office:value="23.4" calcext:value-type="float">
            <text:p>23,4</text:p>
          </table:table-cell>
          <table:table-cell table:number-columns-repeated="8"/>
          <table:table-cell table:formula="of:=[.L47]+0.1"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formula="of:=SUM([.M$5:.M48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30" office:value-type="float" office:value="22.3" calcext:value-type="float">
            <text:p>22,3</text:p>
          </table:table-cell>
          <table:table-cell/>
          <table:table-cell table:style-name="ce30" office:value-type="float" office:value="23.4" calcext:value-type="float">
            <text:p>23,4</text:p>
          </table:table-cell>
          <table:table-cell table:number-columns-repeated="8"/>
          <table:table-cell table:formula="of:=[.L48]+0.1" office:value-type="float" office:value="14.4" calcext:value-type="float">
            <text:p>14,4</text:p>
          </table:table-cell>
          <table:table-cell office:value-type="float" office:value="1" calcext:value-type="float">
            <text:p>1</text:p>
          </table:table-cell>
          <table:table-cell table:formula="of:=SUM([.M$5:.M49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9.8" calcext:value-type="float">
            <text:p>19,8</text:p>
          </table:table-cell>
          <table:table-cell/>
          <table:table-cell table:style-name="ce30" office:value-type="float" office:value="23.5" calcext:value-type="float">
            <text:p>23,5</text:p>
          </table:table-cell>
          <table:table-cell table:number-columns-repeated="8"/>
          <table:table-cell table:formula="of:=[.L49]+0.1" office:value-type="float" office:value="14.5" calcext:value-type="float">
            <text:p>14,5</text:p>
          </table:table-cell>
          <table:table-cell office:value-type="float" office:value="0" calcext:value-type="float">
            <text:p>0</text:p>
          </table:table-cell>
          <table:table-cell table:formula="of:=SUM([.M$5:.M50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3.4" calcext:value-type="float">
            <text:p>13,4</text:p>
          </table:table-cell>
          <table:table-cell/>
          <table:table-cell table:style-name="ce30" office:value-type="float" office:value="23.6" calcext:value-type="float">
            <text:p>23,6</text:p>
          </table:table-cell>
          <table:table-cell table:number-columns-repeated="8"/>
          <table:table-cell table:formula="of:=[.L50]+0.1" office:value-type="float" office:value="14.6" calcext:value-type="float">
            <text:p>14,6</text:p>
          </table:table-cell>
          <table:table-cell office:value-type="float" office:value="0" calcext:value-type="float">
            <text:p>0</text:p>
          </table:table-cell>
          <table:table-cell table:formula="of:=SUM([.M$5:.M51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30" office:value-type="float" office:value="12" calcext:value-type="float">
            <text:p>12,0</text:p>
          </table:table-cell>
          <table:table-cell/>
          <table:table-cell table:style-name="ce30" office:value-type="float" office:value="23.8" calcext:value-type="float">
            <text:p>23,8</text:p>
          </table:table-cell>
          <table:table-cell table:number-columns-repeated="8"/>
          <table:table-cell table:formula="of:=[.L51]+0.1" office:value-type="float" office:value="14.7" calcext:value-type="float">
            <text:p>14,7</text:p>
          </table:table-cell>
          <table:table-cell office:value-type="float" office:value="1" calcext:value-type="float">
            <text:p>1</text:p>
          </table:table-cell>
          <table:table-cell table:formula="of:=SUM([.M$5:.M52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6" calcext:value-type="float">
            <text:p>13,6</text:p>
          </table:table-cell>
          <table:table-cell/>
          <table:table-cell table:style-name="ce30" office:value-type="float" office:value="23.9" calcext:value-type="float">
            <text:p>23,9</text:p>
          </table:table-cell>
          <table:table-cell table:number-columns-repeated="8"/>
          <table:table-cell table:formula="of:=[.L52]+0.1"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table:formula="of:=SUM([.M$5:.M53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7.3" calcext:value-type="float">
            <text:p>17,3</text:p>
          </table:table-cell>
          <table:table-cell/>
          <table:table-cell table:style-name="ce30" office:value-type="float" office:value="24.1" calcext:value-type="float">
            <text:p>24,1</text:p>
          </table:table-cell>
          <table:table-cell table:number-columns-repeated="8"/>
          <table:table-cell table:formula="of:=[.L53]+0.1"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table:formula="of:=SUM([.M$5:.M5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8" calcext:value-type="float">
            <text:p>15,8</text:p>
          </table:table-cell>
          <table:table-cell/>
          <table:table-cell table:style-name="ce30" office:value-type="float" office:value="24.3" calcext:value-type="float">
            <text:p>24,3</text:p>
          </table:table-cell>
          <table:table-cell table:number-columns-repeated="8"/>
          <table:table-cell table:formula="of:=[.L54]+0.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M$5:.M55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3" calcext:value-type="float">
            <text:p>14,3</text:p>
          </table:table-cell>
          <table:table-cell/>
          <table:table-cell table:style-name="ce30" office:value-type="float" office:value="24.5" calcext:value-type="float">
            <text:p>24,5</text:p>
          </table:table-cell>
          <table:table-cell table:number-columns-repeated="8"/>
          <table:table-cell table:formula="of:=[.L55]+0.1"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formula="of:=SUM([.M$5:.M56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3.7" calcext:value-type="float">
            <text:p>13,7</text:p>
          </table:table-cell>
          <table:table-cell/>
          <table:table-cell table:style-name="ce30" office:value-type="float" office:value="24.6" calcext:value-type="float">
            <text:p>24,6</text:p>
          </table:table-cell>
          <table:table-cell table:number-columns-repeated="8"/>
          <table:table-cell table:formula="of:=[.L56]+0.1"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table:formula="of:=SUM([.M$5:.M57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9" calcext:value-type="float">
            <text:p>15,9</text:p>
          </table:table-cell>
          <table:table-cell/>
          <table:table-cell table:style-name="ce30" office:value-type="float" office:value="24.7" calcext:value-type="float">
            <text:p>24,7</text:p>
          </table:table-cell>
          <table:table-cell table:number-columns-repeated="8"/>
          <table:table-cell table:formula="of:=[.L57]+0.1"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table:formula="of:=SUM([.M$5:.M5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5.4" calcext:value-type="float">
            <text:p>15,4</text:p>
          </table:table-cell>
          <table:table-cell/>
          <table:table-cell table:style-name="ce30" office:value-type="float" office:value="24.9" calcext:value-type="float">
            <text:p>24,9</text:p>
          </table:table-cell>
          <table:table-cell table:number-columns-repeated="8"/>
          <table:table-cell table:formula="of:=[.L58]+0.1" office:value-type="float" office:value="15.4" calcext:value-type="float">
            <text:p>15,4</text:p>
          </table:table-cell>
          <table:table-cell office:value-type="float" office:value="0" calcext:value-type="float">
            <text:p>0</text:p>
          </table:table-cell>
          <table:table-cell table:formula="of:=SUM([.M$5:.M59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30" office:value-type="float" office:value="14.6" calcext:value-type="float">
            <text:p>14,6</text:p>
          </table:table-cell>
          <table:table-cell/>
          <table:table-cell table:style-name="ce30" office:value-type="float" office:value="25" calcext:value-type="float">
            <text:p>25,0</text:p>
          </table:table-cell>
          <table:table-cell table:number-columns-repeated="8"/>
          <table:table-cell table:formula="of:=[.L59]+0.1" office:value-type="float" office:value="15.5" calcext:value-type="float">
            <text:p>15,5</text:p>
          </table:table-cell>
          <table:table-cell office:value-type="float" office:value="1" calcext:value-type="float">
            <text:p>1</text:p>
          </table:table-cell>
          <table:table-cell table:formula="of:=SUM([.M$5:.M6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6.1" calcext:value-type="float">
            <text:p>16,1</text:p>
          </table:table-cell>
          <table:table-cell/>
          <table:table-cell table:style-name="ce30" office:value-type="float" office:value="25.2" calcext:value-type="float">
            <text:p>25,2</text:p>
          </table:table-cell>
          <table:table-cell table:number-columns-repeated="8"/>
          <table:table-cell table:formula="of:=[.L60]+0.1" office:value-type="float" office:value="15.6" calcext:value-type="float">
            <text:p>15,6</text:p>
          </table:table-cell>
          <table:table-cell office:value-type="float" office:value="0" calcext:value-type="float">
            <text:p>0</text:p>
          </table:table-cell>
          <table:table-cell table:formula="of:=SUM([.M$5:.M61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,7</text:p>
          </table:table-cell>
          <table:table-cell/>
          <table:table-cell table:style-name="ce30" office:value-type="float" office:value="25.4" calcext:value-type="float">
            <text:p>25,4</text:p>
          </table:table-cell>
          <table:table-cell table:number-columns-repeated="8"/>
          <table:table-cell table:formula="of:=[.L61]+0.1" office:value-type="float" office:value="15.7" calcext:value-type="float">
            <text:p>15,7</text:p>
          </table:table-cell>
          <table:table-cell office:value-type="float" office:value="0" calcext:value-type="float">
            <text:p>0</text:p>
          </table:table-cell>
          <table:table-cell table:formula="of:=SUM([.M$5:.M62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,7</text:p>
          </table:table-cell>
          <table:table-cell/>
          <table:table-cell table:style-name="ce30" office:value-type="float" office:value="25.8" calcext:value-type="float">
            <text:p>25,8</text:p>
          </table:table-cell>
          <table:table-cell table:number-columns-repeated="8"/>
          <table:table-cell table:formula="of:=[.L62]+0.1" office:value-type="float" office:value="15.8" calcext:value-type="float">
            <text:p>15,8</text:p>
          </table:table-cell>
          <table:table-cell office:value-type="float" office:value="3" calcext:value-type="float">
            <text:p>3</text:p>
          </table:table-cell>
          <table:table-cell table:formula="of:=SUM([.M$5:.M63])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30" office:value-type="float" office:value="15.7" calcext:value-type="float">
            <text:p>15,7</text:p>
          </table:table-cell>
          <table:table-cell/>
          <table:table-cell table:style-name="ce30" office:value-type="float" office:value="26" calcext:value-type="float">
            <text:p>26,0</text:p>
          </table:table-cell>
          <table:table-cell table:number-columns-repeated="8"/>
          <table:table-cell table:formula="of:=[.L63]+0.1" office:value-type="float" office:value="15.9" calcext:value-type="float">
            <text:p>15,9</text:p>
          </table:table-cell>
          <table:table-cell office:value-type="float" office:value="1" calcext:value-type="float">
            <text:p>1</text:p>
          </table:table-cell>
          <table:table-cell table:formula="of:=SUM([.M$5:.M64])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64]+0.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SUM([.M$5:.M65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65]+0.1"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table:formula="of:=SUM([.M$5:.M66])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66]+0.1" office:value-type="float" office:value="16.2" calcext:value-type="float">
            <text:p>16,2</text:p>
          </table:table-cell>
          <table:table-cell office:value-type="float" office:value="1" calcext:value-type="float">
            <text:p>1</text:p>
          </table:table-cell>
          <table:table-cell table:formula="of:=SUM([.M$5:.M67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67]+0.1" office:value-type="float" office:value="16.3" calcext:value-type="float">
            <text:p>16,3</text:p>
          </table:table-cell>
          <table:table-cell office:value-type="float" office:value="0" calcext:value-type="float">
            <text:p>0</text:p>
          </table:table-cell>
          <table:table-cell table:formula="of:=SUM([.M$5:.M68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68]+0.1" office:value-type="float" office:value="16.4" calcext:value-type="float">
            <text:p>16,4</text:p>
          </table:table-cell>
          <table:table-cell office:value-type="float" office:value="0" calcext:value-type="float">
            <text:p>0</text:p>
          </table:table-cell>
          <table:table-cell table:formula="of:=SUM([.M$5:.M69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69]+0.1"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formula="of:=SUM([.M$5:.M70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0]+0.1"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table:formula="of:=SUM([.M$5:.M71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1]+0.1" office:value-type="float" office:value="16.7" calcext:value-type="float">
            <text:p>16,7</text:p>
          </table:table-cell>
          <table:table-cell office:value-type="float" office:value="0" calcext:value-type="float">
            <text:p>0</text:p>
          </table:table-cell>
          <table:table-cell table:formula="of:=SUM([.M$5:.M72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2]+0.1"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table:formula="of:=SUM([.M$5:.M73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3]+0.1" office:value-type="float" office:value="16.9" calcext:value-type="float">
            <text:p>16,9</text:p>
          </table:table-cell>
          <table:table-cell office:value-type="float" office:value="0" calcext:value-type="float">
            <text:p>0</text:p>
          </table:table-cell>
          <table:table-cell table:formula="of:=SUM([.M$5:.M74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4]+0.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M$5:.M75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5]+0.1"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table:formula="of:=SUM([.M$5:.M76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6]+0.1" office:value-type="float" office:value="17.2" calcext:value-type="float">
            <text:p>17,2</text:p>
          </table:table-cell>
          <table:table-cell office:value-type="float" office:value="0" calcext:value-type="float">
            <text:p>0</text:p>
          </table:table-cell>
          <table:table-cell table:formula="of:=SUM([.M$5:.M77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7]+0.1" office:value-type="float" office:value="17.3" calcext:value-type="float">
            <text:p>17,3</text:p>
          </table:table-cell>
          <table:table-cell office:value-type="float" office:value="0" calcext:value-type="float">
            <text:p>0</text:p>
          </table:table-cell>
          <table:table-cell table:formula="of:=SUM([.M$5:.M78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8]+0.1" office:value-type="float" office:value="17.4" calcext:value-type="float">
            <text:p>17,4</text:p>
          </table:table-cell>
          <table:table-cell office:value-type="float" office:value="1" calcext:value-type="float">
            <text:p>1</text:p>
          </table:table-cell>
          <table:table-cell table:formula="of:=SUM([.M$5:.M79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79]+0.1"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formula="of:=SUM([.M$5:.M80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0]+0.1" office:value-type="float" office:value="17.6" calcext:value-type="float">
            <text:p>17,6</text:p>
          </table:table-cell>
          <table:table-cell office:value-type="float" office:value="0" calcext:value-type="float">
            <text:p>0</text:p>
          </table:table-cell>
          <table:table-cell table:formula="of:=SUM([.M$5:.M81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1]+0.1" office:value-type="float" office:value="17.7" calcext:value-type="float">
            <text:p>17,7</text:p>
          </table:table-cell>
          <table:table-cell office:value-type="float" office:value="0" calcext:value-type="float">
            <text:p>0</text:p>
          </table:table-cell>
          <table:table-cell table:formula="of:=SUM([.M$5:.M82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2]+0.1"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table:formula="of:=SUM([.M$5:.M83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3]+0.1" office:value-type="float" office:value="17.9" calcext:value-type="float">
            <text:p>17,9</text:p>
          </table:table-cell>
          <table:table-cell office:value-type="float" office:value="0" calcext:value-type="float">
            <text:p>0</text:p>
          </table:table-cell>
          <table:table-cell table:formula="of:=SUM([.M$5:.M84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4]+0.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M$5:.M85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5]+0.1"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table:formula="of:=SUM([.M$5:.M86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6]+0.1"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formula="of:=SUM([.M$5:.M87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7]+0.1" office:value-type="float" office:value="18.3" calcext:value-type="float">
            <text:p>18,3</text:p>
          </table:table-cell>
          <table:table-cell office:value-type="float" office:value="0" calcext:value-type="float">
            <text:p>0</text:p>
          </table:table-cell>
          <table:table-cell table:formula="of:=SUM([.M$5:.M88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8]+0.1" office:value-type="float" office:value="18.4" calcext:value-type="float">
            <text:p>18,4</text:p>
          </table:table-cell>
          <table:table-cell office:value-type="float" office:value="0" calcext:value-type="float">
            <text:p>0</text:p>
          </table:table-cell>
          <table:table-cell table:formula="of:=SUM([.M$5:.M89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89]+0.1"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table:formula="of:=SUM([.M$5:.M90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0]+0.1" office:value-type="float" office:value="18.6" calcext:value-type="float">
            <text:p>18,6</text:p>
          </table:table-cell>
          <table:table-cell office:value-type="float" office:value="0" calcext:value-type="float">
            <text:p>0</text:p>
          </table:table-cell>
          <table:table-cell table:formula="of:=SUM([.M$5:.M91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1]+0.1" office:value-type="float" office:value="18.7" calcext:value-type="float">
            <text:p>18,7</text:p>
          </table:table-cell>
          <table:table-cell office:value-type="float" office:value="0" calcext:value-type="float">
            <text:p>0</text:p>
          </table:table-cell>
          <table:table-cell table:formula="of:=SUM([.M$5:.M92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2]+0.1" office:value-type="float" office:value="18.8" calcext:value-type="float">
            <text:p>18,8</text:p>
          </table:table-cell>
          <table:table-cell office:value-type="float" office:value="0" calcext:value-type="float">
            <text:p>0</text:p>
          </table:table-cell>
          <table:table-cell table:formula="of:=SUM([.M$5:.M93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3]+0.1" office:value-type="float" office:value="18.9" calcext:value-type="float">
            <text:p>18,9</text:p>
          </table:table-cell>
          <table:table-cell office:value-type="float" office:value="0" calcext:value-type="float">
            <text:p>0</text:p>
          </table:table-cell>
          <table:table-cell table:formula="of:=SUM([.M$5:.M94])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4]+0.1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SUM([.M$5:.M95]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5]+0.1" office:value-type="float" office:value="19.1" calcext:value-type="float">
            <text:p>19,1</text:p>
          </table:table-cell>
          <table:table-cell office:value-type="float" office:value="0" calcext:value-type="float">
            <text:p>0</text:p>
          </table:table-cell>
          <table:table-cell table:formula="of:=SUM([.M$5:.M96]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6]+0.1" office:value-type="float" office:value="19.2" calcext:value-type="float">
            <text:p>19,2</text:p>
          </table:table-cell>
          <table:table-cell office:value-type="float" office:value="0" calcext:value-type="float">
            <text:p>0</text:p>
          </table:table-cell>
          <table:table-cell table:formula="of:=SUM([.M$5:.M97]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7]+0.1"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table:formula="of:=SUM([.M$5:.M98])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8]+0.1" office:value-type="float" office:value="19.4" calcext:value-type="float">
            <text:p>19,4</text:p>
          </table:table-cell>
          <table:table-cell office:value-type="float" office:value="1" calcext:value-type="float">
            <text:p>1</text:p>
          </table:table-cell>
          <table:table-cell table:formula="of:=SUM([.M$5:.M99]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99]+0.1" office:value-type="float" office:value="19.5" calcext:value-type="float">
            <text:p>19,5</text:p>
          </table:table-cell>
          <table:table-cell office:value-type="float" office:value="0" calcext:value-type="float">
            <text:p>0</text:p>
          </table:table-cell>
          <table:table-cell table:formula="of:=SUM([.M$5:.M100]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0]+0.1" office:value-type="float" office:value="19.6" calcext:value-type="float">
            <text:p>19,6</text:p>
          </table:table-cell>
          <table:table-cell office:value-type="float" office:value="0" calcext:value-type="float">
            <text:p>0</text:p>
          </table:table-cell>
          <table:table-cell table:formula="of:=SUM([.M$5:.M101]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1]+0.1" office:value-type="float" office:value="19.7" calcext:value-type="float">
            <text:p>19,7</text:p>
          </table:table-cell>
          <table:table-cell office:value-type="float" office:value="0" calcext:value-type="float">
            <text:p>0</text:p>
          </table:table-cell>
          <table:table-cell table:formula="of:=SUM([.M$5:.M102])" office:value-type="float" office:value="17" calcext:value-type="float">
            <text:p>1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2]+0.1" office:value-type="float" office:value="19.8" calcext:value-type="float">
            <text:p>19,8</text:p>
          </table:table-cell>
          <table:table-cell office:value-type="float" office:value="1" calcext:value-type="float">
            <text:p>1</text:p>
          </table:table-cell>
          <table:table-cell table:formula="of:=SUM([.M$5:.M103]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3]+0.1"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table:formula="of:=SUM([.M$5:.M104]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4]+0.1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M$5:.M105]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5]+0.1" office:value-type="float" office:value="20.1" calcext:value-type="float">
            <text:p>20,1</text:p>
          </table:table-cell>
          <table:table-cell office:value-type="float" office:value="0" calcext:value-type="float">
            <text:p>0</text:p>
          </table:table-cell>
          <table:table-cell table:formula="of:=SUM([.M$5:.M106]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6]+0.1" office:value-type="float" office:value="20.2" calcext:value-type="float">
            <text:p>20,2</text:p>
          </table:table-cell>
          <table:table-cell office:value-type="float" office:value="0" calcext:value-type="float">
            <text:p>0</text:p>
          </table:table-cell>
          <table:table-cell table:formula="of:=SUM([.M$5:.M107])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7]+0.1" office:value-type="float" office:value="20.3" calcext:value-type="float">
            <text:p>20,3</text:p>
          </table:table-cell>
          <table:table-cell office:value-type="float" office:value="2" calcext:value-type="float">
            <text:p>2</text:p>
          </table:table-cell>
          <table:table-cell table:formula="of:=SUM([.M$5:.M108])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8]+0.1" office:value-type="float" office:value="20.4" calcext:value-type="float">
            <text:p>20,4</text:p>
          </table:table-cell>
          <table:table-cell office:value-type="float" office:value="1" calcext:value-type="float">
            <text:p>1</text:p>
          </table:table-cell>
          <table:table-cell table:formula="of:=SUM([.M$5:.M109])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09]+0.1" office:value-type="float" office:value="20.5" calcext:value-type="float">
            <text:p>20,5</text:p>
          </table:table-cell>
          <table:table-cell office:value-type="float" office:value="0" calcext:value-type="float">
            <text:p>0</text:p>
          </table:table-cell>
          <table:table-cell table:formula="of:=SUM([.M$5:.M110])"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0]+0.1" office:value-type="float" office:value="20.6" calcext:value-type="float">
            <text:p>20,6</text:p>
          </table:table-cell>
          <table:table-cell office:value-type="float" office:value="1" calcext:value-type="float">
            <text:p>1</text:p>
          </table:table-cell>
          <table:table-cell table:formula="of:=SUM([.M$5:.M111])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1]+0.1"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table:formula="of:=SUM([.M$5:.M112])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2]+0.1" office:value-type="float" office:value="20.8" calcext:value-type="float">
            <text:p>20,8</text:p>
          </table:table-cell>
          <table:table-cell office:value-type="float" office:value="0" calcext:value-type="float">
            <text:p>0</text:p>
          </table:table-cell>
          <table:table-cell table:formula="of:=SUM([.M$5:.M113])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3]+0.1" office:value-type="float" office:value="20.9000000000001" calcext:value-type="float">
            <text:p>20,9000000000001</text:p>
          </table:table-cell>
          <table:table-cell office:value-type="float" office:value="0" calcext:value-type="float">
            <text:p>0</text:p>
          </table:table-cell>
          <table:table-cell table:formula="of:=SUM([.M$5:.M114])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4]+0.1" office:value-type="float" office:value="21.0000000000001" calcext:value-type="float">
            <text:p>21,0000000000001</text:p>
          </table:table-cell>
          <table:table-cell office:value-type="float" office:value="0" calcext:value-type="float">
            <text:p>0</text:p>
          </table:table-cell>
          <table:table-cell table:formula="of:=SUM([.M$5:.M115])"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5]+0.1" office:value-type="float" office:value="21.1000000000001" calcext:value-type="float">
            <text:p>21,1000000000001</text:p>
          </table:table-cell>
          <table:table-cell office:value-type="float" office:value="2" calcext:value-type="float">
            <text:p>2</text:p>
          </table:table-cell>
          <table:table-cell table:formula="of:=SUM([.M$5:.M116])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6]+0.1" office:value-type="float" office:value="21.2000000000001" calcext:value-type="float">
            <text:p>21,2000000000001</text:p>
          </table:table-cell>
          <table:table-cell office:value-type="float" office:value="0" calcext:value-type="float">
            <text:p>0</text:p>
          </table:table-cell>
          <table:table-cell table:formula="of:=SUM([.M$5:.M117])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7]+0.1" office:value-type="float" office:value="21.3000000000001" calcext:value-type="float">
            <text:p>21,3000000000001</text:p>
          </table:table-cell>
          <table:table-cell office:value-type="float" office:value="2" calcext:value-type="float">
            <text:p>2</text:p>
          </table:table-cell>
          <table:table-cell table:formula="of:=SUM([.M$5:.M118])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8]+0.1" office:value-type="float" office:value="21.4000000000001" calcext:value-type="float">
            <text:p>21,4000000000001</text:p>
          </table:table-cell>
          <table:table-cell office:value-type="float" office:value="1" calcext:value-type="float">
            <text:p>1</text:p>
          </table:table-cell>
          <table:table-cell table:formula="of:=SUM([.M$5:.M119])"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19]+0.1" office:value-type="float" office:value="21.5000000000001" calcext:value-type="float">
            <text:p>21,5000000000001</text:p>
          </table:table-cell>
          <table:table-cell office:value-type="float" office:value="1" calcext:value-type="float">
            <text:p>1</text:p>
          </table:table-cell>
          <table:table-cell table:formula="of:=SUM([.M$5:.M120])" office:value-type="float" office:value="29" calcext:value-type="float">
            <text:p>2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0]+0.1" office:value-type="float" office:value="21.6000000000001" calcext:value-type="float">
            <text:p>21,6000000000001</text:p>
          </table:table-cell>
          <table:table-cell office:value-type="float" office:value="1" calcext:value-type="float">
            <text:p>1</text:p>
          </table:table-cell>
          <table:table-cell table:formula="of:=SUM([.M$5:.M121])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1]+0.1" office:value-type="float" office:value="21.7000000000001" calcext:value-type="float">
            <text:p>21,7000000000001</text:p>
          </table:table-cell>
          <table:table-cell office:value-type="float" office:value="0" calcext:value-type="float">
            <text:p>0</text:p>
          </table:table-cell>
          <table:table-cell table:formula="of:=SUM([.M$5:.M122])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2]+0.1" office:value-type="float" office:value="21.8000000000001" calcext:value-type="float">
            <text:p>21,8000000000001</text:p>
          </table:table-cell>
          <table:table-cell office:value-type="float" office:value="0" calcext:value-type="float">
            <text:p>0</text:p>
          </table:table-cell>
          <table:table-cell table:formula="of:=SUM([.M$5:.M123])"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3]+0.1" office:value-type="float" office:value="21.9000000000001" calcext:value-type="float">
            <text:p>21,9000000000001</text:p>
          </table:table-cell>
          <table:table-cell office:value-type="float" office:value="2" calcext:value-type="float">
            <text:p>2</text:p>
          </table:table-cell>
          <table:table-cell table:formula="of:=SUM([.M$5:.M124]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4]+0.1" office:value-type="float" office:value="22.0000000000001" calcext:value-type="float">
            <text:p>22,0000000000001</text:p>
          </table:table-cell>
          <table:table-cell office:value-type="float" office:value="0" calcext:value-type="float">
            <text:p>0</text:p>
          </table:table-cell>
          <table:table-cell table:formula="of:=SUM([.M$5:.M125])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5]+0.1" office:value-type="float" office:value="22.1000000000001" calcext:value-type="float">
            <text:p>22,1000000000001</text:p>
          </table:table-cell>
          <table:table-cell office:value-type="float" office:value="1" calcext:value-type="float">
            <text:p>1</text:p>
          </table:table-cell>
          <table:table-cell table:formula="of:=SUM([.M$5:.M126]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6]+0.1" office:value-type="float" office:value="22.2000000000001" calcext:value-type="float">
            <text:p>22,2000000000001</text:p>
          </table:table-cell>
          <table:table-cell office:value-type="float" office:value="0" calcext:value-type="float">
            <text:p>0</text:p>
          </table:table-cell>
          <table:table-cell table:formula="of:=SUM([.M$5:.M127])"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7]+0.1" office:value-type="float" office:value="22.3000000000001" calcext:value-type="float">
            <text:p>22,3000000000001</text:p>
          </table:table-cell>
          <table:table-cell office:value-type="float" office:value="1" calcext:value-type="float">
            <text:p>1</text:p>
          </table:table-cell>
          <table:table-cell table:formula="of:=SUM([.M$5:.M128])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8]+0.1" office:value-type="float" office:value="22.4000000000001" calcext:value-type="float">
            <text:p>22,4000000000001</text:p>
          </table:table-cell>
          <table:table-cell office:value-type="float" office:value="0" calcext:value-type="float">
            <text:p>0</text:p>
          </table:table-cell>
          <table:table-cell table:formula="of:=SUM([.M$5:.M129])" office:value-type="float" office:value="34" calcext:value-type="float">
            <text:p>3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29]+0.1" office:value-type="float" office:value="22.5000000000001" calcext:value-type="float">
            <text:p>22,5000000000001</text:p>
          </table:table-cell>
          <table:table-cell office:value-type="float" office:value="3" calcext:value-type="float">
            <text:p>3</text:p>
          </table:table-cell>
          <table:table-cell table:formula="of:=SUM([.M$5:.M130])" office:value-type="float" office:value="37" calcext:value-type="float">
            <text:p>3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0]+0.1" office:value-type="float" office:value="22.6000000000001" calcext:value-type="float">
            <text:p>22,6000000000001</text:p>
          </table:table-cell>
          <table:table-cell office:value-type="float" office:value="1" calcext:value-type="float">
            <text:p>1</text:p>
          </table:table-cell>
          <table:table-cell table:formula="of:=SUM([.M$5:.M131])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1]+0.1" office:value-type="float" office:value="22.7000000000001" calcext:value-type="float">
            <text:p>22,7000000000001</text:p>
          </table:table-cell>
          <table:table-cell office:value-type="float" office:value="0" calcext:value-type="float">
            <text:p>0</text:p>
          </table:table-cell>
          <table:table-cell table:formula="of:=SUM([.M$5:.M132])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2]+0.1" office:value-type="float" office:value="22.8000000000001" calcext:value-type="float">
            <text:p>22,8000000000001</text:p>
          </table:table-cell>
          <table:table-cell office:value-type="float" office:value="2" calcext:value-type="float">
            <text:p>2</text:p>
          </table:table-cell>
          <table:table-cell table:formula="of:=SUM([.M$5:.M133])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3]+0.1" office:value-type="float" office:value="22.9000000000001" calcext:value-type="float">
            <text:p>22,9000000000001</text:p>
          </table:table-cell>
          <table:table-cell office:value-type="float" office:value="2" calcext:value-type="float">
            <text:p>2</text:p>
          </table:table-cell>
          <table:table-cell table:formula="of:=SUM([.M$5:.M134])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4]+0.1" office:value-type="float" office:value="23.0000000000001" calcext:value-type="float">
            <text:p>23,0000000000001</text:p>
          </table:table-cell>
          <table:table-cell office:value-type="float" office:value="1" calcext:value-type="float">
            <text:p>1</text:p>
          </table:table-cell>
          <table:table-cell table:formula="of:=SUM([.M$5:.M135]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5]+0.1" office:value-type="float" office:value="23.1000000000001" calcext:value-type="float">
            <text:p>23,1000000000001</text:p>
          </table:table-cell>
          <table:table-cell office:value-type="float" office:value="0" calcext:value-type="float">
            <text:p>0</text:p>
          </table:table-cell>
          <table:table-cell table:formula="of:=SUM([.M$5:.M136]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6]+0.1" office:value-type="float" office:value="23.2000000000001" calcext:value-type="float">
            <text:p>23,2000000000001</text:p>
          </table:table-cell>
          <table:table-cell office:value-type="float" office:value="0" calcext:value-type="float">
            <text:p>0</text:p>
          </table:table-cell>
          <table:table-cell table:formula="of:=SUM([.M$5:.M137]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7]+0.1" office:value-type="float" office:value="23.3000000000001" calcext:value-type="float">
            <text:p>23,3000000000001</text:p>
          </table:table-cell>
          <table:table-cell office:value-type="float" office:value="0" calcext:value-type="float">
            <text:p>0</text:p>
          </table:table-cell>
          <table:table-cell table:formula="of:=SUM([.M$5:.M138]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8]+0.1" office:value-type="float" office:value="23.4000000000001" calcext:value-type="float">
            <text:p>23,4000000000001</text:p>
          </table:table-cell>
          <table:table-cell office:value-type="float" office:value="2" calcext:value-type="float">
            <text:p>2</text:p>
          </table:table-cell>
          <table:table-cell table:formula="of:=SUM([.M$5:.M139]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39]+0.1" office:value-type="float" office:value="23.5000000000001" calcext:value-type="float">
            <text:p>23,5000000000001</text:p>
          </table:table-cell>
          <table:table-cell office:value-type="float" office:value="1" calcext:value-type="float">
            <text:p>1</text:p>
          </table:table-cell>
          <table:table-cell table:formula="of:=SUM([.M$5:.M140])" office:value-type="float" office:value="46" calcext:value-type="float">
            <text:p>4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0]+0.1" office:value-type="float" office:value="23.6000000000001" calcext:value-type="float">
            <text:p>23,6000000000001</text:p>
          </table:table-cell>
          <table:table-cell office:value-type="float" office:value="1" calcext:value-type="float">
            <text:p>1</text:p>
          </table:table-cell>
          <table:table-cell table:formula="of:=SUM([.M$5:.M141]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1]+0.1" office:value-type="float" office:value="23.7000000000001" calcext:value-type="float">
            <text:p>23,7000000000001</text:p>
          </table:table-cell>
          <table:table-cell office:value-type="float" office:value="0" calcext:value-type="float">
            <text:p>0</text:p>
          </table:table-cell>
          <table:table-cell table:formula="of:=SUM([.M$5:.M142])" office:value-type="float" office:value="47" calcext:value-type="float">
            <text:p>4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2]+0.1" office:value-type="float" office:value="23.8000000000001" calcext:value-type="float">
            <text:p>23,8000000000001</text:p>
          </table:table-cell>
          <table:table-cell office:value-type="float" office:value="1" calcext:value-type="float">
            <text:p>1</text:p>
          </table:table-cell>
          <table:table-cell table:formula="of:=SUM([.M$5:.M143])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3]+0.1" office:value-type="float" office:value="23.9000000000001" calcext:value-type="float">
            <text:p>23,9000000000001</text:p>
          </table:table-cell>
          <table:table-cell office:value-type="float" office:value="1" calcext:value-type="float">
            <text:p>1</text:p>
          </table:table-cell>
          <table:table-cell table:formula="of:=SUM([.M$5:.M144]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4]+0.1" office:value-type="float" office:value="24.0000000000001" calcext:value-type="float">
            <text:p>24,0000000000001</text:p>
          </table:table-cell>
          <table:table-cell office:value-type="float" office:value="0" calcext:value-type="float">
            <text:p>0</text:p>
          </table:table-cell>
          <table:table-cell table:formula="of:=SUM([.M$5:.M145])"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5]+0.1" office:value-type="float" office:value="24.1000000000001" calcext:value-type="float">
            <text:p>24,1000000000001</text:p>
          </table:table-cell>
          <table:table-cell office:value-type="float" office:value="1" calcext:value-type="float">
            <text:p>1</text:p>
          </table:table-cell>
          <table:table-cell table:formula="of:=SUM([.M$5:.M146])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6]+0.1" office:value-type="float" office:value="24.2000000000001" calcext:value-type="float">
            <text:p>24,2000000000001</text:p>
          </table:table-cell>
          <table:table-cell office:value-type="float" office:value="0" calcext:value-type="float">
            <text:p>0</text:p>
          </table:table-cell>
          <table:table-cell table:formula="of:=SUM([.M$5:.M147])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7]+0.1" office:value-type="float" office:value="24.3000000000001" calcext:value-type="float">
            <text:p>24,3000000000001</text:p>
          </table:table-cell>
          <table:table-cell office:value-type="float" office:value="1" calcext:value-type="float">
            <text:p>1</text:p>
          </table:table-cell>
          <table:table-cell table:formula="of:=SUM([.M$5:.M148])"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8]+0.1" office:value-type="float" office:value="24.4000000000001" calcext:value-type="float">
            <text:p>24,4000000000001</text:p>
          </table:table-cell>
          <table:table-cell office:value-type="float" office:value="0" calcext:value-type="float">
            <text:p>0</text:p>
          </table:table-cell>
          <table:table-cell table:formula="of:=SUM([.M$5:.M149])" office:value-type="float" office:value="51" calcext:value-type="float">
            <text:p>51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49]+0.1" office:value-type="float" office:value="24.5000000000001" calcext:value-type="float">
            <text:p>24,5000000000001</text:p>
          </table:table-cell>
          <table:table-cell office:value-type="float" office:value="1" calcext:value-type="float">
            <text:p>1</text:p>
          </table:table-cell>
          <table:table-cell table:formula="of:=SUM([.M$5:.M15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0]+0.1" office:value-type="float" office:value="24.6000000000001" calcext:value-type="float">
            <text:p>24,6000000000001</text:p>
          </table:table-cell>
          <table:table-cell office:value-type="float" office:value="1" calcext:value-type="float">
            <text:p>1</text:p>
          </table:table-cell>
          <table:table-cell table:formula="of:=SUM([.M$5:.M151])" office:value-type="float" office:value="53" calcext:value-type="float">
            <text:p>53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1]+0.1" office:value-type="float" office:value="24.7000000000001" calcext:value-type="float">
            <text:p>24,7000000000001</text:p>
          </table:table-cell>
          <table:table-cell office:value-type="float" office:value="1" calcext:value-type="float">
            <text:p>1</text:p>
          </table:table-cell>
          <table:table-cell table:formula="of:=SUM([.M$5:.M152])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2]+0.1" office:value-type="float" office:value="24.8000000000001" calcext:value-type="float">
            <text:p>24,8000000000001</text:p>
          </table:table-cell>
          <table:table-cell office:value-type="float" office:value="0" calcext:value-type="float">
            <text:p>0</text:p>
          </table:table-cell>
          <table:table-cell table:formula="of:=SUM([.M$5:.M153])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3]+0.1" office:value-type="float" office:value="24.9000000000001" calcext:value-type="float">
            <text:p>24,9000000000001</text:p>
          </table:table-cell>
          <table:table-cell office:value-type="float" office:value="1" calcext:value-type="float">
            <text:p>1</text:p>
          </table:table-cell>
          <table:table-cell table:formula="of:=SUM([.M$5:.M154])" office:value-type="float" office:value="55" calcext:value-type="float">
            <text:p>55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4]+0.1" office:value-type="float" office:value="25.0000000000001" calcext:value-type="float">
            <text:p>25,0000000000001</text:p>
          </table:table-cell>
          <table:table-cell office:value-type="float" office:value="1" calcext:value-type="float">
            <text:p>1</text:p>
          </table:table-cell>
          <table:table-cell table:formula="of:=SUM([.M$5:.M155])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5]+0.1" office:value-type="float" office:value="25.1000000000001" calcext:value-type="float">
            <text:p>25,1000000000001</text:p>
          </table:table-cell>
          <table:table-cell office:value-type="float" office:value="0" calcext:value-type="float">
            <text:p>0</text:p>
          </table:table-cell>
          <table:table-cell table:formula="of:=SUM([.M$5:.M156])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6]+0.1" office:value-type="float" office:value="25.2000000000001" calcext:value-type="float">
            <text:p>25,2000000000001</text:p>
          </table:table-cell>
          <table:table-cell office:value-type="float" office:value="1" calcext:value-type="float">
            <text:p>1</text:p>
          </table:table-cell>
          <table:table-cell table:formula="of:=SUM([.M$5:.M157])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7]+0.1" office:value-type="float" office:value="25.3000000000001" calcext:value-type="float">
            <text:p>25,3000000000001</text:p>
          </table:table-cell>
          <table:table-cell office:value-type="float" office:value="0" calcext:value-type="float">
            <text:p>0</text:p>
          </table:table-cell>
          <table:table-cell table:formula="of:=SUM([.M$5:.M158])" office:value-type="float" office:value="57" calcext:value-type="float">
            <text:p>57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8]+0.1" office:value-type="float" office:value="25.4000000000001" calcext:value-type="float">
            <text:p>25,4000000000001</text:p>
          </table:table-cell>
          <table:table-cell office:value-type="float" office:value="1" calcext:value-type="float">
            <text:p>1</text:p>
          </table:table-cell>
          <table:table-cell table:formula="of:=SUM([.M$5:.M159]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59]+0.1" office:value-type="float" office:value="25.5000000000001" calcext:value-type="float">
            <text:p>25,5000000000001</text:p>
          </table:table-cell>
          <table:table-cell office:value-type="float" office:value="0" calcext:value-type="float">
            <text:p>0</text:p>
          </table:table-cell>
          <table:table-cell table:formula="of:=SUM([.M$5:.M160]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0]+0.1" office:value-type="float" office:value="25.6000000000001" calcext:value-type="float">
            <text:p>25,6000000000001</text:p>
          </table:table-cell>
          <table:table-cell office:value-type="float" office:value="0" calcext:value-type="float">
            <text:p>0</text:p>
          </table:table-cell>
          <table:table-cell table:formula="of:=SUM([.M$5:.M161]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1]+0.1" office:value-type="float" office:value="25.7000000000001" calcext:value-type="float">
            <text:p>25,7000000000001</text:p>
          </table:table-cell>
          <table:table-cell office:value-type="float" office:value="0" calcext:value-type="float">
            <text:p>0</text:p>
          </table:table-cell>
          <table:table-cell table:formula="of:=SUM([.M$5:.M162])" office:value-type="float" office:value="58" calcext:value-type="float">
            <text:p>58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2]+0.1" office:value-type="float" office:value="25.8000000000001" calcext:value-type="float">
            <text:p>25,8000000000001</text:p>
          </table:table-cell>
          <table:table-cell office:value-type="float" office:value="1" calcext:value-type="float">
            <text:p>1</text:p>
          </table:table-cell>
          <table:table-cell table:formula="of:=SUM([.M$5:.M163])"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3]+0.1" office:value-type="float" office:value="25.9000000000001" calcext:value-type="float">
            <text:p>25,9000000000001</text:p>
          </table:table-cell>
          <table:table-cell office:value-type="float" office:value="0" calcext:value-type="float">
            <text:p>0</text:p>
          </table:table-cell>
          <table:table-cell table:formula="of:=SUM([.M$5:.M164])" office:value-type="float" office:value="59" calcext:value-type="float">
            <text:p>59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4]+0.1" office:value-type="float" office:value="26.0000000000001" calcext:value-type="float">
            <text:p>26,0000000000001</text:p>
          </table:table-cell>
          <table:table-cell office:value-type="float" office:value="1" calcext:value-type="float">
            <text:p>1</text:p>
          </table:table-cell>
          <table:table-cell table:formula="of:=SUM([.M$5:.M165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5]+0.1" office:value-type="float" office:value="26.1000000000001" calcext:value-type="float">
            <text:p>26,1000000000001</text:p>
          </table:table-cell>
          <table:table-cell office:value-type="float" office:value="0" calcext:value-type="float">
            <text:p>0</text:p>
          </table:table-cell>
          <table:table-cell table:formula="of:=SUM([.M$5:.M166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6]+0.1" office:value-type="float" office:value="26.2000000000001" calcext:value-type="float">
            <text:p>26,2000000000001</text:p>
          </table:table-cell>
          <table:table-cell office:value-type="float" office:value="0" calcext:value-type="float">
            <text:p>0</text:p>
          </table:table-cell>
          <table:table-cell table:formula="of:=SUM([.M$5:.M167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7]+0.1" office:value-type="float" office:value="26.3000000000001" calcext:value-type="float">
            <text:p>26,3000000000001</text:p>
          </table:table-cell>
          <table:table-cell office:value-type="float" office:value="0" calcext:value-type="float">
            <text:p>0</text:p>
          </table:table-cell>
          <table:table-cell table:formula="of:=SUM([.M$5:.M168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8]+0.1" office:value-type="float" office:value="26.4000000000001" calcext:value-type="float">
            <text:p>26,4000000000001</text:p>
          </table:table-cell>
          <table:table-cell office:value-type="float" office:value="0" calcext:value-type="float">
            <text:p>0</text:p>
          </table:table-cell>
          <table:table-cell table:formula="of:=SUM([.M$5:.M169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69]+0.1" office:value-type="float" office:value="26.5000000000001" calcext:value-type="float">
            <text:p>26,5000000000001</text:p>
          </table:table-cell>
          <table:table-cell office:value-type="float" office:value="0" calcext:value-type="float">
            <text:p>0</text:p>
          </table:table-cell>
          <table:table-cell table:formula="of:=SUM([.M$5:.M170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0]+0.1" office:value-type="float" office:value="26.6000000000001" calcext:value-type="float">
            <text:p>26,6000000000001</text:p>
          </table:table-cell>
          <table:table-cell office:value-type="float" office:value="0" calcext:value-type="float">
            <text:p>0</text:p>
          </table:table-cell>
          <table:table-cell table:formula="of:=SUM([.M$5:.M171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1]+0.1" office:value-type="float" office:value="26.7000000000001" calcext:value-type="float">
            <text:p>26,7000000000001</text:p>
          </table:table-cell>
          <table:table-cell office:value-type="float" office:value="0" calcext:value-type="float">
            <text:p>0</text:p>
          </table:table-cell>
          <table:table-cell table:formula="of:=SUM([.M$5:.M172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2]+0.1" office:value-type="float" office:value="26.8000000000001" calcext:value-type="float">
            <text:p>26,8000000000001</text:p>
          </table:table-cell>
          <table:table-cell office:value-type="float" office:value="0" calcext:value-type="float">
            <text:p>0</text:p>
          </table:table-cell>
          <table:table-cell table:formula="of:=SUM([.M$5:.M173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3]+0.1" office:value-type="float" office:value="26.9000000000001" calcext:value-type="float">
            <text:p>26,9000000000001</text:p>
          </table:table-cell>
          <table:table-cell office:value-type="float" office:value="0" calcext:value-type="float">
            <text:p>0</text:p>
          </table:table-cell>
          <table:table-cell table:formula="of:=SUM([.M$5:.M174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4]+0.1" office:value-type="float" office:value="27.0000000000001" calcext:value-type="float">
            <text:p>27,0000000000001</text:p>
          </table:table-cell>
          <table:table-cell office:value-type="float" office:value="0" calcext:value-type="float">
            <text:p>0</text:p>
          </table:table-cell>
          <table:table-cell table:formula="of:=SUM([.M$5:.M175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5]+0.1" office:value-type="float" office:value="27.1000000000001" calcext:value-type="float">
            <text:p>27,1000000000001</text:p>
          </table:table-cell>
          <table:table-cell office:value-type="float" office:value="0" calcext:value-type="float">
            <text:p>0</text:p>
          </table:table-cell>
          <table:table-cell table:formula="of:=SUM([.M$5:.M176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6]+0.1" office:value-type="float" office:value="27.2000000000001" calcext:value-type="float">
            <text:p>27,2000000000001</text:p>
          </table:table-cell>
          <table:table-cell office:value-type="float" office:value="0" calcext:value-type="float">
            <text:p>0</text:p>
          </table:table-cell>
          <table:table-cell table:formula="of:=SUM([.M$5:.M177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7]+0.1" office:value-type="float" office:value="27.3000000000001" calcext:value-type="float">
            <text:p>27,3000000000001</text:p>
          </table:table-cell>
          <table:table-cell office:value-type="float" office:value="0" calcext:value-type="float">
            <text:p>0</text:p>
          </table:table-cell>
          <table:table-cell table:formula="of:=SUM([.M$5:.M178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8]+0.1" office:value-type="float" office:value="27.4000000000001" calcext:value-type="float">
            <text:p>27,4000000000001</text:p>
          </table:table-cell>
          <table:table-cell office:value-type="float" office:value="0" calcext:value-type="float">
            <text:p>0</text:p>
          </table:table-cell>
          <table:table-cell table:formula="of:=SUM([.M$5:.M179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79]+0.1" office:value-type="float" office:value="27.5000000000001" calcext:value-type="float">
            <text:p>27,5000000000001</text:p>
          </table:table-cell>
          <table:table-cell office:value-type="float" office:value="0" calcext:value-type="float">
            <text:p>0</text:p>
          </table:table-cell>
          <table:table-cell table:formula="of:=SUM([.M$5:.M180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0]+0.1" office:value-type="float" office:value="27.6000000000001" calcext:value-type="float">
            <text:p>27,6000000000001</text:p>
          </table:table-cell>
          <table:table-cell office:value-type="float" office:value="0" calcext:value-type="float">
            <text:p>0</text:p>
          </table:table-cell>
          <table:table-cell table:formula="of:=SUM([.M$5:.M181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1]+0.1" office:value-type="float" office:value="27.7000000000001" calcext:value-type="float">
            <text:p>27,7000000000001</text:p>
          </table:table-cell>
          <table:table-cell office:value-type="float" office:value="0" calcext:value-type="float">
            <text:p>0</text:p>
          </table:table-cell>
          <table:table-cell table:formula="of:=SUM([.M$5:.M182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2]+0.1" office:value-type="float" office:value="27.8000000000001" calcext:value-type="float">
            <text:p>27,8000000000001</text:p>
          </table:table-cell>
          <table:table-cell office:value-type="float" office:value="0" calcext:value-type="float">
            <text:p>0</text:p>
          </table:table-cell>
          <table:table-cell table:formula="of:=SUM([.M$5:.M183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3]+0.1" office:value-type="float" office:value="27.9000000000001" calcext:value-type="float">
            <text:p>27,9000000000001</text:p>
          </table:table-cell>
          <table:table-cell office:value-type="float" office:value="0" calcext:value-type="float">
            <text:p>0</text:p>
          </table:table-cell>
          <table:table-cell table:formula="of:=SUM([.M$5:.M184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4]+0.1" office:value-type="float" office:value="28.0000000000002" calcext:value-type="float">
            <text:p>28,0000000000002</text:p>
          </table:table-cell>
          <table:table-cell office:value-type="float" office:value="0" calcext:value-type="float">
            <text:p>0</text:p>
          </table:table-cell>
          <table:table-cell table:formula="of:=SUM([.M$5:.M185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5]+0.1" office:value-type="float" office:value="28.1000000000002" calcext:value-type="float">
            <text:p>28,1000000000002</text:p>
          </table:table-cell>
          <table:table-cell office:value-type="float" office:value="0" calcext:value-type="float">
            <text:p>0</text:p>
          </table:table-cell>
          <table:table-cell table:formula="of:=SUM([.M$5:.M186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6]+0.1" office:value-type="float" office:value="28.2000000000002" calcext:value-type="float">
            <text:p>28,2000000000002</text:p>
          </table:table-cell>
          <table:table-cell office:value-type="float" office:value="0" calcext:value-type="float">
            <text:p>0</text:p>
          </table:table-cell>
          <table:table-cell table:formula="of:=SUM([.M$5:.M187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7]+0.1" office:value-type="float" office:value="28.3000000000002" calcext:value-type="float">
            <text:p>28,3000000000002</text:p>
          </table:table-cell>
          <table:table-cell office:value-type="float" office:value="0" calcext:value-type="float">
            <text:p>0</text:p>
          </table:table-cell>
          <table:table-cell table:formula="of:=SUM([.M$5:.M188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8]+0.1" office:value-type="float" office:value="28.4000000000002" calcext:value-type="float">
            <text:p>28,4000000000002</text:p>
          </table:table-cell>
          <table:table-cell office:value-type="float" office:value="0" calcext:value-type="float">
            <text:p>0</text:p>
          </table:table-cell>
          <table:table-cell table:formula="of:=SUM([.M$5:.M189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89]+0.1" office:value-type="float" office:value="28.5000000000002" calcext:value-type="float">
            <text:p>28,5000000000002</text:p>
          </table:table-cell>
          <table:table-cell office:value-type="float" office:value="0" calcext:value-type="float">
            <text:p>0</text:p>
          </table:table-cell>
          <table:table-cell table:formula="of:=SUM([.M$5:.M190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0]+0.1" office:value-type="float" office:value="28.6000000000002" calcext:value-type="float">
            <text:p>28,6000000000002</text:p>
          </table:table-cell>
          <table:table-cell office:value-type="float" office:value="0" calcext:value-type="float">
            <text:p>0</text:p>
          </table:table-cell>
          <table:table-cell table:formula="of:=SUM([.M$5:.M191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1]+0.1" office:value-type="float" office:value="28.7000000000002" calcext:value-type="float">
            <text:p>28,7000000000002</text:p>
          </table:table-cell>
          <table:table-cell office:value-type="float" office:value="0" calcext:value-type="float">
            <text:p>0</text:p>
          </table:table-cell>
          <table:table-cell table:formula="of:=SUM([.M$5:.M192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2]+0.1" office:value-type="float" office:value="28.8000000000002" calcext:value-type="float">
            <text:p>28,8000000000002</text:p>
          </table:table-cell>
          <table:table-cell office:value-type="float" office:value="0" calcext:value-type="float">
            <text:p>0</text:p>
          </table:table-cell>
          <table:table-cell table:formula="of:=SUM([.M$5:.M193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3]+0.1" office:value-type="float" office:value="28.9000000000002" calcext:value-type="float">
            <text:p>28,9000000000002</text:p>
          </table:table-cell>
          <table:table-cell office:value-type="float" office:value="0" calcext:value-type="float">
            <text:p>0</text:p>
          </table:table-cell>
          <table:table-cell table:formula="of:=SUM([.M$5:.M194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4]+0.1" office:value-type="float" office:value="29.0000000000002" calcext:value-type="float">
            <text:p>29,0000000000002</text:p>
          </table:table-cell>
          <table:table-cell office:value-type="float" office:value="0" calcext:value-type="float">
            <text:p>0</text:p>
          </table:table-cell>
          <table:table-cell table:formula="of:=SUM([.M$5:.M195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5]+0.1" office:value-type="float" office:value="29.1000000000002" calcext:value-type="float">
            <text:p>29,1000000000002</text:p>
          </table:table-cell>
          <table:table-cell office:value-type="float" office:value="0" calcext:value-type="float">
            <text:p>0</text:p>
          </table:table-cell>
          <table:table-cell table:formula="of:=SUM([.M$5:.M196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6]+0.1" office:value-type="float" office:value="29.2000000000002" calcext:value-type="float">
            <text:p>29,2000000000002</text:p>
          </table:table-cell>
          <table:table-cell office:value-type="float" office:value="0" calcext:value-type="float">
            <text:p>0</text:p>
          </table:table-cell>
          <table:table-cell table:formula="of:=SUM([.M$5:.M197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7]+0.1" office:value-type="float" office:value="29.3000000000002" calcext:value-type="float">
            <text:p>29,3000000000002</text:p>
          </table:table-cell>
          <table:table-cell office:value-type="float" office:value="0" calcext:value-type="float">
            <text:p>0</text:p>
          </table:table-cell>
          <table:table-cell table:formula="of:=SUM([.M$5:.M198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8]+0.1" office:value-type="float" office:value="29.4000000000002" calcext:value-type="float">
            <text:p>29,4000000000002</text:p>
          </table:table-cell>
          <table:table-cell office:value-type="float" office:value="0" calcext:value-type="float">
            <text:p>0</text:p>
          </table:table-cell>
          <table:table-cell table:formula="of:=SUM([.M$5:.M199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199]+0.1" office:value-type="float" office:value="29.5000000000002" calcext:value-type="float">
            <text:p>29,5000000000002</text:p>
          </table:table-cell>
          <table:table-cell office:value-type="float" office:value="0" calcext:value-type="float">
            <text:p>0</text:p>
          </table:table-cell>
          <table:table-cell table:formula="of:=SUM([.M$5:.M200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0]+0.1" office:value-type="float" office:value="29.6000000000002" calcext:value-type="float">
            <text:p>29,6000000000002</text:p>
          </table:table-cell>
          <table:table-cell office:value-type="float" office:value="0" calcext:value-type="float">
            <text:p>0</text:p>
          </table:table-cell>
          <table:table-cell table:formula="of:=SUM([.M$5:.M201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1]+0.1" office:value-type="float" office:value="29.7000000000002" calcext:value-type="float">
            <text:p>29,7000000000002</text:p>
          </table:table-cell>
          <table:table-cell office:value-type="float" office:value="0" calcext:value-type="float">
            <text:p>0</text:p>
          </table:table-cell>
          <table:table-cell table:formula="of:=SUM([.M$5:.M202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2]+0.1" office:value-type="float" office:value="29.8000000000002" calcext:value-type="float">
            <text:p>29,8000000000002</text:p>
          </table:table-cell>
          <table:table-cell office:value-type="float" office:value="0" calcext:value-type="float">
            <text:p>0</text:p>
          </table:table-cell>
          <table:table-cell table:formula="of:=SUM([.M$5:.M203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3]+0.1" office:value-type="float" office:value="29.9000000000002" calcext:value-type="float">
            <text:p>29,9000000000002</text:p>
          </table:table-cell>
          <table:table-cell office:value-type="float" office:value="0" calcext:value-type="float">
            <text:p>0</text:p>
          </table:table-cell>
          <table:table-cell table:formula="of:=SUM([.M$5:.M204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1"/>
          <table:table-cell table:formula="of:=[.L204]+0.1" office:value-type="float" office:value="30.0000000000002" calcext:value-type="float">
            <text:p>30,0000000000002</text:p>
          </table:table-cell>
          <table:table-cell office:value-type="float" office:value="0" calcext:value-type="float">
            <text:p>0</text:p>
          </table:table-cell>
          <table:table-cell table:formula="of:=SUM([.M$5:.M205])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HistoNormal" table:style-name="ta2">
        <table:shapes>
          <draw:frame draw:z-index="0" draw:style-name="gr1" draw:text-style-name="P1" svg:width="15.999cm" svg:height="8.999cm" svg:x="6.873cm" svg:y="5.732cm">
            <draw:object draw:notify-on-update-of-ranges="HistoNormal.A3:HistoNormal.A53 HistoNormal.B3:HistoNormal.B5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6"/>
        <table:table-row table:style-name="ro2">
          <table:table-cell/>
          <table:table-cell table:style-name="Default"/>
        </table:table-row>
        <table:table-row table:style-name="ro2">
          <table:table-cell/>
          <table:table-cell table:style-name="ce39" office:value-type="string" calcext:value-type="string">
            <text:p>NormStd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table:formula="of:=COM.MICROSOFT.NORM.DIST([.A3];0;1;0)" office:value-type="float" office:value="0.0000014867195147343" calcext:value-type="float">
            <text:p>1,4867195147343E-06</text:p>
          </table:table-cell>
        </table:table-row>
        <table:table-row table:style-name="ro2">
          <table:table-cell table:formula="of:=[.A3]+0.2" office:value-type="float" office:value="-4.8" calcext:value-type="float">
            <text:p>-4,8</text:p>
          </table:table-cell>
          <table:table-cell table:formula="of:=COM.MICROSOFT.NORM.DIST([.A4];0;1;0)" office:value-type="float" office:value="0.00000396129909103208" calcext:value-type="float">
            <text:p>3,96129909103208E-06</text:p>
          </table:table-cell>
        </table:table-row>
        <table:table-row table:style-name="ro2">
          <table:table-cell table:formula="of:=[.A4]+0.2" office:value-type="float" office:value="-4.6" calcext:value-type="float">
            <text:p>-4,6</text:p>
          </table:table-cell>
          <table:table-cell table:formula="of:=COM.MICROSOFT.NORM.DIST([.A5];0;1;0)" office:value-type="float" office:value="0.0000101408520654868" calcext:value-type="float">
            <text:p>1,01408520654868E-05</text:p>
          </table:table-cell>
        </table:table-row>
        <table:table-row table:style-name="ro2">
          <table:table-cell table:formula="of:=[.A5]+0.2" office:value-type="float" office:value="-4.4" calcext:value-type="float">
            <text:p>-4,4</text:p>
          </table:table-cell>
          <table:table-cell table:formula="of:=COM.MICROSOFT.NORM.DIST([.A6];0;1;0)" office:value-type="float" office:value="0.0000249424712900536" calcext:value-type="float">
            <text:p>2,49424712900536E-05</text:p>
          </table:table-cell>
        </table:table-row>
        <table:table-row table:style-name="ro2">
          <table:table-cell table:formula="of:=[.A6]+0.2" office:value-type="float" office:value="-4.2" calcext:value-type="float">
            <text:p>-4,2</text:p>
          </table:table-cell>
          <table:table-cell table:formula="of:=COM.MICROSOFT.NORM.DIST([.A7];0;1;0)" office:value-type="float" office:value="0.0000589430677565401" calcext:value-type="float">
            <text:p>5,89430677565401E-05</text:p>
          </table:table-cell>
        </table:table-row>
        <table:table-row table:style-name="ro2">
          <table:table-cell table:formula="of:=[.A7]+0.2" office:value-type="float" office:value="-4" calcext:value-type="float">
            <text:p>-4</text:p>
          </table:table-cell>
          <table:table-cell table:formula="of:=COM.MICROSOFT.NORM.DIST([.A8];0;1;0)" office:value-type="float" office:value="0.000133830225764886" calcext:value-type="float">
            <text:p>0,000133830225764886</text:p>
          </table:table-cell>
        </table:table-row>
        <table:table-row table:style-name="ro2">
          <table:table-cell table:formula="of:=[.A8]+0.2" office:value-type="float" office:value="-3.8" calcext:value-type="float">
            <text:p>-3,8</text:p>
          </table:table-cell>
          <table:table-cell table:formula="of:=COM.MICROSOFT.NORM.DIST([.A9];0;1;0)" office:value-type="float" office:value="0.000291946925791461" calcext:value-type="float">
            <text:p>0,000291946925791461</text:p>
          </table:table-cell>
        </table:table-row>
        <table:table-row table:style-name="ro2">
          <table:table-cell table:formula="of:=[.A9]+0.2" office:value-type="float" office:value="-3.6" calcext:value-type="float">
            <text:p>-3,6</text:p>
          </table:table-cell>
          <table:table-cell table:formula="of:=COM.MICROSOFT.NORM.DIST([.A10];0;1;0)" office:value-type="float" office:value="0.000611901930113775" calcext:value-type="float">
            <text:p>0,000611901930113775</text:p>
          </table:table-cell>
        </table:table-row>
        <table:table-row table:style-name="ro2">
          <table:table-cell table:formula="of:=[.A10]+0.2" office:value-type="float" office:value="-3.4" calcext:value-type="float">
            <text:p>-3,4</text:p>
          </table:table-cell>
          <table:table-cell table:formula="of:=COM.MICROSOFT.NORM.DIST([.A11];0;1;0)" office:value-type="float" office:value="0.00123221916847303" calcext:value-type="float">
            <text:p>0,00123221916847303</text:p>
          </table:table-cell>
        </table:table-row>
        <table:table-row table:style-name="ro2">
          <table:table-cell table:formula="of:=[.A11]+0.2" office:value-type="float" office:value="-3.2" calcext:value-type="float">
            <text:p>-3,2</text:p>
          </table:table-cell>
          <table:table-cell table:formula="of:=COM.MICROSOFT.NORM.DIST([.A12];0;1;0)" office:value-type="float" office:value="0.00238408820146486" calcext:value-type="float">
            <text:p>0,00238408820146486</text:p>
          </table:table-cell>
        </table:table-row>
        <table:table-row table:style-name="ro2">
          <table:table-cell table:formula="of:=[.A12]+0.2" office:value-type="float" office:value="-3" calcext:value-type="float">
            <text:p>-3</text:p>
          </table:table-cell>
          <table:table-cell table:formula="of:=COM.MICROSOFT.NORM.DIST([.A13];0;1;0)" office:value-type="float" office:value="0.00443184841193803" calcext:value-type="float">
            <text:p>0,00443184841193803</text:p>
          </table:table-cell>
        </table:table-row>
        <table:table-row table:style-name="ro2">
          <table:table-cell table:formula="of:=[.A13]+0.2" office:value-type="float" office:value="-2.8" calcext:value-type="float">
            <text:p>-2,8</text:p>
          </table:table-cell>
          <table:table-cell table:formula="of:=COM.MICROSOFT.NORM.DIST([.A14];0;1;0)" office:value-type="float" office:value="0.00791545158298001" calcext:value-type="float">
            <text:p>0,00791545158298001</text:p>
          </table:table-cell>
        </table:table-row>
        <table:table-row table:style-name="ro2">
          <table:table-cell table:formula="of:=[.A14]+0.2" office:value-type="float" office:value="-2.6" calcext:value-type="float">
            <text:p>-2,6</text:p>
          </table:table-cell>
          <table:table-cell table:formula="of:=COM.MICROSOFT.NORM.DIST([.A15];0;1;0)" office:value-type="float" office:value="0.0135829692336857" calcext:value-type="float">
            <text:p>0,0135829692336857</text:p>
          </table:table-cell>
        </table:table-row>
        <table:table-row table:style-name="ro2">
          <table:table-cell table:formula="of:=[.A15]+0.2" office:value-type="float" office:value="-2.4" calcext:value-type="float">
            <text:p>-2,4</text:p>
          </table:table-cell>
          <table:table-cell table:formula="of:=COM.MICROSOFT.NORM.DIST([.A16];0;1;0)" office:value-type="float" office:value="0.022394530294843" calcext:value-type="float">
            <text:p>0,022394530294843</text:p>
          </table:table-cell>
        </table:table-row>
        <table:table-row table:style-name="ro2">
          <table:table-cell table:formula="of:=[.A16]+0.2" office:value-type="float" office:value="-2.2" calcext:value-type="float">
            <text:p>-2,2</text:p>
          </table:table-cell>
          <table:table-cell table:formula="of:=COM.MICROSOFT.NORM.DIST([.A17];0;1;0)" office:value-type="float" office:value="0.0354745928462316" calcext:value-type="float">
            <text:p>0,0354745928462316</text:p>
          </table:table-cell>
        </table:table-row>
        <table:table-row table:style-name="ro2">
          <table:table-cell table:formula="of:=[.A17]+0.2" office:value-type="float" office:value="-2" calcext:value-type="float">
            <text:p>-2</text:p>
          </table:table-cell>
          <table:table-cell table:formula="of:=COM.MICROSOFT.NORM.DIST([.A18];0;1;0)" office:value-type="float" office:value="0.0539909665131883" calcext:value-type="float">
            <text:p>0,0539909665131883</text:p>
          </table:table-cell>
        </table:table-row>
        <table:table-row table:style-name="ro2">
          <table:table-cell table:formula="of:=[.A18]+0.2" office:value-type="float" office:value="-1.8" calcext:value-type="float">
            <text:p>-1,8</text:p>
          </table:table-cell>
          <table:table-cell table:formula="of:=COM.MICROSOFT.NORM.DIST([.A19];0;1;0)" office:value-type="float" office:value="0.0789501583008945" calcext:value-type="float">
            <text:p>0,0789501583008945</text:p>
          </table:table-cell>
        </table:table-row>
        <table:table-row table:style-name="ro2">
          <table:table-cell table:formula="of:=[.A19]+0.2" office:value-type="float" office:value="-1.6" calcext:value-type="float">
            <text:p>-1,6</text:p>
          </table:table-cell>
          <table:table-cell table:formula="of:=COM.MICROSOFT.NORM.DIST([.A20];0;1;0)" office:value-type="float" office:value="0.110920834679456" calcext:value-type="float">
            <text:p>0,110920834679456</text:p>
          </table:table-cell>
        </table:table-row>
        <table:table-row table:style-name="ro2">
          <table:table-cell table:formula="of:=[.A20]+0.2" office:value-type="float" office:value="-1.4" calcext:value-type="float">
            <text:p>-1,4</text:p>
          </table:table-cell>
          <table:table-cell table:formula="of:=COM.MICROSOFT.NORM.DIST([.A21];0;1;0)" office:value-type="float" office:value="0.149727465635745" calcext:value-type="float">
            <text:p>0,149727465635745</text:p>
          </table:table-cell>
        </table:table-row>
        <table:table-row table:style-name="ro2">
          <table:table-cell table:formula="of:=[.A21]+0.2" office:value-type="float" office:value="-1.2" calcext:value-type="float">
            <text:p>-1,2</text:p>
          </table:table-cell>
          <table:table-cell table:formula="of:=COM.MICROSOFT.NORM.DIST([.A22];0;1;0)" office:value-type="float" office:value="0.194186054983213" calcext:value-type="float">
            <text:p>0,194186054983213</text:p>
          </table:table-cell>
        </table:table-row>
        <table:table-row table:style-name="ro2">
          <table:table-cell table:formula="of:=[.A22]+0.2" office:value-type="float" office:value="-0.999999999999998" calcext:value-type="float">
            <text:p>-0,999999999999998</text:p>
          </table:table-cell>
          <table:table-cell table:formula="of:=COM.MICROSOFT.NORM.DIST([.A23];0;1;0)" office:value-type="float" office:value="0.241970724519144" calcext:value-type="float">
            <text:p>0,241970724519144</text:p>
          </table:table-cell>
        </table:table-row>
        <table:table-row table:style-name="ro2">
          <table:table-cell table:formula="of:=[.A23]+0.2" office:value-type="float" office:value="-0.799999999999998" calcext:value-type="float">
            <text:p>-0,799999999999998</text:p>
          </table:table-cell>
          <table:table-cell table:formula="of:=COM.MICROSOFT.NORM.DIST([.A24];0;1;0)" office:value-type="float" office:value="0.289691552761483" calcext:value-type="float">
            <text:p>0,289691552761483</text:p>
          </table:table-cell>
        </table:table-row>
        <table:table-row table:style-name="ro2">
          <table:table-cell table:formula="of:=[.A24]+0.2" office:value-type="float" office:value="-0.599999999999998" calcext:value-type="float">
            <text:p>-0,599999999999998</text:p>
          </table:table-cell>
          <table:table-cell table:formula="of:=COM.MICROSOFT.NORM.DIST([.A25];0;1;0)" office:value-type="float" office:value="0.3332246028918" calcext:value-type="float">
            <text:p>0,3332246028918</text:p>
          </table:table-cell>
        </table:table-row>
        <table:table-row table:style-name="ro2">
          <table:table-cell table:formula="of:=[.A25]+0.2" office:value-type="float" office:value="-0.399999999999998" calcext:value-type="float">
            <text:p>-0,399999999999998</text:p>
          </table:table-cell>
          <table:table-cell table:formula="of:=COM.MICROSOFT.NORM.DIST([.A26];0;1;0)" office:value-type="float" office:value="0.368270140303324" calcext:value-type="float">
            <text:p>0,368270140303324</text:p>
          </table:table-cell>
        </table:table-row>
        <table:table-row table:style-name="ro2">
          <table:table-cell table:formula="of:=[.A26]+0.2" office:value-type="float" office:value="-0.199999999999998" calcext:value-type="float">
            <text:p>-0,199999999999998</text:p>
          </table:table-cell>
          <table:table-cell table:formula="of:=COM.MICROSOFT.NORM.DIST([.A27];0;1;0)" office:value-type="float" office:value="0.391042693975456" calcext:value-type="float">
            <text:p>0,391042693975456</text:p>
          </table:table-cell>
        </table:table-row>
        <table:table-row table:style-name="ro2">
          <table:table-cell table:formula="of:=[.A27]+0.2" office:value-type="float" office:value="2.16493489801906E-015" calcext:value-type="float">
            <text:p>2,16493489801906E-15</text:p>
          </table:table-cell>
          <table:table-cell table:formula="of:=COM.MICROSOFT.NORM.DIST([.A28];0;1;0)" office:value-type="float" office:value="0.398942280401433" calcext:value-type="float">
            <text:p>0,398942280401433</text:p>
          </table:table-cell>
        </table:table-row>
        <table:table-row table:style-name="ro2">
          <table:table-cell table:formula="of:=[.A28]+0.2" office:value-type="float" office:value="0.200000000000002" calcext:value-type="float">
            <text:p>0,200000000000002</text:p>
          </table:table-cell>
          <table:table-cell table:formula="of:=COM.MICROSOFT.NORM.DIST([.A29];0;1;0)" office:value-type="float" office:value="0.391042693975456" calcext:value-type="float">
            <text:p>0,391042693975456</text:p>
          </table:table-cell>
        </table:table-row>
        <table:table-row table:style-name="ro2">
          <table:table-cell table:formula="of:=[.A29]+0.2" office:value-type="float" office:value="0.400000000000002" calcext:value-type="float">
            <text:p>0,400000000000002</text:p>
          </table:table-cell>
          <table:table-cell table:formula="of:=COM.MICROSOFT.NORM.DIST([.A30];0;1;0)" office:value-type="float" office:value="0.368270140303323" calcext:value-type="float">
            <text:p>0,368270140303323</text:p>
          </table:table-cell>
        </table:table-row>
        <table:table-row table:style-name="ro2">
          <table:table-cell table:formula="of:=[.A30]+0.2" office:value-type="float" office:value="0.600000000000002" calcext:value-type="float">
            <text:p>0,600000000000002</text:p>
          </table:table-cell>
          <table:table-cell table:formula="of:=COM.MICROSOFT.NORM.DIST([.A31];0;1;0)" office:value-type="float" office:value="0.333224602891799" calcext:value-type="float">
            <text:p>0,333224602891799</text:p>
          </table:table-cell>
        </table:table-row>
        <table:table-row table:style-name="ro2">
          <table:table-cell table:formula="of:=[.A31]+0.2" office:value-type="float" office:value="0.800000000000002" calcext:value-type="float">
            <text:p>0,800000000000002</text:p>
          </table:table-cell>
          <table:table-cell table:formula="of:=COM.MICROSOFT.NORM.DIST([.A32];0;1;0)" office:value-type="float" office:value="0.289691552761482" calcext:value-type="float">
            <text:p>0,289691552761482</text:p>
          </table:table-cell>
        </table:table-row>
        <table:table-row table:style-name="ro2">
          <table:table-cell table:formula="of:=[.A32]+0.2" office:value-type="float" office:value="1" calcext:value-type="float">
            <text:p>1</text:p>
          </table:table-cell>
          <table:table-cell table:formula="of:=COM.MICROSOFT.NORM.DIST([.A33];0;1;0)" office:value-type="float" office:value="0.241970724519143" calcext:value-type="float">
            <text:p>0,241970724519143</text:p>
          </table:table-cell>
        </table:table-row>
        <table:table-row table:style-name="ro2">
          <table:table-cell table:formula="of:=[.A33]+0.2" office:value-type="float" office:value="1.2" calcext:value-type="float">
            <text:p>1,2</text:p>
          </table:table-cell>
          <table:table-cell table:formula="of:=COM.MICROSOFT.NORM.DIST([.A34];0;1;0)" office:value-type="float" office:value="0.194186054983212" calcext:value-type="float">
            <text:p>0,194186054983212</text:p>
          </table:table-cell>
        </table:table-row>
        <table:table-row table:style-name="ro2">
          <table:table-cell table:formula="of:=[.A34]+0.2" office:value-type="float" office:value="1.4" calcext:value-type="float">
            <text:p>1,4</text:p>
          </table:table-cell>
          <table:table-cell table:formula="of:=COM.MICROSOFT.NORM.DIST([.A35];0;1;0)" office:value-type="float" office:value="0.149727465635744" calcext:value-type="float">
            <text:p>0,149727465635744</text:p>
          </table:table-cell>
        </table:table-row>
        <table:table-row table:style-name="ro2">
          <table:table-cell table:formula="of:=[.A35]+0.2" office:value-type="float" office:value="1.6" calcext:value-type="float">
            <text:p>1,6</text:p>
          </table:table-cell>
          <table:table-cell table:formula="of:=COM.MICROSOFT.NORM.DIST([.A36];0;1;0)" office:value-type="float" office:value="0.110920834679455" calcext:value-type="float">
            <text:p>0,110920834679455</text:p>
          </table:table-cell>
        </table:table-row>
        <table:table-row table:style-name="ro2">
          <table:table-cell table:formula="of:=[.A36]+0.2" office:value-type="float" office:value="1.8" calcext:value-type="float">
            <text:p>1,8</text:p>
          </table:table-cell>
          <table:table-cell table:formula="of:=COM.MICROSOFT.NORM.DIST([.A37];0;1;0)" office:value-type="float" office:value="0.0789501583008939" calcext:value-type="float">
            <text:p>0,0789501583008939</text:p>
          </table:table-cell>
        </table:table-row>
        <table:table-row table:style-name="ro2">
          <table:table-cell table:formula="of:=[.A37]+0.2" office:value-type="float" office:value="2" calcext:value-type="float">
            <text:p>2</text:p>
          </table:table-cell>
          <table:table-cell table:formula="of:=COM.MICROSOFT.NORM.DIST([.A38];0;1;0)" office:value-type="float" office:value="0.0539909665131878" calcext:value-type="float">
            <text:p>0,0539909665131878</text:p>
          </table:table-cell>
        </table:table-row>
        <table:table-row table:style-name="ro2">
          <table:table-cell table:formula="of:=[.A38]+0.2" office:value-type="float" office:value="2.2" calcext:value-type="float">
            <text:p>2,2</text:p>
          </table:table-cell>
          <table:table-cell table:formula="of:=COM.MICROSOFT.NORM.DIST([.A39];0;1;0)" office:value-type="float" office:value="0.0354745928462313" calcext:value-type="float">
            <text:p>0,0354745928462313</text:p>
          </table:table-cell>
        </table:table-row>
        <table:table-row table:style-name="ro2">
          <table:table-cell table:formula="of:=[.A39]+0.2" office:value-type="float" office:value="2.4" calcext:value-type="float">
            <text:p>2,4</text:p>
          </table:table-cell>
          <table:table-cell table:formula="of:=COM.MICROSOFT.NORM.DIST([.A40];0;1;0)" office:value-type="float" office:value="0.0223945302948428" calcext:value-type="float">
            <text:p>0,0223945302948428</text:p>
          </table:table-cell>
        </table:table-row>
        <table:table-row table:style-name="ro2">
          <table:table-cell table:formula="of:=[.A40]+0.2" office:value-type="float" office:value="2.6" calcext:value-type="float">
            <text:p>2,6</text:p>
          </table:table-cell>
          <table:table-cell table:formula="of:=COM.MICROSOFT.NORM.DIST([.A41];0;1;0)" office:value-type="float" office:value="0.0135829692336855" calcext:value-type="float">
            <text:p>0,0135829692336855</text:p>
          </table:table-cell>
        </table:table-row>
        <table:table-row table:style-name="ro2">
          <table:table-cell table:formula="of:=[.A41]+0.2" office:value-type="float" office:value="2.8" calcext:value-type="float">
            <text:p>2,8</text:p>
          </table:table-cell>
          <table:table-cell table:formula="of:=COM.MICROSOFT.NORM.DIST([.A42];0;1;0)" office:value-type="float" office:value="0.0079154515829799" calcext:value-type="float">
            <text:p>0,0079154515829799</text:p>
          </table:table-cell>
        </table:table-row>
        <table:table-row table:style-name="ro2">
          <table:table-cell table:formula="of:=[.A42]+0.2" office:value-type="float" office:value="3" calcext:value-type="float">
            <text:p>3</text:p>
          </table:table-cell>
          <table:table-cell table:formula="of:=COM.MICROSOFT.NORM.DIST([.A43];0;1;0)" office:value-type="float" office:value="0.00443184841193796" calcext:value-type="float">
            <text:p>0,00443184841193796</text:p>
          </table:table-cell>
        </table:table-row>
        <table:table-row table:style-name="ro2">
          <table:table-cell table:formula="of:=[.A43]+0.2" office:value-type="float" office:value="3.2" calcext:value-type="float">
            <text:p>3,2</text:p>
          </table:table-cell>
          <table:table-cell table:formula="of:=COM.MICROSOFT.NORM.DIST([.A44];0;1;0)" office:value-type="float" office:value="0.00238408820146482" calcext:value-type="float">
            <text:p>0,00238408820146482</text:p>
          </table:table-cell>
        </table:table-row>
        <table:table-row table:style-name="ro2">
          <table:table-cell table:formula="of:=[.A44]+0.2" office:value-type="float" office:value="3.4" calcext:value-type="float">
            <text:p>3,4</text:p>
          </table:table-cell>
          <table:table-cell table:formula="of:=COM.MICROSOFT.NORM.DIST([.A45];0;1;0)" office:value-type="float" office:value="0.001232219168473" calcext:value-type="float">
            <text:p>0,001232219168473</text:p>
          </table:table-cell>
        </table:table-row>
        <table:table-row table:style-name="ro2">
          <table:table-cell table:formula="of:=[.A45]+0.2" office:value-type="float" office:value="3.6" calcext:value-type="float">
            <text:p>3,6</text:p>
          </table:table-cell>
          <table:table-cell table:formula="of:=COM.MICROSOFT.NORM.DIST([.A46];0;1;0)" office:value-type="float" office:value="0.000611901930113764" calcext:value-type="float">
            <text:p>0,000611901930113764</text:p>
          </table:table-cell>
        </table:table-row>
        <table:table-row table:style-name="ro2">
          <table:table-cell table:formula="of:=[.A46]+0.2" office:value-type="float" office:value="3.8" calcext:value-type="float">
            <text:p>3,8</text:p>
          </table:table-cell>
          <table:table-cell table:formula="of:=COM.MICROSOFT.NORM.DIST([.A47];0;1;0)" office:value-type="float" office:value="0.000291946925791456" calcext:value-type="float">
            <text:p>0,000291946925791456</text:p>
          </table:table-cell>
        </table:table-row>
        <table:table-row table:style-name="ro2">
          <table:table-cell table:formula="of:=[.A47]+0.2" office:value-type="float" office:value="4" calcext:value-type="float">
            <text:p>4</text:p>
          </table:table-cell>
          <table:table-cell table:formula="of:=COM.MICROSOFT.NORM.DIST([.A48];0;1;0)" office:value-type="float" office:value="0.000133830225764883" calcext:value-type="float">
            <text:p>0,000133830225764883</text:p>
          </table:table-cell>
        </table:table-row>
        <table:table-row table:style-name="ro2">
          <table:table-cell table:formula="of:=[.A48]+0.2" office:value-type="float" office:value="4.2" calcext:value-type="float">
            <text:p>4,2</text:p>
          </table:table-cell>
          <table:table-cell table:formula="of:=COM.MICROSOFT.NORM.DIST([.A49];0;1;0)" office:value-type="float" office:value="0.0000589430677565389" calcext:value-type="float">
            <text:p>5,89430677565389E-05</text:p>
          </table:table-cell>
        </table:table-row>
        <table:table-row table:style-name="ro2">
          <table:table-cell table:formula="of:=[.A49]+0.2" office:value-type="float" office:value="4.4" calcext:value-type="float">
            <text:p>4,4</text:p>
          </table:table-cell>
          <table:table-cell table:formula="of:=COM.MICROSOFT.NORM.DIST([.A50];0;1;0)" office:value-type="float" office:value="0.0000249424712900531" calcext:value-type="float">
            <text:p>2,49424712900531E-05</text:p>
          </table:table-cell>
        </table:table-row>
        <table:table-row table:style-name="ro2">
          <table:table-cell table:formula="of:=[.A50]+0.2" office:value-type="float" office:value="4.6" calcext:value-type="float">
            <text:p>4,6</text:p>
          </table:table-cell>
          <table:table-cell table:formula="of:=COM.MICROSOFT.NORM.DIST([.A51];0;1;0)" office:value-type="float" office:value="0.0000101408520654865" calcext:value-type="float">
            <text:p>1,01408520654865E-05</text:p>
          </table:table-cell>
        </table:table-row>
        <table:table-row table:style-name="ro2">
          <table:table-cell table:formula="of:=[.A51]+0.2" office:value-type="float" office:value="4.8" calcext:value-type="float">
            <text:p>4,8</text:p>
          </table:table-cell>
          <table:table-cell table:formula="of:=COM.MICROSOFT.NORM.DIST([.A52];0;1;0)" office:value-type="float" office:value="0.00000396129909103199" calcext:value-type="float">
            <text:p>3,96129909103199E-06</text:p>
          </table:table-cell>
        </table:table-row>
        <table:table-row table:style-name="ro2">
          <table:table-cell table:formula="of:=[.A52]+0.2" office:value-type="float" office:value="5" calcext:value-type="float">
            <text:p>5</text:p>
          </table:table-cell>
          <table:table-cell table:formula="of:=COM.MICROSOFT.NORM.DIST([.A53];0;1;0)" office:value-type="float" office:value="0.00000148671951473426" calcext:value-type="float">
            <text:p>1,48671951473426E-06</text:p>
          </table:table-cell>
        </table:table-row>
        <table:table-row table:style-name="ro2" table:number-rows-repeated="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ispGraf" table:style-name="ta2">
        <table:table-column table:style-name="co1" table:number-columns-repeated="31" table:default-cell-style-name="Default"/>
        <table:table-row table:style-name="ro2" table:number-rows-repeated="4">
          <table:table-cell table:number-columns-repeated="31"/>
        </table:table-row>
        <table:table-row table:style-name="ro2">
          <table:table-cell/>
          <table:table-cell>
            <draw:frame table:end-cell-address="DispGraf.M38" table:end-x="2.165cm" table:end-y="0.286cm" draw:z-index="0" draw:style-name="gr1" draw:text-style-name="P1" svg:width="26.995cm" svg:height="15.187cm" svg:x="0.005cm" svg:y="0.001cm">
              <draw:object draw:notify-on-update-of-ranges="Dati.B2:Dati.B61 Dati.D2:Dati.D61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3"/>
          <table:table-cell>
            <draw:frame draw:z-index="2" draw:style-name="gr1" draw:text-style-name="P1" svg:width="26.995cm" svg:height="15.187cm" svg:x="2.202cm" svg:y="0.031cm">
              <draw:object draw:notify-on-update-of-ranges="Dati.B2:Dati.B61 Dati.C2:Dati.C61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4"/>
          <table:table-cell>
            <draw:frame draw:z-index="3" draw:style-name="gr1" draw:text-style-name="P1" svg:width="26.995cm" svg:height="15.187cm" svg:x="0.196cm" svg:y="0.061cm">
              <draw:object draw:notify-on-update-of-ranges="Dati.C2:Dati.C61 Dati.D2:Dati.D61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</table:table-row>
        <table:table-row table:style-name="ro2" table:number-rows-repeated="39">
          <table:table-cell table:number-columns-repeated="31"/>
        </table:table-row>
        <table:table-row table:style-name="ro2">
          <table:table-cell/>
          <table:table-cell>
            <draw:frame table:end-cell-address="DispGraf.M78" table:end-x="2.103cm" table:end-y="0.251cm" draw:z-index="1" draw:style-name="gr1" draw:text-style-name="P1" svg:width="26.933cm" svg:height="15.152cm" svg:x="0.005cm" svg:y="0.001cm">
              <draw:object draw:notify-on-update-of-ranges="Dati.D2:Dati.D61 Dati.E2:Dati.E61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3"/>
          <table:table-cell>
            <draw:frame draw:z-index="4" draw:style-name="gr1" draw:text-style-name="P1" svg:width="26.933cm" svg:height="15.152cm" svg:x="2.187cm" svg:y="0.151cm">
              <draw:object draw:notify-on-update-of-ranges="Dati.B2:Dati.B61 Dati.E2:Dati.E61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4"/>
          <table:table-cell>
            <draw:frame draw:z-index="5" draw:style-name="gr1" draw:text-style-name="P1" svg:width="26.933cm" svg:height="15.152cm" svg:x="0.145cm" svg:y="0.113cm">
              <draw:object draw:notify-on-update-of-ranges="Dati.C2:Dati.C61 Dati.E2:Dati.E61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</table:table-row>
      </table:table>
      <table:named-expressions/>
      <table:database-ranges>
        <table:database-range table:name="__Anonymous_Sheet_DB__0" table:target-range-address="Dati.A2:Dati.E6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HistoTmin.C5:HistoTmin.C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gnm="http://www.gnumeric.org/odf-extension/1.0"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Ubuntu" svg:font-family="Ubuntu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" number:min-decimal-places="1" number:min-integer-digits="1" number:grouping="true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0" number:min-decimal-places="0" number:min-integer-digits="0"/>
      <number:text>fro</number:text>
    </number:number-style>
    <number:number-style style:name="N115">
      <number:number number:decimal-places="0" number:min-decimal-places="0" number:min-integer-digits="0"/>
      <number:text>to </number:text>
    </number:number-style>
    <number:number-style style:name="N116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0"/>
    </number:number-style>
    <number:number-style style:name="N117">
      <number:number number:decimal-places="0" number:min-decimal-places="0" number:min-integer-digits="0"/>
      <style:map style:condition="value()&gt;=0" style:apply-style-name="N117P0"/>
    </number:number-style>
    <number:number-style style:name="N118">
      <number:number number:decimal-places="0" number:min-decimal-places="0" number:min-integer-digits="0"/>
      <number:text>to below  </number:text>
    </number:number-style>
    <number:percentage-style style:name="N11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0:46:32.67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5T11:10:30.139000000</dc:date>
    <dc:title>Tables</dc:title>
    <meta:creation-date>2022-10-01T17:03:23Z</meta:creation-date>
    <meta:editing-cycles>41</meta:editing-cycles>
    <meta:editing-duration>PT8H4M22S</meta:editing-duration>
    <meta:generator>LibreOffice/7.5.3.2$Windows_X86_64 LibreOffice_project/9f56dff12ba03b9acd7730a5a481eea045e468f3</meta:generator>
    <meta:document-statistic meta:table-count="6" meta:cell-count="1321" meta:object-count="1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132cm" svg:height="19.199cm" xlink:href=".." xlink:type="simple" chart:class="chart:line" chart:style-name="ch1">
        <chart:title svg:x="14.072cm" svg:y="0.519cm" chart:style-name="ch2">
          <text:p>Serie temporale temperature</text:p>
        </chart:title>
        <chart:legend chart:legend-position="end" svg:x="32.488cm" svg:y="8.793cm" style:legend-expansion="high" chart:style-name="ch3"/>
        <chart:plot-area chart:style-name="ch4" table:cell-range-address="Dati.A2:Dati.D61 Dati.B1:Dati.D1" chart:data-source-has-labels="both" svg:x="0.682cm" svg:y="1.707cm" svg:width="31.124cm" svg:height="17.109cm">
          <chart:coordinate-region svg:x="1.784cm" svg:y="1.909cm" svg:width="30.022cm" svg:height="15.414cm"/>
          <chart:axis chart:dimension="x" chart:name="primary-x" chart:style-name="ch5" chartooo:axis-type="auto">
            <chartooo:date-scale/>
            <chart:categories table:cell-range-address="Dati.A2:Dati.A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B2:Dati.B61" chart:label-cell-address="Dati.B1:Dati.B1" chart:class="chart:line">
            <chart:data-point chart:repeated="60"/>
          </chart:series>
          <chart:series chart:style-name="ch9" chart:values-cell-range-address="Dati.C2:Dati.C61" chart:label-cell-address="Dati.C1:Dati.C1" chart:class="chart:line">
            <chart:data-point chart:repeated="60"/>
          </chart:series>
          <chart:series chart:style-name="ch10" chart:values-cell-range-address="Dati.D2:Dati.D61" chart:label-cell-address="Dati.D1:Dati.D1" chart:class="chart:line">
            <chart:data-point chart:repeated="6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in</text:p>
                <draw:g>
                  <svg:desc>Dati.B1:Dati.B1</svg:desc>
                </draw:g>
              </table:table-cell>
              <table:table-cell office:value-type="string">
                <text:p>Tmed</text:p>
                <draw:g>
                  <svg:desc>Dati.C1:Dati.C1</svg:desc>
                </draw:g>
              </table:table-cell>
              <table:table-cell office:value-type="string">
                <text:p>Tmax</text:p>
                <draw:g>
                  <svg:desc>Dati.D1:Dati.D1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2:Dati.A61</svg:desc>
                </draw:g>
              </table:table-cell>
              <table:table-cell office:value-type="float" office:value="21.9">
                <text:p>21.9</text:p>
                <draw:g>
                  <svg:desc>Dati.B2:Dati.B61</svg:desc>
                </draw:g>
              </table:table-cell>
              <table:table-cell office:value-type="float" office:value="27">
                <text:p>27</text:p>
                <draw:g>
                  <svg:desc>Dati.C2:Dati.C61</svg:desc>
                </draw:g>
              </table:table-cell>
              <table:table-cell office:value-type="float" office:value="31.6">
                <text:p>31.6</text:p>
                <draw:g>
                  <svg:desc>Dati.D2:Dati.D61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25.2">
                <text:p>25.2</text:p>
              </table:table-cell>
              <table:table-cell office:value-type="float" office:value="28.2">
                <text:p>2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25.4">
                <text:p>25.4</text:p>
              </table:table-cell>
              <table:table-cell office:value-type="float" office:value="29">
                <text:p>2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25.8">
                <text:p>25.8</text:p>
              </table:table-cell>
              <table:table-cell office:value-type="float" office:value="29.6">
                <text:p>29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26">
                <text:p>26</text:p>
              </table:table-cell>
              <table:table-cell office:value-type="float" office:value="29.4">
                <text:p>29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23.4">
                <text:p>23.4</text:p>
              </table:table-cell>
              <table:table-cell office:value-type="float" office:value="26.7">
                <text:p>26.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24.1">
                <text:p>24.1</text:p>
              </table:table-cell>
              <table:table-cell office:value-type="float" office:value="27.4">
                <text:p>27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24.5">
                <text:p>24.5</text:p>
              </table:table-cell>
              <table:table-cell office:value-type="float" office:value="27.2">
                <text:p>27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24.9">
                <text:p>24.9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23.8">
                <text:p>23.8</text:p>
              </table:table-cell>
              <table:table-cell office:value-type="float" office:value="25.8">
                <text:p>2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20.7">
                <text:p>20.7</text:p>
              </table:table-cell>
              <table:table-cell office:value-type="float" office:value="24.2">
                <text:p>2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20.3">
                <text:p>20.3</text:p>
              </table:table-cell>
              <table:table-cell office:value-type="float" office:value="25.3">
                <text:p>25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22.5">
                <text:p>22.5</text:p>
              </table:table-cell>
              <table:table-cell office:value-type="float" office:value="26.8">
                <text:p>26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21.9">
                <text:p>21.9</text:p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23.6">
                <text:p>23.6</text:p>
              </table:table-cell>
              <table:table-cell office:value-type="float" office:value="26.2">
                <text:p>26.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19">
                <text:p>19</text:p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20.3">
                <text:p>20.3</text:p>
              </table:table-cell>
              <table:table-cell office:value-type="float" office:value="23.3">
                <text:p>23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20.4">
                <text:p>20.4</text:p>
              </table:table-cell>
              <table:table-cell office:value-type="float" office:value="25.5">
                <text:p>25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22.5">
                <text:p>22.5</text:p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23.5">
                <text:p>23.5</text:p>
              </table:table-cell>
              <table:table-cell office:value-type="float" office:value="26.4">
                <text:p>26.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22.8">
                <text:p>22.8</text:p>
              </table:table-cell>
              <table:table-cell office:value-type="float" office:value="25.5">
                <text:p>25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24.3">
                <text:p>24.3</text:p>
              </table:table-cell>
              <table:table-cell office:value-type="float" office:value="26.4">
                <text:p>26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24.6">
                <text:p>24.6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22.6">
                <text:p>22.6</text:p>
              </table:table-cell>
              <table:table-cell office:value-type="float" office:value="26.1">
                <text:p>26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22.1">
                <text:p>22.1</text:p>
              </table:table-cell>
              <table:table-cell office:value-type="float" office:value="25.4">
                <text:p>25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22.9">
                <text:p>22.9</text:p>
              </table:table-cell>
              <table:table-cell office:value-type="float" office:value="26.2">
                <text:p>26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23.9">
                <text:p>23.9</text:p>
              </table:table-cell>
              <table:table-cell office:value-type="float" office:value="26">
                <text:p>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21.1">
                <text:p>21.1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21.6">
                <text:p>21.6</text:p>
              </table:table-cell>
              <table:table-cell office:value-type="float" office:value="23.4">
                <text:p>23.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20.6">
                <text:p>20.6</text:p>
              </table:table-cell>
              <table:table-cell office:value-type="float" office:value="23.4">
                <text:p>23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21.5">
                <text:p>21.5</text:p>
              </table:table-cell>
              <table:table-cell office:value-type="float" office:value="24.1">
                <text:p>24.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22.5">
                <text:p>22.5</text:p>
              </table:table-cell>
              <table:table-cell office:value-type="float" office:value="24.7">
                <text:p>24.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23">
                <text:p>23</text:p>
              </table:table-cell>
              <table:table-cell office:value-type="float" office:value="25.4">
                <text:p>25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23.4">
                <text:p>23.4</text:p>
              </table:table-cell>
              <table:table-cell office:value-type="float" office:value="25.3">
                <text:p>25.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22.9">
                <text:p>22.9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21.3">
                <text:p>21.3</text:p>
              </table:table-cell>
              <table:table-cell office:value-type="float" office:value="23.9">
                <text:p>23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19.4">
                <text:p>19.4</text:p>
              </table:table-cell>
              <table:table-cell office:value-type="float" office:value="23.3">
                <text:p>2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19">
                <text:p>19</text:p>
              </table:table-cell>
              <table:table-cell office:value-type="float" office:value="22.7">
                <text:p>22.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21.1">
                <text:p>21.1</text:p>
              </table:table-cell>
              <table:table-cell office:value-type="float" office:value="23.4">
                <text:p>23.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21.4">
                <text:p>21.4</text:p>
              </table:table-cell>
              <table:table-cell office:value-type="float" office:value="24">
                <text:p>2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21.3">
                <text:p>21.3</text:p>
              </table:table-cell>
              <table:table-cell office:value-type="float" office:value="25.3">
                <text:p>25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22.3">
                <text:p>22.3</text:p>
              </table:table-cell>
              <table:table-cell office:value-type="float" office:value="25.1">
                <text:p>25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19.8">
                <text:p>19.8</text:p>
              </table:table-cell>
              <table:table-cell office:value-type="float" office:value="22.9">
                <text:p>22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13.4">
                <text:p>13.4</text:p>
              </table:table-cell>
              <table:table-cell office:value-type="float" office:value="16.7">
                <text:p>16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12">
                <text:p>12</text:p>
              </table:table-cell>
              <table:table-cell office:value-type="float" office:value="17.7">
                <text:p>17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13.6">
                <text:p>13.6</text:p>
              </table:table-cell>
              <table:table-cell office:value-type="float" office:value="19.1">
                <text:p>19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15.8">
                <text:p>15.8</text:p>
              </table:table-cell>
              <table:table-cell office:value-type="float" office:value="18.1">
                <text:p>18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4.3">
                <text:p>14.3</text:p>
              </table:table-cell>
              <table:table-cell office:value-type="float" office:value="17.2">
                <text:p>17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13.7">
                <text:p>13.7</text:p>
              </table:table-cell>
              <table:table-cell office:value-type="float" office:value="17.7">
                <text:p>17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15.9">
                <text:p>15.9</text:p>
              </table:table-cell>
              <table:table-cell office:value-type="float" office:value="18.8">
                <text:p>18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15.4">
                <text:p>15.4</text:p>
              </table:table-cell>
              <table:table-cell office:value-type="float" office:value="17.5">
                <text:p>17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14.6">
                <text:p>14.6</text:p>
              </table:table-cell>
              <table:table-cell office:value-type="float" office:value="18.5">
                <text:p>1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16.1">
                <text:p>16.1</text:p>
              </table:table-cell>
              <table:table-cell office:value-type="float" office:value="18.3">
                <text:p>18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15.7">
                <text:p>15.7</text:p>
              </table:table-cell>
              <table:table-cell office:value-type="float" office:value="17.7">
                <text:p>17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15.7">
                <text:p>15.7</text:p>
              </table:table-cell>
              <table:table-cell office:value-type="float" office:value="18.9">
                <text:p>18.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15.7">
                <text:p>15.7</text:p>
              </table:table-cell>
              <table:table-cell office:value-type="float" office:value="17.4">
                <text:p>17.4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6cm" svg:height="15.188cm" xlink:href=".." xlink:type="simple" chart:class="chart:scatter" chart:style-name="ch1">
        <chart:title svg:x="11.563cm" svg:y="0.439cm" chart:style-name="ch2">
          <text:p>Tmin contro Tmed</text:p>
        </chart:title>
        <chart:plot-area chart:style-name="ch3" table:cell-range-address="Dati.B2:Dati.C61" svg:x="0.539cm" svg:y="1.547cm" svg:width="25.918cm" svg:height="13.338cm">
          <chart:coordinate-region svg:x="1.467cm" svg:y="1.749cm" svg:width="24.65cm" svg:height="12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C2:Dati.C61" chart:class="chart:scatter">
            <chart:domain table:cell-range-address="Dati.B2:Dati.B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Dati.B2:Dati.B61</svg:desc>
                </draw:g>
              </table:table-cell>
              <table:table-cell office:value-type="float" office:value="27">
                <text:p>27</text:p>
                <draw:g>
                  <svg:desc>Dati.C2:Dati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">
                <text:p>25.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">
                <text:p>23.4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">
                <text:p>24.1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">
                <text:p>23.8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">
                <text:p>20.7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">
                <text:p>20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">
                <text:p>22.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">
                <text:p>21.9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">
                <text:p>23.6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">
                <text:p>20.3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">
                <text:p>24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">
                <text:p>22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9">
                <text:p>23.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">
                <text:p>21.1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">
                <text:p>22.8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">
                <text:p>20.6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4.1">
                <text:p>24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">
                <text:p>22.5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">
                <text:p>23.4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">
                <text:p>22.9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">
                <text:p>21.3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">
                <text:p>19.4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">
                <text:p>21.1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">
                <text:p>21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">
                <text:p>21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">
                <text:p>22.3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">
                <text:p>19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">
                <text:p>14.3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">
                <text:p>13.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">
                <text:p>14.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">
                <text:p>15.7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">
                <text:p>15.7</text:p>
              </table:table-cell>
              <table:table-cell office:value-type="float" office:value="17.4">
                <text:p>17.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6cm" svg:height="15.188cm" xlink:href=".." xlink:type="simple" chart:class="chart:scatter" chart:style-name="ch1">
        <chart:title svg:x="11.499cm" svg:y="0.439cm" chart:style-name="ch2">
          <text:p>Tmed contro Tmax</text:p>
        </chart:title>
        <chart:plot-area chart:style-name="ch3" table:cell-range-address="Dati.C2:Dati.D61" svg:x="0.539cm" svg:y="1.547cm" svg:width="25.918cm" svg:height="13.338cm">
          <chart:coordinate-region svg:x="1.467cm" svg:y="1.749cm" svg:width="24.65cm" svg:height="12.4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D2:Dati.D61" chart:class="chart:scatter">
            <chart:domain table:cell-range-address="Dati.C2:Dati.C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Dati.C2:Dati.C61</svg:desc>
                </draw:g>
              </table:table-cell>
              <table:table-cell office:value-type="float" office:value="31.6">
                <text:p>31.6</text:p>
                <draw:g>
                  <svg:desc>Dati.D2:Dati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2">
                <text:p>28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6">
                <text:p>29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7">
                <text:p>26.7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4">
                <text:p>27.4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2">
                <text:p>27.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">
                <text:p>27.2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8">
                <text:p>25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2">
                <text:p>24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">
                <text:p>25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8">
                <text:p>26.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2">
                <text:p>26.2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3">
                <text:p>23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5">
                <text:p>25.5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4">
                <text:p>26.4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">
                <text:p>25.5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4">
                <text:p>26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2">
                <text:p>27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1">
                <text:p>26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4">
                <text:p>25.4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2">
                <text:p>26.2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9">
                <text:p>23.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6">
                <text:p>23.6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4">
                <text:p>23.4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4">
                <text:p>23.4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7">
                <text:p>24.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4">
                <text:p>25.4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">
                <text:p>25.3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7">
                <text:p>24.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9">
                <text:p>23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3">
                <text:p>23.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7">
                <text:p>22.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4">
                <text:p>23.4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3">
                <text:p>25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1">
                <text:p>25.1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">
                <text:p>22.9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7">
                <text:p>17.7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1">
                <text:p>19.1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">
                <text:p>19.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1">
                <text:p>18.1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2">
                <text:p>17.2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7">
                <text:p>17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8">
                <text:p>18.8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">
                <text:p>17.5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5">
                <text:p>18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3">
                <text:p>18.3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">
                <text:p>17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9">
                <text:p>18.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4">
                <text:p>17.4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4cm" svg:height="15.153cm" xlink:href=".." xlink:type="simple" chart:class="chart:scatter" chart:style-name="ch1">
        <chart:title svg:x="11.341cm" svg:y="0.439cm" chart:style-name="ch2">
          <text:p>Pioggia contro Tmin</text:p>
        </chart:title>
        <chart:plot-area chart:style-name="ch3" table:cell-range-address="Dati.B2:Dati.B61 Dati.E2:Dati.E61" svg:x="0.538cm" svg:y="1.547cm" svg:width="25.858cm" svg:height="13.303cm">
          <chart:coordinate-region svg:x="1.466cm" svg:y="1.749cm" svg:width="24.59cm" svg:height="12.4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E2:Dati.E61" chart:class="chart:scatter">
            <chart:domain table:cell-range-address="Dati.B2:Dati.B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Dati.B2:Dati.B61</svg:desc>
                </draw:g>
              </table:table-cell>
              <table:table-cell office:value-type="float" office:value="1.2">
                <text:p>1.2</text:p>
                <draw:g>
                  <svg:desc>Dati.E2:Dati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">
                <text:p>23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">
                <text:p>2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">
                <text:p>23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">
                <text:p>2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">
                <text:p>2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">
                <text:p>22.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">
                <text:p>2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">
                <text:p>23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">
                <text:p>20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">
                <text:p>2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9">
                <text:p>2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">
                <text:p>21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">
                <text:p>2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">
                <text:p>2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">
                <text:p>2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">
                <text:p>21.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">
                <text:p>19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">
                <text:p>2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">
                <text:p>2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">
                <text:p>2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">
                <text:p>2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">
                <text:p>19.8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">
                <text:p>17.3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">
                <text:p>15.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4cm" svg:height="15.153cm" xlink:href=".." xlink:type="simple" chart:class="chart:scatter" chart:style-name="ch1">
        <chart:title svg:x="11.267cm" svg:y="0.439cm" chart:style-name="ch2">
          <text:p>Pioggia contro Tmed</text:p>
        </chart:title>
        <chart:plot-area chart:style-name="ch3" table:cell-range-address="Dati.C2:Dati.C61 Dati.E2:Dati.E61" svg:x="0.538cm" svg:y="1.547cm" svg:width="25.858cm" svg:height="13.303cm">
          <chart:coordinate-region svg:x="1.466cm" svg:y="1.749cm" svg:width="24.59cm" svg:height="12.4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E2:Dati.E61" chart:class="chart:scatter">
            <chart:domain table:cell-range-address="Dati.C2:Dati.C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Dati.C2:Dati.C61</svg:desc>
                </draw:g>
              </table:table-cell>
              <table:table-cell office:value-type="float" office:value="1.2">
                <text:p>1.2</text:p>
                <draw:g>
                  <svg:desc>Dati.E2:Dati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4">
                <text:p>29.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.7">
                <text:p>26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.8">
                <text:p>25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2">
                <text:p>2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.8">
                <text:p>26.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.1">
                <text:p>2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.2">
                <text:p>26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5">
                <text:p>24.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.3">
                <text:p>23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.2">
                <text:p>2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.1">
                <text:p>2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2">
                <text:p>2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.9">
                <text:p>23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.6">
                <text:p>2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.1">
                <text:p>2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9">
                <text:p>23.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3">
                <text:p>23.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.7">
                <text:p>2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4">
                <text:p>2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1">
                <text:p>2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.9">
                <text:p>22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7">
                <text:p>16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.4">
                <text:p>19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1">
                <text:p>18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8">
                <text:p>18.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5">
                <text:p>17.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3">
                <text:p>18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7.4">
                <text:p>17.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0">
      <style:chart-properties chart:display-label="true" chart:logarithmic="false" chart:minimum="44775" chart:maximum="44834" chart:interval-major="2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096cm" svg:height="19.178cm" xlink:href=".." xlink:type="simple" chart:class="chart:scatter" chart:column-mapping="" chart:style-name="ch1">
        <chart:title svg:x="13.938cm" svg:y="0.519cm" chart:style-name="ch2">
          <text:p>Serie temporale precipitazioni</text:p>
        </chart:title>
        <chart:legend chart:legend-position="end" svg:x="32.706cm" svg:y="9.287cm" style:legend-expansion="high" chart:style-name="ch3"/>
        <chart:plot-area chart:style-name="ch4" table:cell-range-address="Dati.A2:Dati.A61 Dati.E1:Dati.E61" chart:data-source-has-labels="both" svg:x="0.681cm" svg:y="1.707cm" svg:width="31.344cm" svg:height="17.088cm">
          <chart:coordinate-region svg:x="1.783cm" svg:y="1.909cm" svg:width="30.242cm" svg:height="15.393cm"/>
          <chart:axis chart:dimension="x" chart:name="primary-x" chart:style-name="ch5" chartooo:axis-type="auto">
            <chart:categories table:cell-range-address="Dati.A2:Dati.A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i.E2:Dati.E61" chart:label-cell-address="Dati.E1:Dati.E1" chart:class="chart:scatter">
            <chart:domain table:cell-range-address="Dati.A2:Dati.A61"/>
            <chart:data-point chart:repeated="6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tot</text:p>
                <draw:g>
                  <svg:desc>Dati.E1:Dati.E1</svg:desc>
                </draw:g>
              </table:table-cell>
            </table:table-row>
          </table:table-header-rows>
          <table:table-rows>
            <table:table-row>
              <table:table-cell office:value-type="float" office:value="44775">
                <text:p>44775</text:p>
                <draw:g>
                  <svg:desc>Dati.A2:Dati.A61</svg:desc>
                </draw:g>
              </table:table-cell>
              <table:table-cell office:value-type="float" office:value="44775">
                <text:p>44775</text:p>
                <draw:g>
                  <svg:desc>Dati.A2:Dati.A61</svg:desc>
                </draw:g>
              </table:table-cell>
              <table:table-cell office:value-type="float" office:value="1.2">
                <text:p>1.2</text:p>
                <draw:g>
                  <svg:desc>Dati.E2:Dati.E61</svg:desc>
                </draw:g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44776">
                <text:p>44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44777">
                <text:p>44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44778">
                <text:p>44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44779">
                <text:p>4477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44780">
                <text:p>447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44781">
                <text:p>44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44782">
                <text:p>4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44783">
                <text:p>44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44784">
                <text:p>447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5">
                <text:p>44785</text:p>
              </table:table-cell>
              <table:table-cell office:value-type="float" office:value="44785">
                <text:p>447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786">
                <text:p>44786</text:p>
              </table:table-cell>
              <table:table-cell office:value-type="float" office:value="44786">
                <text:p>44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7">
                <text:p>44787</text:p>
              </table:table-cell>
              <table:table-cell office:value-type="float" office:value="44787">
                <text:p>44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88">
                <text:p>44788</text:p>
              </table:table-cell>
              <table:table-cell office:value-type="float" office:value="44788">
                <text:p>447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789">
                <text:p>44789</text:p>
              </table:table-cell>
              <table:table-cell office:value-type="float" office:value="44789">
                <text:p>4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0">
                <text:p>44790</text:p>
              </table:table-cell>
              <table:table-cell office:value-type="float" office:value="44790">
                <text:p>447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44791">
                <text:p>44791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44792">
                <text:p>44792</text:p>
              </table:table-cell>
              <table:table-cell office:value-type="float" office:value="44792">
                <text:p>447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793">
                <text:p>44793</text:p>
              </table:table-cell>
              <table:table-cell office:value-type="float" office:value="44793">
                <text:p>4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4">
                <text:p>44794</text:p>
              </table:table-cell>
              <table:table-cell office:value-type="float" office:value="44794">
                <text:p>44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5">
                <text:p>44795</text:p>
              </table:table-cell>
              <table:table-cell office:value-type="float" office:value="44795">
                <text:p>44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6">
                <text:p>44796</text:p>
              </table:table-cell>
              <table:table-cell office:value-type="float" office:value="44796">
                <text:p>44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7">
                <text:p>44797</text:p>
              </table:table-cell>
              <table:table-cell office:value-type="float" office:value="44797">
                <text:p>44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44798">
                <text:p>44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99">
                <text:p>44799</text:p>
              </table:table-cell>
              <table:table-cell office:value-type="float" office:value="44799">
                <text:p>447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44800">
                <text:p>44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1">
                <text:p>44801</text:p>
              </table:table-cell>
              <table:table-cell office:value-type="float" office:value="44801">
                <text:p>44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2">
                <text:p>44802</text:p>
              </table:table-cell>
              <table:table-cell office:value-type="float" office:value="44802">
                <text:p>44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3">
                <text:p>44803</text:p>
              </table:table-cell>
              <table:table-cell office:value-type="float" office:value="44803">
                <text:p>44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4">
                <text:p>44804</text:p>
              </table:table-cell>
              <table:table-cell office:value-type="float" office:value="44804">
                <text:p>4480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44805">
                <text:p>44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6">
                <text:p>44806</text:p>
              </table:table-cell>
              <table:table-cell office:value-type="float" office:value="44806">
                <text:p>4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7">
                <text:p>44807</text:p>
              </table:table-cell>
              <table:table-cell office:value-type="float" office:value="44807">
                <text:p>44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8">
                <text:p>44808</text:p>
              </table:table-cell>
              <table:table-cell office:value-type="float" office:value="44808">
                <text:p>44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09">
                <text:p>44809</text:p>
              </table:table-cell>
              <table:table-cell office:value-type="float" office:value="44809">
                <text:p>44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0">
                <text:p>44810</text:p>
              </table:table-cell>
              <table:table-cell office:value-type="float" office:value="44810">
                <text:p>44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1">
                <text:p>44811</text:p>
              </table:table-cell>
              <table:table-cell office:value-type="float" office:value="44811">
                <text:p>44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44812">
                <text:p>44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3">
                <text:p>44813</text:p>
              </table:table-cell>
              <table:table-cell office:value-type="float" office:value="44813">
                <text:p>448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814">
                <text:p>44814</text:p>
              </table:table-cell>
              <table:table-cell office:value-type="float" office:value="44814">
                <text:p>4481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815">
                <text:p>44815</text:p>
              </table:table-cell>
              <table:table-cell office:value-type="float" office:value="44815">
                <text:p>448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6">
                <text:p>44816</text:p>
              </table:table-cell>
              <table:table-cell office:value-type="float" office:value="44816">
                <text:p>4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7">
                <text:p>44817</text:p>
              </table:table-cell>
              <table:table-cell office:value-type="float" office:value="44817">
                <text:p>44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8">
                <text:p>44818</text:p>
              </table:table-cell>
              <table:table-cell office:value-type="float" office:value="44818">
                <text:p>4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44819">
                <text:p>4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0">
                <text:p>44820</text:p>
              </table:table-cell>
              <table:table-cell office:value-type="float" office:value="44820">
                <text:p>44820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44821">
                <text:p>44821</text:p>
              </table:table-cell>
              <table:table-cell office:value-type="float" office:value="44821">
                <text:p>44821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44822">
                <text:p>44822</text:p>
              </table:table-cell>
              <table:table-cell office:value-type="float" office:value="44822">
                <text:p>44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3">
                <text:p>44823</text:p>
              </table:table-cell>
              <table:table-cell office:value-type="float" office:value="44823">
                <text:p>448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4">
                <text:p>44824</text:p>
              </table:table-cell>
              <table:table-cell office:value-type="float" office:value="44824">
                <text:p>4482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4825">
                <text:p>44825</text:p>
              </table:table-cell>
              <table:table-cell office:value-type="float" office:value="44825">
                <text:p>448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44826">
                <text:p>44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7">
                <text:p>44827</text:p>
              </table:table-cell>
              <table:table-cell office:value-type="float" office:value="44827">
                <text:p>44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28">
                <text:p>44828</text:p>
              </table:table-cell>
              <table:table-cell office:value-type="float" office:value="44828">
                <text:p>4482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4829">
                <text:p>44829</text:p>
              </table:table-cell>
              <table:table-cell office:value-type="float" office:value="44829">
                <text:p>4482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44830">
                <text:p>44830</text:p>
              </table:table-cell>
              <table:table-cell office:value-type="float" office:value="44830">
                <text:p>44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1">
                <text:p>44831</text:p>
              </table:table-cell>
              <table:table-cell office:value-type="float" office:value="44831">
                <text:p>448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4832">
                <text:p>44832</text:p>
              </table:table-cell>
              <table:table-cell office:value-type="float" office:value="44832">
                <text:p>44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44833">
                <text:p>44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34">
                <text:p>44834</text:p>
              </table:table-cell>
              <table:table-cell office:value-type="float" office:value="44834">
                <text:p>44834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67cm" svg:y="0.316cm" chart:style-name="ch2">
          <text:p>Istogramma Tmin 1-bin</text:p>
        </chart:title>
        <chart:plot-area chart:style-name="ch3" table:cell-range-address="HistoTmin.G5:HistoTmin.H25" chart:data-source-has-labels="column" svg:x="0.32cm" svg:y="1.301cm" svg:width="15.36cm" svg:height="7.519cm">
          <chart:coordinate-region svg:x="0.952cm" svg:y="1.503cm" svg:width="14.728cm" svg:height="6.664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H5:HistoTmin.H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H5:HistoTmin.H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7cm" svg:y="0.316cm" chart:style-name="ch2">
          <text:p>Ogiva Tmin 1-bin</text:p>
        </chart:title>
        <chart:plot-area chart:style-name="ch3" table:cell-range-address="HistoTmin.G5:HistoTmin.G25 HistoTmin.I5:HistoTmin.I25" chart:data-source-has-labels="column" svg:x="0.32cm" svg:y="1.301cm" svg:width="15.36cm" svg:height="7.519cm">
          <chart:coordinate-region svg:x="0.952cm" svg:y="1.503cm" svg:width="14.728cm" svg:height="6.664cm"/>
          <chart:axis chart:dimension="x" chart:name="primary-x" chart:style-name="ch4" chartooo:axis-type="auto">
            <chartooo:date-scale/>
            <chart:categories table:cell-range-address="HistoTmin.G5:HistoTmin.G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I5:HistoTmin.I25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I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G5:HistoTmin.G25</svg:desc>
                </draw:g>
              </table:table-cell>
              <table:table-cell office:value-type="float" office:value="0">
                <text:p>0</text:p>
                <draw:g>
                  <svg:desc>HistoTmin.I5:HistoTmin.I2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origin="0" chart:interval-major="1" chart:interval-minor-divisor="2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22cm" svg:height="11.262cm" xlink:href=".." xlink:type="simple" chart:class="chart:bar" chart:style-name="ch1">
        <chart:title svg:x="7.388cm" svg:y="0.361cm" chart:style-name="ch2">
          <text:p>Istogramma Tmin 0,1-bin</text:p>
        </chart:title>
        <chart:plot-area chart:style-name="ch3" table:cell-range-address="HistoTmin.L5:HistoTmin.M205" chart:data-source-has-labels="column" svg:x="0.4cm" svg:y="1.391cm" svg:width="19.222cm" svg:height="9.646cm">
          <chart:coordinate-region svg:x="0.977cm" svg:y="1.593cm" svg:width="18.645cm" svg:height="8.429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M5:HistoTmin.M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M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M5:HistoTmin.M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.9000000000001">
                <text:p>20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0000000000001">
                <text:p>21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0000000000002">
                <text:p>28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3000000000002">
                <text:p>28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163cm" svg:height="11.342cm" xlink:href=".." xlink:type="simple" chart:class="chart:bar" chart:style-name="ch1">
        <chart:title svg:x="8.061cm" svg:y="0.362cm" chart:style-name="ch2">
          <text:p>Ogiva Tmin 0,1-bin</text:p>
        </chart:title>
        <chart:plot-area chart:style-name="ch3" table:cell-range-address="HistoTmin.L5:HistoTmin.L205 HistoTmin.N5:HistoTmin.N205" chart:data-source-has-labels="column" svg:x="0.403cm" svg:y="1.393cm" svg:width="19.357cm" svg:height="9.723cm">
          <chart:coordinate-region svg:x="1.035cm" svg:y="1.595cm" svg:width="18.725cm" svg:height="8.506cm"/>
          <chart:axis chart:dimension="x" chart:name="primary-x" chart:style-name="ch4" chartooo:axis-type="auto">
            <chartooo:date-scale/>
            <chart:categories table:cell-range-address="HistoTmin.L5:HistoTmin.L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istoTmin.N5:HistoTmin.N205" chart:class="chart:bar">
            <chart:data-point chart:repeated="2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HistoTmin.L5:HistoTmin.L205</svg:desc>
                </draw:g>
              </table:table-cell>
              <table:table-cell office:value-type="float" office:value="0">
                <text:p>0</text:p>
                <draw:g>
                  <svg:desc>HistoTmin.N5:HistoTmin.N205</svg:desc>
                </draw:g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1">
                <text:p>1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7">
                <text:p>1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1">
                <text:p>13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">
                <text:p>13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.7">
                <text:p>13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3">
                <text:p>14.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1">
                <text:p>15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7">
                <text:p>1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1">
                <text:p>16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7">
                <text:p>16.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.9">
                <text:p>16.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7">
                <text:p>17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.9">
                <text:p>17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1">
                <text:p>18.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3">
                <text:p>18.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.9">
                <text:p>18.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1">
                <text:p>19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3">
                <text:p>19.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.9">
                <text:p>19.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1">
                <text:p>20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.3">
                <text:p>20.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0.7">
                <text:p>20.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0.9000000000001">
                <text:p>20.9000000000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0000000000001">
                <text:p>21.00000000000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.1000000000001">
                <text:p>21.1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2000000000001">
                <text:p>21.20000000000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1.3000000000001">
                <text:p>21.30000000000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1.4000000000001">
                <text:p>21.40000000000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1.5000000000001">
                <text:p>21.50000000000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1.6000000000001">
                <text:p>21.6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7000000000001">
                <text:p>21.7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8000000000001">
                <text:p>21.80000000000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1.9000000000001">
                <text:p>21.9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0000000000001">
                <text:p>22.00000000000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2.1000000000001">
                <text:p>22.1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2000000000001">
                <text:p>22.20000000000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2.3000000000001">
                <text:p>22.3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4000000000001">
                <text:p>22.40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2.5000000000001">
                <text:p>22.500000000000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2.6000000000001">
                <text:p>22.6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7000000000001">
                <text:p>22.70000000000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2.8000000000001">
                <text:p>22.800000000000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2.9000000000001">
                <text:p>22.9000000000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3.0000000000001">
                <text:p>23.0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1000000000001">
                <text:p>23.1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2000000000001">
                <text:p>23.2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3000000000001">
                <text:p>23.300000000000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3.4000000000001">
                <text:p>23.400000000000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.5000000000001">
                <text:p>23.500000000000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3.6000000000001">
                <text:p>23.6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7000000000001">
                <text:p>23.700000000000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23.8000000000001">
                <text:p>23.80000000000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3.9000000000001">
                <text:p>23.9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0000000000001">
                <text:p>24.00000000000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4.1000000000001">
                <text:p>24.1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2000000000001">
                <text:p>24.20000000000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.3000000000001">
                <text:p>24.3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4000000000001">
                <text:p>24.400000000000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4.5000000000001">
                <text:p>24.500000000000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4.6000000000001">
                <text:p>24.60000000000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24.7000000000001">
                <text:p>24.7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8000000000001">
                <text:p>24.80000000000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4.9000000000001">
                <text:p>24.900000000000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.0000000000001">
                <text:p>25.0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1000000000001">
                <text:p>25.10000000000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25.2000000000001">
                <text:p>25.2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3000000000001">
                <text:p>25.300000000000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25.4000000000001">
                <text:p>25.4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5000000000001">
                <text:p>25.5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6000000000001">
                <text:p>25.6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7000000000001">
                <text:p>25.70000000000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5.8000000000001">
                <text:p>25.8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5.9000000000001">
                <text:p>25.900000000000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6.0000000000001">
                <text:p>26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1000000000001">
                <text:p>26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2000000000001">
                <text:p>26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3000000000001">
                <text:p>26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4000000000001">
                <text:p>26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5000000000001">
                <text:p>26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6000000000001">
                <text:p>26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7000000000001">
                <text:p>26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8000000000001">
                <text:p>26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.9000000000001">
                <text:p>26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0000000000001">
                <text:p>27.0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1000000000001">
                <text:p>27.1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2000000000001">
                <text:p>27.2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3000000000001">
                <text:p>27.3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4000000000001">
                <text:p>27.4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5000000000001">
                <text:p>27.5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6000000000001">
                <text:p>27.6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7000000000001">
                <text:p>27.7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8000000000001">
                <text:p>27.8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.9000000000001">
                <text:p>27.900000000000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0000000000002">
                <text:p>28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1000000000002">
                <text:p>28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2000000000002">
                <text:p>28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3000000000002">
                <text:p>28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4000000000002">
                <text:p>28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5000000000002">
                <text:p>28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6000000000002">
                <text:p>28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7000000000002">
                <text:p>28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8000000000002">
                <text:p>28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.9000000000002">
                <text:p>28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0000000000002">
                <text:p>29.0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1000000000002">
                <text:p>29.1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2000000000002">
                <text:p>29.2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3000000000002">
                <text:p>29.3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4000000000002">
                <text:p>29.4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5000000000002">
                <text:p>29.5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6000000000002">
                <text:p>29.6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7000000000002">
                <text:p>29.7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8000000000002">
                <text:p>29.8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9.9000000000002">
                <text:p>29.900000000000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.0000000000002">
                <text:p>30.0000000000002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98cm" svg:height="15.186cm" xlink:href=".." xlink:type="simple" chart:class="chart:scatter" chart:style-name="ch1">
        <chart:title svg:x="11.574cm" svg:y="0.439cm" chart:style-name="ch2">
          <text:p>Tmax contro Tmin</text:p>
        </chart:title>
        <chart:plot-area chart:style-name="ch3" table:cell-range-address="Dati.B2:Dati.B61 Dati.D2:Dati.D61" svg:x="0.539cm" svg:y="1.547cm" svg:width="25.92cm" svg:height="13.336cm">
          <chart:coordinate-region svg:x="1.467cm" svg:y="1.749cm" svg:width="24.652cm" svg:height="12.4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D2:Dati.D61" chart:class="chart:scatter">
            <chart:domain table:cell-range-address="Dati.B2:Dati.B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9">
                <text:p>21.9</text:p>
                <draw:g>
                  <svg:desc>Dati.B2:Dati.B61</svg:desc>
                </draw:g>
              </table:table-cell>
              <table:table-cell office:value-type="float" office:value="31.6">
                <text:p>31.6</text:p>
                <draw:g>
                  <svg:desc>Dati.D2:Dati.D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4">
                <text:p>25.4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4">
                <text:p>23.4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.1">
                <text:p>24.1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">
                <text:p>24.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9">
                <text:p>24.9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">
                <text:p>23.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7">
                <text:p>20.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3">
                <text:p>20.3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.5">
                <text:p>22.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9">
                <text:p>21.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6">
                <text:p>23.6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.3">
                <text:p>20.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4">
                <text:p>20.4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.5">
                <text:p>22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5">
                <text:p>23.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.3">
                <text:p>24.3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6">
                <text:p>24.6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1">
                <text:p>22.1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9">
                <text:p>22.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.9">
                <text:p>23.9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.1">
                <text:p>21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.8">
                <text:p>22.8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6">
                <text:p>21.6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6">
                <text:p>20.6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">
                <text:p>21.5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.5">
                <text:p>22.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">
                <text:p>23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4">
                <text:p>23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9">
                <text:p>22.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.3">
                <text:p>21.3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4">
                <text:p>19.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1">
                <text:p>21.1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4">
                <text:p>21.4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.3">
                <text:p>21.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3">
                <text:p>22.3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.8">
                <text:p>19.8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4">
                <text:p>13.4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6">
                <text:p>13.6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3">
                <text:p>17.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">
                <text:p>15.8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3">
                <text:p>14.3</text:p>
              </table:table-cell>
              <table:table-cell office:value-type="float" office:value="19.9">
                <text:p>19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7">
                <text:p>13.7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">
                <text:p>15.9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6">
                <text:p>14.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1">
                <text:p>16.1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7">
                <text:p>15.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7">
                <text:p>15.7</text:p>
              </table:table-cell>
              <table:table-cell office:value-type="float" office:value="19.7">
                <text:p>19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2">
      <number:number number:decimal-places="1" number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934cm" svg:height="15.153cm" xlink:href=".." xlink:type="simple" chart:class="chart:scatter" chart:style-name="ch1">
        <chart:title svg:x="11.278cm" svg:y="0.439cm" chart:style-name="ch2">
          <text:p>Pioggia contro Tmax</text:p>
        </chart:title>
        <chart:plot-area chart:style-name="ch3" table:cell-range-address="Dati.D2:Dati.E61" svg:x="0.538cm" svg:y="1.547cm" svg:width="25.858cm" svg:height="13.303cm">
          <chart:coordinate-region svg:x="1.466cm" svg:y="1.749cm" svg:width="24.59cm" svg:height="12.4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i.E2:Dati.E61" chart:class="chart:scatter">
            <chart:domain table:cell-range-address="Dati.D2:Dati.D61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.6">
                <text:p>31.6</text:p>
                <draw:g>
                  <svg:desc>Dati.D2:Dati.D61</svg:desc>
                </draw:g>
              </table:table-cell>
              <table:table-cell office:value-type="float" office:value="1.2">
                <text:p>1.2</text:p>
                <draw:g>
                  <svg:desc>Dati.E2:Dati.E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2">
                <text:p>3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.7">
                <text:p>3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1">
                <text:p>34.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2">
                <text:p>29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.1">
                <text:p>3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.4">
                <text:p>2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9">
                <text:p>2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">
                <text:p>29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.3">
                <text:p>28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.2">
                <text:p>26.2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.4">
                <text:p>26.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3">
                <text:p>3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3">
                <text:p>29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.6">
                <text:p>2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.7">
                <text:p>3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3">
                <text:p>3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.4">
                <text:p>3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8">
                <text:p>27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.2">
                <text:p>29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8">
                <text:p>2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.2">
                <text:p>26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.3">
                <text:p>25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8">
                <text:p>25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.9">
                <text:p>25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.6">
                <text:p>2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.4">
                <text:p>2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.7">
                <text:p>2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.2">
                <text:p>27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.5">
                <text:p>27.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4">
                <text:p>25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.1">
                <text:p>26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.9">
                <text:p>26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5">
                <text:p>2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1">
                <text:p>3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.2">
                <text:p>27.2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.7">
                <text:p>20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3">
                <text:p>2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7">
                <text:p>2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.9">
                <text:p>19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9">
                <text:p>19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.2">
                <text:p>2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.7">
                <text:p>21.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.6">
                <text:p>19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.3">
                <text:p>20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.2">
                <text:p>2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7">
                <text:p>19.7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HistoNormal.A3:HistoNormal.B53" chart:data-source-has-labels="column" svg:x="0.32cm" svg:y="0.18cm" svg:width="15.36cm" svg:height="8.64cm">
          <chart:coordinate-region svg:x="1.248cm" svg:y="0.382cm" svg:width="14.432cm" svg:height="5.582cm"/>
          <chart:axis chart:dimension="x" chart:name="primary-x" chart:style-name="ch3" chartooo:axis-type="auto">
            <chartooo:date-scale/>
            <chart:categories table:cell-range-address="HistoNormal.A3:HistoNormal.A5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HistoNormal.B3:HistoNormal.B53" chart:class="chart:bar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float" office:value="-5">
                <text:p>-5</text:p>
                <draw:g>
                  <svg:desc>HistoNormal.A3:HistoNormal.A53</svg:desc>
                </draw:g>
              </table:table-cell>
              <table:table-cell office:value-type="float" office:value="0.0000014867195147343">
                <text:p>0.0000014867195147343</text:p>
                <draw:g>
                  <svg:desc>HistoNormal.B3:HistoNormal.B53</svg:desc>
                </draw:g>
              </table:table-cell>
            </table:table-row>
            <table:table-row>
              <table:table-cell office:value-type="float" office:value="-4.8">
                <text:p>-4.8</text:p>
              </table:table-cell>
              <table:table-cell office:value-type="float" office:value="0.00000396129909103208">
                <text:p>0.00000396129909103208</text:p>
              </table:table-cell>
            </table:table-row>
            <table:table-row>
              <table:table-cell office:value-type="float" office:value="-4.6">
                <text:p>-4.6</text:p>
              </table:table-cell>
              <table:table-cell office:value-type="float" office:value="0.0000101408520654868">
                <text:p>0.0000101408520654868</text:p>
              </table:table-cell>
            </table:table-row>
            <table:table-row>
              <table:table-cell office:value-type="float" office:value="-4.4">
                <text:p>-4.4</text:p>
              </table:table-cell>
              <table:table-cell office:value-type="float" office:value="0.0000249424712900536">
                <text:p>0.0000249424712900536</text:p>
              </table:table-cell>
            </table:table-row>
            <table:table-row>
              <table:table-cell office:value-type="float" office:value="-4.2">
                <text:p>-4.2</text:p>
              </table:table-cell>
              <table:table-cell office:value-type="float" office:value="0.0000589430677565401">
                <text:p>0.000058943067756540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0133830225764886">
                <text:p>0.000133830225764886</text:p>
              </table:table-cell>
            </table:table-row>
            <table:table-row>
              <table:table-cell office:value-type="float" office:value="-3.8">
                <text:p>-3.8</text:p>
              </table:table-cell>
              <table:table-cell office:value-type="float" office:value="0.000291946925791461">
                <text:p>0.000291946925791461</text:p>
              </table:table-cell>
            </table:table-row>
            <table:table-row>
              <table:table-cell office:value-type="float" office:value="-3.6">
                <text:p>-3.6</text:p>
              </table:table-cell>
              <table:table-cell office:value-type="float" office:value="0.000611901930113775">
                <text:p>0.000611901930113775</text:p>
              </table:table-cell>
            </table:table-row>
            <table:table-row>
              <table:table-cell office:value-type="float" office:value="-3.4">
                <text:p>-3.4</text:p>
              </table:table-cell>
              <table:table-cell office:value-type="float" office:value="0.00123221916847303">
                <text:p>0.00123221916847303</text:p>
              </table:table-cell>
            </table:table-row>
            <table:table-row>
              <table:table-cell office:value-type="float" office:value="-3.2">
                <text:p>-3.2</text:p>
              </table:table-cell>
              <table:table-cell office:value-type="float" office:value="0.00238408820146486">
                <text:p>0.00238408820146486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0443184841193803">
                <text:p>0.00443184841193803</text:p>
              </table:table-cell>
            </table:table-row>
            <table:table-row>
              <table:table-cell office:value-type="float" office:value="-2.8">
                <text:p>-2.8</text:p>
              </table:table-cell>
              <table:table-cell office:value-type="float" office:value="0.00791545158298001">
                <text:p>0.00791545158298001</text:p>
              </table:table-cell>
            </table:table-row>
            <table:table-row>
              <table:table-cell office:value-type="float" office:value="-2.6">
                <text:p>-2.6</text:p>
              </table:table-cell>
              <table:table-cell office:value-type="float" office:value="0.0135829692336857">
                <text:p>0.0135829692336857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0.022394530294843">
                <text:p>0.022394530294843</text:p>
              </table:table-cell>
            </table:table-row>
            <table:table-row>
              <table:table-cell office:value-type="float" office:value="-2.2">
                <text:p>-2.2</text:p>
              </table:table-cell>
              <table:table-cell office:value-type="float" office:value="0.0354745928462316">
                <text:p>0.0354745928462316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539909665131883">
                <text:p>0.0539909665131883</text:p>
              </table:table-cell>
            </table:table-row>
            <table:table-row>
              <table:table-cell office:value-type="float" office:value="-1.8">
                <text:p>-1.8</text:p>
              </table:table-cell>
              <table:table-cell office:value-type="float" office:value="0.0789501583008945">
                <text:p>0.0789501583008945</text:p>
              </table:table-cell>
            </table:table-row>
            <table:table-row>
              <table:table-cell office:value-type="float" office:value="-1.6">
                <text:p>-1.6</text:p>
              </table:table-cell>
              <table:table-cell office:value-type="float" office:value="0.110920834679456">
                <text:p>0.110920834679456</text:p>
              </table:table-cell>
            </table:table-row>
            <table:table-row>
              <table:table-cell office:value-type="float" office:value="-1.4">
                <text:p>-1.4</text:p>
              </table:table-cell>
              <table:table-cell office:value-type="float" office:value="0.149727465635745">
                <text:p>0.149727465635745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0.194186054983213">
                <text:p>0.194186054983213</text:p>
              </table:table-cell>
            </table:table-row>
            <table:table-row>
              <table:table-cell office:value-type="float" office:value="-0.999999999999998">
                <text:p>-0.999999999999998</text:p>
              </table:table-cell>
              <table:table-cell office:value-type="float" office:value="0.241970724519144">
                <text:p>0.241970724519144</text:p>
              </table:table-cell>
            </table:table-row>
            <table:table-row>
              <table:table-cell office:value-type="float" office:value="-0.799999999999998">
                <text:p>-0.799999999999998</text:p>
              </table:table-cell>
              <table:table-cell office:value-type="float" office:value="0.289691552761483">
                <text:p>0.289691552761483</text:p>
              </table:table-cell>
            </table:table-row>
            <table:table-row>
              <table:table-cell office:value-type="float" office:value="-0.599999999999998">
                <text:p>-0.599999999999998</text:p>
              </table:table-cell>
              <table:table-cell office:value-type="float" office:value="0.3332246028918">
                <text:p>0.3332246028918</text:p>
              </table:table-cell>
            </table:table-row>
            <table:table-row>
              <table:table-cell office:value-type="float" office:value="-0.399999999999998">
                <text:p>-0.399999999999998</text:p>
              </table:table-cell>
              <table:table-cell office:value-type="float" office:value="0.368270140303324">
                <text:p>0.368270140303324</text:p>
              </table:table-cell>
            </table:table-row>
            <table:table-row>
              <table:table-cell office:value-type="float" office:value="-0.199999999999998">
                <text:p>-0.199999999999998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2.16493489801906E-015">
                <text:p>2.16493489801906E-015</text:p>
              </table:table-cell>
              <table:table-cell office:value-type="float" office:value="0.398942280401433">
                <text:p>0.398942280401433</text:p>
              </table:table-cell>
            </table:table-row>
            <table:table-row>
              <table:table-cell office:value-type="float" office:value="0.200000000000002">
                <text:p>0.200000000000002</text:p>
              </table:table-cell>
              <table:table-cell office:value-type="float" office:value="0.391042693975456">
                <text:p>0.391042693975456</text:p>
              </table:table-cell>
            </table:table-row>
            <table:table-row>
              <table:table-cell office:value-type="float" office:value="0.400000000000002">
                <text:p>0.400000000000002</text:p>
              </table:table-cell>
              <table:table-cell office:value-type="float" office:value="0.368270140303323">
                <text:p>0.368270140303323</text:p>
              </table:table-cell>
            </table:table-row>
            <table:table-row>
              <table:table-cell office:value-type="float" office:value="0.600000000000002">
                <text:p>0.600000000000002</text:p>
              </table:table-cell>
              <table:table-cell office:value-type="float" office:value="0.333224602891799">
                <text:p>0.333224602891799</text:p>
              </table:table-cell>
            </table:table-row>
            <table:table-row>
              <table:table-cell office:value-type="float" office:value="0.800000000000002">
                <text:p>0.800000000000002</text:p>
              </table:table-cell>
              <table:table-cell office:value-type="float" office:value="0.289691552761482">
                <text:p>0.28969155276148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41970724519143">
                <text:p>0.241970724519143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194186054983212">
                <text:p>0.19418605498321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149727465635744">
                <text:p>0.149727465635744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0.110920834679455">
                <text:p>0.11092083467945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0.0789501583008939">
                <text:p>0.07895015830089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39909665131878">
                <text:p>0.0539909665131878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0.0354745928462313">
                <text:p>0.0354745928462313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0.0223945302948428">
                <text:p>0.022394530294842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0.0135829692336855">
                <text:p>0.0135829692336855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0.0079154515829799">
                <text:p>0.007915451582979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443184841193796">
                <text:p>0.00443184841193796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0.00238408820146482">
                <text:p>0.00238408820146482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0.001232219168473">
                <text:p>0.001232219168473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0.000611901930113764">
                <text:p>0.000611901930113764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0.000291946925791456">
                <text:p>0.0002919469257914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33830225764883">
                <text:p>0.000133830225764883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0.0000589430677565389">
                <text:p>0.000058943067756538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000249424712900531">
                <text:p>0.0000249424712900531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0.0000101408520654865">
                <text:p>0.000010140852065486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0000396129909103199">
                <text:p>0.000003961299091031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48671951473426">
                <text:p>0.000001486719514734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